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0000000001B0000001A5935B29F626FA184.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6" style:family="table">
      <style:table-properties style:width="16.702cm" fo:margin-left="0cm" fo:margin-right="0cm" fo:margin-top="0.199cm" fo:margin-bottom="0.4cm" table:align="margins" style:may-break-between-rows="true"/>
    </style:style>
    <style:style style:name="Table6.A" style:family="table-column">
      <style:table-column-properties style:column-width="3.33cm" style:rel-column-width="13068*"/>
    </style:style>
    <style:style style:name="Table6.B" style:family="table-column">
      <style:table-column-properties style:column-width="13.372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702cm" fo:margin-left="0cm" fo:margin-right="0cm" fo:margin-top="0.199cm" fo:margin-bottom="0.4cm" table:align="margins" style:may-break-between-rows="true"/>
    </style:style>
    <style:style style:name="Table5.A" style:family="table-column">
      <style:table-column-properties style:column-width="3.328cm" style:rel-column-width="13062*"/>
    </style:style>
    <style:style style:name="Table5.B" style:family="table-column">
      <style:table-column-properties style:column-width="13.374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28cm" style:rel-column-width="13062*"/>
    </style:style>
    <style:style style:name="Table9.B" style:family="table-column">
      <style:table-column-properties style:column-width="13.374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27cm" style:rel-column-width="13055*"/>
    </style:style>
    <style:style style:name="Table10.B" style:family="table-column">
      <style:table-column-properties style:column-width="13.376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6.702cm" fo:margin-left="0cm" fo:margin-right="0cm" fo:margin-top="0.199cm" fo:margin-bottom="0.4cm" table:align="margins" style:may-break-between-rows="true"/>
    </style:style>
    <style:style style:name="Table7.A" style:family="table-column">
      <style:table-column-properties style:column-width="3.328cm" style:rel-column-width="13062*"/>
    </style:style>
    <style:style style:name="Table7.B" style:family="table-column">
      <style:table-column-properties style:column-width="13.374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688cm" fo:margin-left="0cm" fo:margin-right="0.014cm" fo:margin-top="0.199cm" fo:margin-bottom="0.4cm" table:align="margins" style:may-break-between-rows="true"/>
    </style:style>
    <style:style style:name="Table11.A" style:family="table-column">
      <style:table-column-properties style:column-width="3.318cm" style:rel-column-width="13032*"/>
    </style:style>
    <style:style style:name="Table11.B" style:family="table-column">
      <style:table-column-properties style:column-width="13.37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6.702cm" fo:margin-left="0cm" fo:margin-right="0cm" fo:margin-top="0.199cm" fo:margin-bottom="0.4cm" table:align="margins" style:may-break-between-rows="true"/>
    </style:style>
    <style:style style:name="Table12.A" style:family="table-column">
      <style:table-column-properties style:column-width="3.328cm" style:rel-column-width="13062*"/>
    </style:style>
    <style:style style:name="Table12.B" style:family="table-column">
      <style:table-column-properties style:column-width="13.374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6.702cm" fo:margin-left="0cm" fo:margin-right="0cm" fo:margin-top="0.199cm" fo:margin-bottom="0.4cm" table:align="margins" style:may-break-between-rows="true"/>
    </style:style>
    <style:style style:name="Table13.A" style:family="table-column">
      <style:table-column-properties style:column-width="3.328cm" style:rel-column-width="13062*"/>
    </style:style>
    <style:style style:name="Table13.B" style:family="table-column">
      <style:table-column-properties style:column-width="13.374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688cm" fo:margin-left="0cm" fo:margin-right="0.014cm" fo:margin-top="0.199cm" fo:margin-bottom="0.4cm" table:align="margins" style:may-break-between-rows="true"/>
    </style:style>
    <style:style style:name="Table14.A" style:family="table-column">
      <style:table-column-properties style:column-width="3.313cm" style:rel-column-width="13011*"/>
    </style:style>
    <style:style style:name="Table14.B" style:family="table-column">
      <style:table-column-properties style:column-width="13.376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6.702cm" fo:margin-left="0cm" fo:margin-right="0cm" fo:margin-top="0.199cm" fo:margin-bottom="0.4cm" table:align="margins" style:may-break-between-rows="true"/>
    </style:style>
    <style:style style:name="Table15.A" style:family="table-column">
      <style:table-column-properties style:column-width="3.328cm" style:rel-column-width="13062*"/>
    </style:style>
    <style:style style:name="Table15.B" style:family="table-column">
      <style:table-column-properties style:column-width="13.374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7cm" fo:margin-left="0cm" fo:margin-right="0.005cm" fo:margin-top="0.199cm" fo:margin-bottom="0.4cm" table:align="margins" style:may-break-between-rows="true"/>
    </style:style>
    <style:style style:name="Table1.A" style:family="table-column">
      <style:table-column-properties style:column-width="3.321cm" style:rel-column-width="13038*"/>
    </style:style>
    <style:style style:name="Table1.B" style:family="table-column">
      <style:table-column-properties style:column-width="13.376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702cm" fo:margin-left="0cm" fo:margin-right="0cm" fo:margin-top="0.199cm" fo:margin-bottom="0.4cm" table:align="margins" style:may-break-between-rows="false"/>
    </style:style>
    <style:style style:name="Table4.A" style:family="table-column">
      <style:table-column-properties style:column-width="3.33cm" style:rel-column-width="13068*"/>
    </style:style>
    <style:style style:name="Table4.B" style:family="table-column">
      <style:table-column-properties style:column-width="13.372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2cm" fo:margin-left="0cm" fo:margin-right="0cm" fo:margin-top="0.199cm" fo:margin-bottom="0.4cm" table:align="margins" style:may-break-between-rows="true"/>
    </style:style>
    <style:style style:name="Table8.A" style:family="table-column">
      <style:table-column-properties style:column-width="3.327cm" style:rel-column-width="13055*"/>
    </style:style>
    <style:style style:name="Table8.B" style:family="table-column">
      <style:table-column-properties style:column-width="13.376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2.887cm" fo:margin-left="0.016cm" fo:margin-right="3.799cm" fo:margin-top="0.199cm" fo:margin-bottom="0.4cm" table:align="margins" style:may-break-between-rows="true"/>
    </style:style>
    <style:style style:name="Table29.A" style:family="table-column">
      <style:table-column-properties style:column-width="11.061cm" style:rel-column-width="56250*"/>
    </style:style>
    <style:style style:name="Table29.B" style:family="table-column">
      <style:table-column-properties style:column-width="1.826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6.702cm" fo:margin-left="0cm" fo:margin-right="0cm" fo:margin-top="0.199cm" fo:margin-bottom="0.4cm" table:align="margins" style:may-break-between-rows="true"/>
    </style:style>
    <style:style style:name="Table16.A" style:family="table-column">
      <style:table-column-properties style:column-width="3.327cm" style:rel-column-width="13055*"/>
    </style:style>
    <style:style style:name="Table16.B" style:family="table-column">
      <style:table-column-properties style:column-width="13.376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693cm" fo:margin-left="0cm" fo:margin-right="0.009cm" fo:margin-top="0.199cm" fo:margin-bottom="0.4cm" table:align="margins" style:may-break-between-rows="true"/>
    </style:style>
    <style:style style:name="Table17.A" style:family="table-column">
      <style:table-column-properties style:column-width="3.318cm" style:rel-column-width="13028*"/>
    </style:style>
    <style:style style:name="Table17.B" style:family="table-column">
      <style:table-column-properties style:column-width="13.376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688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18cm" style:rel-column-width="13032*"/>
    </style:style>
    <style:style style:name="Table18.B" style:family="table-column">
      <style:table-column-properties style:column-width="13.37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2" style:family="table-row">
      <style:table-row-properties fo:background-color="transparent" fo:keep-together="always">
        <style:background-image/>
      </style:table-row-properties>
    </style:style>
    <style:style style:name="Table19" style:family="table">
      <style:table-properties style:width="16.685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09cm" style:rel-column-width="13000*"/>
    </style:style>
    <style:style style:name="Table19.B" style:family="table-column">
      <style:table-column-properties style:column-width="13.376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693cm" fo:margin-left="0cm" fo:margin-right="0.009cm" fo:margin-top="0.199cm" fo:margin-bottom="0.4cm" table:align="margins" style:may-break-between-rows="true"/>
    </style:style>
    <style:style style:name="Table20.A" style:family="table-column">
      <style:table-column-properties style:column-width="3.318cm" style:rel-column-width="13028*"/>
    </style:style>
    <style:style style:name="Table20.B" style:family="table-column">
      <style:table-column-properties style:column-width="13.376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688cm" fo:margin-left="0cm" fo:margin-right="0.014cm" fo:margin-top="0.199cm" fo:margin-bottom="0.4cm" table:align="margins" style:may-break-between-rows="true"/>
    </style:style>
    <style:style style:name="Table21.A" style:family="table-column">
      <style:table-column-properties style:column-width="3.318cm" style:rel-column-width="13032*"/>
    </style:style>
    <style:style style:name="Table21.B" style:family="table-column">
      <style:table-column-properties style:column-width="13.37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6.702cm" fo:margin-left="0cm" fo:margin-right="0cm" fo:margin-top="0.199cm" fo:margin-bottom="0.4cm" table:align="margins" style:may-break-between-rows="true"/>
    </style:style>
    <style:style style:name="Table22.A" style:family="table-column">
      <style:table-column-properties style:column-width="3.327cm" style:rel-column-width="13055*"/>
    </style:style>
    <style:style style:name="Table22.B" style:family="table-column">
      <style:table-column-properties style:column-width="13.376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693cm" fo:margin-left="0.074cm" fo:margin-right="-0.065cm" fo:margin-top="0.199cm" fo:margin-bottom="0.4cm" table:align="margins" style:may-break-between-rows="true"/>
    </style:style>
    <style:style style:name="Table23.A" style:family="table-column">
      <style:table-column-properties style:column-width="3.318cm" style:rel-column-width="13028*"/>
    </style:style>
    <style:style style:name="Table23.B" style:family="table-column">
      <style:table-column-properties style:column-width="13.376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693cm" fo:margin-left="0cm" fo:margin-right="0.009cm" fo:margin-top="0.199cm" fo:margin-bottom="0.4cm" table:align="margins" style:may-break-between-rows="true"/>
    </style:style>
    <style:style style:name="Table24.A" style:family="table-column">
      <style:table-column-properties style:column-width="3.318cm" style:rel-column-width="13028*"/>
    </style:style>
    <style:style style:name="Table24.B" style:family="table-column">
      <style:table-column-properties style:column-width="13.376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697cm" fo:margin-left="0cm" fo:margin-right="0.005cm" fo:margin-top="0.199cm" fo:margin-bottom="0.4cm" table:align="margins" style:may-break-between-rows="true"/>
    </style:style>
    <style:style style:name="Table25.A" style:family="table-column">
      <style:table-column-properties style:column-width="3.321cm" style:rel-column-width="13038*"/>
    </style:style>
    <style:style style:name="Table25.B" style:family="table-column">
      <style:table-column-properties style:column-width="13.376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693cm" fo:margin-left="0cm" fo:margin-right="0.009cm" fo:margin-top="0.199cm" fo:margin-bottom="0.4cm" table:align="margins" style:may-break-between-rows="true"/>
    </style:style>
    <style:style style:name="Table26.A" style:family="table-column">
      <style:table-column-properties style:column-width="3.318cm" style:rel-column-width="13028*"/>
    </style:style>
    <style:style style:name="Table26.B" style:family="table-column">
      <style:table-column-properties style:column-width="13.376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697cm" fo:margin-left="0cm" fo:margin-right="0.005cm" fo:margin-top="0.199cm" fo:margin-bottom="0.4cm" table:align="margins" style:may-break-between-rows="false"/>
    </style:style>
    <style:style style:name="Table27.A" style:family="table-column">
      <style:table-column-properties style:column-width="3.321cm" style:rel-column-width="13038*"/>
    </style:style>
    <style:style style:name="Table27.B" style:family="table-column">
      <style:table-column-properties style:column-width="13.376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697cm" fo:margin-left="0cm" fo:margin-right="0.005cm" fo:margin-top="0.199cm" fo:margin-bottom="0.4cm" table:align="margins" style:may-break-between-rows="true"/>
    </style:style>
    <style:style style:name="Table28.A" style:family="table-column">
      <style:table-column-properties style:column-width="3.321cm" style:rel-column-width="13038*"/>
    </style:style>
    <style:style style:name="Table28.B" style:family="table-column">
      <style:table-column-properties style:column-width="13.376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1" fo:font-size="10.5pt" officeooo:rsid="00628b4f" officeooo:paragraph-rsid="00628b4f" style:font-size-asian="10.5pt"/>
    </style:style>
    <style:style style:name="P6" style:family="paragraph" style:parent-style-name="Table_20_Contents">
      <style:text-properties style:font-name="Liberation Sans1" fo:font-size="10.5pt" officeooo:rsid="00628b4f" officeooo:paragraph-rsid="00772d9f" style:font-size-asian="10.5pt"/>
    </style:style>
    <style:style style:name="P7" style:family="paragraph" style:parent-style-name="Table_20_Contents">
      <style:text-properties style:font-name="Liberation Sans1" fo:font-size="10.5pt" officeooo:rsid="00768bc1" officeooo:paragraph-rsid="00772d9f" style:font-size-asian="10.5pt"/>
    </style:style>
    <style:style style:name="P8" style:family="paragraph" style:parent-style-name="Table_20_Contents">
      <style:text-properties style:font-name="Liberation Sans1" fo:font-size="10.5pt" officeooo:rsid="008b0406" officeooo:paragraph-rsid="00772d9f" style:font-size-asian="10.5pt"/>
    </style:style>
    <style:style style:name="P9" style:family="paragraph" style:parent-style-name="Table_20_Contents">
      <style:text-properties style:font-name="Liberation Sans3" officeooo:rsid="00628b4f" officeooo:paragraph-rsid="00628b4f" style:font-name-asian="Liberation Sans3" style:font-name-complex="Liberation Sans3"/>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officeooo:paragraph-rsid="008a44c1"/>
    </style:style>
    <style:style style:name="P22" style:family="paragraph" style:parent-style-name="Table_20_Contents">
      <style:text-properties officeooo:rsid="008b0406" officeooo:paragraph-rsid="00772d9f"/>
    </style:style>
    <style:style style:name="P23" style:family="paragraph" style:parent-style-name="Table_20_Contents">
      <style:text-properties officeooo:paragraph-rsid="00a0cc5e"/>
    </style:style>
    <style:style style:name="P24" style:family="paragraph" style:parent-style-name="Table_20_Contents">
      <style:text-properties officeooo:rsid="00a0cc5e" officeooo:paragraph-rsid="00a0cc5e"/>
    </style:style>
    <style:style style:name="P25" style:family="paragraph" style:parent-style-name="Table_20_Contents">
      <style:text-properties officeooo:paragraph-rsid="00a2ad7f"/>
    </style:style>
    <style:style style:name="P26" style:family="paragraph" style:parent-style-name="Table_20_Contents">
      <style:text-properties officeooo:paragraph-rsid="00a35245"/>
    </style:style>
    <style:style style:name="P27" style:family="paragraph" style:parent-style-name="Table_20_Contents">
      <style:text-properties officeooo:rsid="00a35245" officeooo:paragraph-rsid="00a35245"/>
    </style:style>
    <style:style style:name="P28" style:family="paragraph" style:parent-style-name="Table_20_Contents">
      <style:text-properties officeooo:rsid="00a65295"/>
    </style:style>
    <style:style style:name="P29" style:family="paragraph" style:parent-style-name="Table_20_Contents">
      <style:text-properties officeooo:paragraph-rsid="00abb24a"/>
    </style:style>
    <style:style style:name="P30" style:family="paragraph" style:parent-style-name="Table_20_Contents">
      <style:text-properties officeooo:paragraph-rsid="00ac8959"/>
    </style:style>
    <style:style style:name="P31" style:family="paragraph" style:parent-style-name="Table_20_Contents">
      <style:text-properties officeooo:rsid="00b0e7a8" officeooo:paragraph-rsid="00b0e7a8"/>
    </style:style>
    <style:style style:name="P32" style:family="paragraph" style:parent-style-name="Text_20_body">
      <style:text-properties officeooo:paragraph-rsid="005b5f08"/>
    </style:style>
    <style:style style:name="P33" style:family="paragraph" style:parent-style-name="Text_20_body">
      <style:text-properties officeooo:paragraph-rsid="005f0bef"/>
    </style:style>
    <style:style style:name="P34" style:family="paragraph" style:parent-style-name="Text_20_body">
      <style:text-properties officeooo:paragraph-rsid="006096bb"/>
    </style:style>
    <style:style style:name="P35" style:family="paragraph" style:parent-style-name="Text_20_body">
      <style:text-properties officeooo:rsid="006482c1" officeooo:paragraph-rsid="006482c1"/>
    </style:style>
    <style:style style:name="P36" style:family="paragraph" style:parent-style-name="Text_20_body">
      <style:text-properties officeooo:paragraph-rsid="006482c1"/>
    </style:style>
    <style:style style:name="P37" style:family="paragraph" style:parent-style-name="Text_20_body">
      <style:text-properties officeooo:paragraph-rsid="00772d9f"/>
    </style:style>
    <style:style style:name="P38" style:family="paragraph" style:parent-style-name="Text_20_body">
      <style:text-properties officeooo:rsid="00772d9f" officeooo:paragraph-rsid="00772d9f"/>
    </style:style>
    <style:style style:name="P39" style:family="paragraph" style:parent-style-name="Text_20_body">
      <style:text-properties officeooo:paragraph-rsid="007f084d"/>
    </style:style>
    <style:style style:name="P40" style:family="paragraph" style:parent-style-name="Text_20_body">
      <style:text-properties officeooo:paragraph-rsid="008895c3"/>
    </style:style>
    <style:style style:name="P41" style:family="paragraph" style:parent-style-name="Table">
      <style:text-properties officeooo:paragraph-rsid="00772d9f"/>
    </style:style>
    <style:style style:name="P42" style:family="paragraph" style:parent-style-name="Table">
      <style:paragraph-properties fo:keep-with-next="always"/>
    </style:style>
    <style:style style:name="P43" style:family="paragraph" style:parent-style-name="Table">
      <style:paragraph-properties fo:keep-with-next="always"/>
      <style:text-properties officeooo:paragraph-rsid="005ff8ac"/>
    </style:style>
    <style:style style:name="P44" style:family="paragraph" style:parent-style-name="Table">
      <style:paragraph-properties fo:keep-with-next="always"/>
      <style:text-properties officeooo:paragraph-rsid="00628b4f"/>
    </style:style>
    <style:style style:name="P45" style:family="paragraph" style:parent-style-name="Table">
      <style:paragraph-properties fo:keep-with-next="always"/>
      <style:text-properties officeooo:paragraph-rsid="00772d9f"/>
    </style:style>
    <style:style style:name="P46" style:family="paragraph" style:parent-style-name="Text_20_body">
      <style:paragraph-properties fo:keep-with-next="always"/>
      <style:text-properties officeooo:rsid="006482c1" officeooo:paragraph-rsid="00772d9f"/>
    </style:style>
    <style:style style:name="P47" style:family="paragraph" style:parent-style-name="Text_20_body">
      <style:paragraph-properties fo:keep-with-next="always"/>
      <style:text-properties officeooo:paragraph-rsid="00772d9f"/>
    </style:style>
    <style:style style:name="P48" style:family="paragraph" style:parent-style-name="Text_20_Note">
      <style:text-properties officeooo:rsid="0068496d" officeooo:paragraph-rsid="006e6f52"/>
    </style:style>
    <style:style style:name="P49" style:family="paragraph" style:parent-style-name="Text_20_Note">
      <style:text-properties officeooo:paragraph-rsid="007f084d"/>
    </style:style>
    <style:style style:name="P50" style:family="paragraph" style:parent-style-name="Text_20_Note">
      <style:text-properties officeooo:paragraph-rsid="0085c0c9"/>
    </style:style>
    <style:style style:name="P51" style:family="paragraph" style:parent-style-name="Text_20_Note">
      <style:text-properties officeooo:paragraph-rsid="00772d9f"/>
    </style:style>
    <style:style style:name="P52" style:family="paragraph" style:parent-style-name="Text_20_Note">
      <style:text-properties officeooo:paragraph-rsid="00a35245"/>
    </style:style>
    <style:style style:name="P53" style:family="paragraph" style:parent-style-name="Text_20_Note">
      <style:text-properties style:font-name="Liberation Sans1" fo:font-size="11pt" officeooo:rsid="009f483c" officeooo:paragraph-rsid="00a35245" style:font-size-asian="10.5pt" style:font-weight-asian="normal" style:font-weight-complex="normal"/>
    </style:style>
    <style:style style:name="P54" style:family="paragraph" style:parent-style-name="Table" style:master-page-name="">
      <style:paragraph-properties style:page-number="auto" fo:keep-with-next="always"/>
    </style:style>
    <style:style style:name="P55" style:family="paragraph" style:parent-style-name="Table" style:master-page-name="">
      <style:paragraph-properties style:page-number="auto" fo:keep-with-next="always"/>
      <style:text-properties officeooo:paragraph-rsid="005ff8ac"/>
    </style:style>
    <style:style style:name="P56" style:family="paragraph" style:parent-style-name="Table" style:master-page-name="">
      <style:paragraph-properties style:page-number="auto" fo:keep-with-next="always"/>
      <style:text-properties officeooo:paragraph-rsid="00772d9f"/>
    </style:style>
    <style:style style:name="P57" style:family="paragraph" style:parent-style-name="Table" style:master-page-name="">
      <style:paragraph-properties style:page-number="auto" fo:keep-with-next="always"/>
      <style:text-properties officeooo:paragraph-rsid="005f0bef"/>
    </style:style>
    <style:style style:name="P58" style:family="paragraph" style:parent-style-name="Table_20_Heading">
      <style:text-properties officeooo:rsid="0074c39c" officeooo:paragraph-rsid="0074c39c"/>
    </style:style>
    <style:style style:name="P59" style:family="paragraph" style:parent-style-name="Table_20_Heading">
      <style:text-properties officeooo:rsid="0074c39c" officeooo:paragraph-rsid="00772d9f"/>
    </style:style>
    <style:style style:name="P60" style:family="paragraph" style:parent-style-name="Table_20_Heading">
      <style:text-properties style:font-name="Liberation Sans1" fo:font-size="10.5pt" fo:font-style="italic" fo:font-weight="bold" officeooo:rsid="0074c39c" officeooo:paragraph-rsid="0074c39c" style:font-size-asian="10.5pt" style:font-weight-asian="bold" style:font-weight-complex="bold"/>
    </style:style>
    <style:style style:name="P61" style:family="paragraph" style:parent-style-name="Table_20_Heading">
      <style:text-properties style:font-name="Liberation Sans1" fo:font-size="10.5pt" fo:font-style="italic" fo:font-weight="bold" officeooo:rsid="008895c3" officeooo:paragraph-rsid="008895c3" style:font-size-asian="10.5pt" style:font-weight-asian="bold" style:font-weight-complex="bold"/>
    </style:style>
    <style:style style:name="P62" style:family="paragraph" style:parent-style-name="Table_20_Heading">
      <style:text-properties officeooo:paragraph-rsid="00772d9f"/>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5.984cm" style:type="right" style:leader-style="dotted" style:leader-text="."/>
        </style:tab-stops>
      </style:paragraph-properties>
    </style:style>
    <style:style style:name="P66" style:family="paragraph" style:parent-style-name="Guide_20_Name" style:master-page-name="First_20_Page">
      <style:paragraph-properties style:page-number="auto" fo:break-before="page"/>
      <style:text-properties fo:language="en" fo:country="US"/>
    </style:style>
    <style:style style:name="P67" style:family="paragraph" style:parent-style-name="Heading_20_1" style:master-page-name="">
      <style:paragraph-properties style:page-number="auto" fo:break-before="page"/>
    </style:style>
    <style:style style:name="P68" style:family="paragraph" style:parent-style-name="Heading_20_1" style:master-page-name="Front_20_Matter">
      <style:paragraph-properties style:page-number="auto"/>
      <style:text-properties fo:language="en" fo:country="US"/>
    </style:style>
    <style:style style:name="P69" style:family="paragraph" style:parent-style-name="Heading_20_2">
      <style:text-properties officeooo:rsid="008895c3" officeooo:paragraph-rsid="008895c3"/>
    </style:style>
    <style:style style:name="P70" style:family="paragraph" style:parent-style-name="Heading_20_2">
      <style:text-properties officeooo:paragraph-rsid="008895c3"/>
    </style:style>
    <style:style style:name="P71" style:family="paragraph" style:parent-style-name="Heading_20_2" style:master-page-name="">
      <style:paragraph-properties style:page-number="auto" fo:keep-with-next="always"/>
    </style:style>
    <style:style style:name="P72" style:family="paragraph" style:parent-style-name="Heading_20_3">
      <style:text-properties fo:language="en" fo:country="US"/>
    </style:style>
    <style:style style:name="P73" style:family="paragraph" style:parent-style-name="Heading_20_Note">
      <style:text-properties officeooo:rsid="0068496d" officeooo:paragraph-rsid="0068496d"/>
    </style:style>
    <style:style style:name="P74" style:family="paragraph" style:parent-style-name="Heading_20_Note">
      <style:text-properties officeooo:rsid="0068496d" officeooo:paragraph-rsid="00772d9f"/>
    </style:style>
    <style:style style:name="P7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officeooo:rsid="009f483c" style:font-size-asian="10.5pt" style:font-weight-asian="normal" style:font-weight-complex="normal"/>
    </style:style>
    <style:style style:name="T5" style:family="text">
      <style:text-properties style:font-name="Liberation Sans1" fo:font-size="11pt" officeooo:rsid="00a0cc5e" style:font-size-asian="10.5pt" style:font-weight-asian="normal" style:font-weight-complex="normal"/>
    </style:style>
    <style:style style:name="T6" style:family="text">
      <style:text-properties style:font-name="Liberation Sans1" fo:font-size="11pt" officeooo:rsid="00a1e2cd" style:font-size-asian="10.5pt" style:font-weight-asian="normal" style:font-weight-complex="normal"/>
    </style:style>
    <style:style style:name="T7" style:family="text">
      <style:text-properties style:font-name="Liberation Sans1" fo:font-size="11pt" officeooo:rsid="00a35245" style:font-size-asian="10.5pt" style:font-weight-asian="normal" style:font-weight-complex="normal"/>
    </style:style>
    <style:style style:name="T8" style:family="text">
      <style:text-properties style:font-name="Liberation Sans1" fo:font-size="11pt" officeooo:rsid="00af009c" style:font-size-asian="10.5pt"/>
    </style:style>
    <style:style style:name="T9" style:family="text">
      <style:text-properties style:font-name="Liberation Sans1" fo:font-size="10.5pt" officeooo:rsid="0074c39c" style:font-size-asian="10.5pt"/>
    </style:style>
    <style:style style:name="T10" style:family="text">
      <style:text-properties style:font-name="Liberation Sans1" fo:font-size="10.5pt" officeooo:rsid="00a0cc5e" style:font-size-asian="10.5pt"/>
    </style:style>
    <style:style style:name="T11" style:family="text">
      <style:text-properties officeooo:rsid="009f483c" style:font-size-asian="10.5pt" style:font-weight-complex="normal"/>
    </style:style>
    <style:style style:name="T12" style:family="text">
      <style:text-properties officeooo:rsid="00a35245" style:font-size-asian="10.5pt" style:font-weight-complex="normal"/>
    </style:style>
    <style:style style:name="T13" style:family="text">
      <style:text-properties officeooo:rsid="009f483c"/>
    </style:style>
    <style:style style:name="T14" style:family="text">
      <style:text-properties officeooo:rsid="009f6cdf"/>
    </style:style>
    <style:style style:name="T15" style:family="text">
      <style:text-properties officeooo:rsid="00a0cc5e"/>
    </style:style>
    <style:style style:name="T16" style:family="text">
      <style:text-properties officeooo:rsid="00a2ad7f"/>
    </style:style>
    <style:style style:name="T17" style:family="text">
      <style:text-properties officeooo:rsid="00a35245"/>
    </style:style>
    <style:style style:name="T18" style:family="text">
      <style:text-properties officeooo:rsid="00a4c734"/>
    </style:style>
    <style:style style:name="T19" style:family="text">
      <style:text-properties officeooo:rsid="00a65295"/>
    </style:style>
    <style:style style:name="T20" style:family="text">
      <style:text-properties officeooo:rsid="00a776a5"/>
    </style:style>
    <style:style style:name="T21" style:family="text">
      <style:text-properties officeooo:rsid="00aaa52d"/>
    </style:style>
    <style:style style:name="T22" style:family="text">
      <style:text-properties officeooo:rsid="00abd895"/>
    </style:style>
    <style:style style:name="T23" style:family="text">
      <style:text-properties officeooo:rsid="00ac8959"/>
    </style:style>
    <style:style style:name="T24" style:family="text">
      <style:text-properties officeooo:rsid="00af009c"/>
    </style:style>
    <style:style style:name="T25" style:family="text">
      <style:text-properties officeooo:rsid="00b3aea2"/>
    </style:style>
    <style:style style:name="T26"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 draw:name="Image1" text:anchor-type="as-char" svg:width="8.467cm" svg:height="1.778cm" draw:z-index="0"><draw:image xlink:href="Pictures/10000201000003E8000000D2A7FE72F00FFCF111.png" xlink:type="simple" xlink:show="embed" xlink:actuate="onLoad" draw:mime-type="image/png"/></draw:frame></text:p>
      <text:p text:style-name="P3"><text:user-defined style:data-style-name="N0" text:name="Guide Name">Průvodce programem Calc</text:user-defined></text:p>
      <text:p text:style-name="Title">Příloha A <text:line-break/>Klávesové zkratky</text:p>
      <text:p text:style-name="Subtitle"/>
      <text:section text:style-name="Sect1" text:name="CG6415S1" text:condition="ooow:book eq 1" text:display="condition">
        <text:h text:style-name="P6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2:42.47600005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8">Felipe Viggiano</text:p>
            </table:table-cell>
            <table:table-cell office:value-type="string">
              <text:p text:style-name="P31">Kees Kriek</text:p>
            </table:table-cell>
          </table:table-row>
        </table:table>
        <text:h text:style-name="P7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Drew Jensen</text:p>
            </table:table-cell>
            <table:table-cell table:style-name="Table3.A1" office:value-type="string">
              <text:p text:style-name="P19">Gordon Bate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55865085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7:45.974000142" text:fixed="true">2020</text:date>. Based on LibreOffice 7.0.</text:p>
        <text:table-of-content text:style-name="Sect2"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4"><text:a xlink:type="simple" xlink:href="#__RefHeading__5638_1566568644" text:style-name="Index_20_Link" text:visited-style-name="Index_20_Link">Přispěvatelé<text:tab/>2</text:a></text:p>
            <text:p text:style-name="P65"><text:a xlink:type="simple" xlink:href="#__RefHeading___Toc1847_1473846649" text:style-name="Index_20_Link" text:visited-style-name="Index_20_Link">Pro toto vydání<text:tab/>2</text:a></text:p>
            <text:p text:style-name="P65"><text:a xlink:type="simple" xlink:href="#__RefHeading___Toc28529_3211575895" text:style-name="Index_20_Link" text:visited-style-name="Index_20_Link">Pro předchozí vydání<text:tab/>2</text:a></text:p>
            <text:p text:style-name="P64"><text:a xlink:type="simple" xlink:href="#__RefHeading___Toc4648_402817234" text:style-name="Index_20_Link" text:visited-style-name="Index_20_Link">Zpětná vazba<text:tab/>2</text:a></text:p>
            <text:p text:style-name="P64"><text:a xlink:type="simple" xlink:href="#__RefHeading__5644_1566568644" text:style-name="Index_20_Link" text:visited-style-name="Index_20_Link">Datum vydání a verze programu<text:tab/>2</text:a></text:p>
            <text:p text:style-name="P63"><text:a xlink:type="simple" xlink:href="#__RefHeading___Toc3129_3463906016" text:style-name="Index_20_Link" text:visited-style-name="Index_20_Link">Úvod<text:tab/>4</text:a></text:p>
            <text:p text:style-name="P63"><text:a xlink:type="simple" xlink:href="#__RefHeading___Toc2967_4423042" text:style-name="Index_20_Link" text:visited-style-name="Index_20_Link">Klávesové zkratky pro Windows / Linux<text:tab/>4</text:a></text:p>
            <text:p text:style-name="P64"><text:a xlink:type="simple" xlink:href="#__RefHeading___Toc3131_3463906016" text:style-name="Index_20_Link" text:visited-style-name="Index_20_Link">Klávesové zkratky spojené s možnostmi nabídek hlavního  menu a panelů nástrojů<text:tab/>4</text:a></text:p>
            <text:p text:style-name="P64"><text:a xlink:type="simple" xlink:href="#__RefHeading___Toc3133_3463906016" text:style-name="Index_20_Link" text:visited-style-name="Index_20_Link">Další klávesové zkratky aplikace Calc<text:tab/>8</text:a></text:p>
            <text:p text:style-name="P64"><text:a xlink:type="simple" xlink:href="#__RefHeading___Toc3135_3463906016" text:style-name="Index_20_Link" text:visited-style-name="Index_20_Link">Klávesové zkratky grafu<text:tab/>10</text:a></text:p>
            <text:p text:style-name="P64"><text:a xlink:type="simple" xlink:href="#__RefHeading___Toc3137_3463906016" text:style-name="Index_20_Link" text:visited-style-name="Index_20_Link">Klávesové zkratky osnovy<text:tab/>11</text:a></text:p>
            <text:p text:style-name="P64"><text:a xlink:type="simple" xlink:href="#__RefHeading___Toc3139_3463906016" text:style-name="Index_20_Link" text:visited-style-name="Index_20_Link">Klávesové zkratky, které nelze změnit<text:tab/>11</text:a></text:p>
            <text:p text:style-name="P63"><text:a xlink:type="simple" xlink:href="#__RefHeading___Toc2969_4423042" text:style-name="Index_20_Link" text:visited-style-name="Index_20_Link">Klávesové zkratky macOS<text:tab/>12</text:a></text:p>
            <text:p text:style-name="P64"><text:a xlink:type="simple" xlink:href="#__RefHeading___Toc6282_3277479468" text:style-name="Index_20_Link" text:visited-style-name="Index_20_Link">Symboly klávesnice macOS<text:tab/>12</text:a></text:p>
            <text:p text:style-name="P64"><text:a xlink:type="simple" xlink:href="#__RefHeading___Toc2774_4423042" text:style-name="Index_20_Link" text:visited-style-name="Index_20_Link">Klávesové zkratky spojené s možnostmi nabídek hlavního  menu a panelů nástrojů<text:tab/>12</text:a></text:p>
            <text:p text:style-name="P64"><text:a xlink:type="simple" xlink:href="#__RefHeading___Toc3133_34639060161" text:style-name="Index_20_Link" text:visited-style-name="Index_20_Link">Další klávesové zkratky aplikace Calc<text:tab/>16</text:a></text:p>
            <text:p text:style-name="P64"><text:a xlink:type="simple" xlink:href="#__RefHeading___Toc3135_34639060161" text:style-name="Index_20_Link" text:visited-style-name="Index_20_Link">Klávesové zkratky grafu<text:tab/>19</text:a></text:p>
            <text:p text:style-name="P64"><text:a xlink:type="simple" xlink:href="#__RefHeading___Toc3137_34639060161" text:style-name="Index_20_Link" text:visited-style-name="Index_20_Link">Klávesové zkratky osnovy<text:tab/>19</text:a></text:p>
            <text:p text:style-name="P64"><text:a xlink:type="simple" xlink:href="#__RefHeading___Toc3139_34639060161" text:style-name="Index_20_Link" text:visited-style-name="Index_20_Link">Klávesové zkratky, které nelze změnit<text:tab/>20</text:a></text:p>
          </text:index-body>
        </text:table-of-content>
        <text:p text:style-name="Text_20_body"/>
        <text:p text:style-name="Page_20_Break"/>
      </text:section>
      <text:h text:style-name="Heading_20_1" text:outline-level="1"><text:bookmark-start text:name="__RefHeading___Toc3129_3463906016"/>Úvod<text:bookmark-end text:name="__RefHeading___Toc3129_3463906016"/></text:h>
      <text:p text:style-name="Text_20_body">V této příloze najdeme seznam klávesových zkratek aplikace Calc, které umožňují provádět příkazy bez použití polohovacího zařízení jako je myš nebo trackball. Klávesové zkratky jsou určeny pro operační systémy Windows, LInux a macOS.</text:p>
      <text:p text:style-name="P32">Při první instalaci LibreOffice je k dispozici výchozí sada klávesových zkratek aplikace Calc, které jsou popsány v této kapitole a nepředpokládají se žádné úpravy. Při používání aplikace Calc zjistíme klávesové zkratky pro běžné používání u položek hlavní nabídky a v popisech příslušných ikon. Ucelenější seznam dostupných zkratek můžeme také prozkoumat zobrazením karty <text:span text:style-name="Emphasis">Klávesnice</text:span> v dialogovém okně <text:span text:style-name="Strong_20_Emphasis">Nástroje &gt; Přizpůsobit</text:span>.</text:p>
      <text:p text:style-name="P32">Hlavním účelem materiálu v této příloze je poskytnutí obsáhlého seznamu dostupných klávesových zkratek, který uživatelé mohou procházet a hledat klávesové zkratky, které mohou být užitečné v jejich každodenní práci. Další informace o mnoha kombinacích kláves najdeme v jednotlivých kapitolách této příručky a v systému nápovědy.</text:p>
      <text:p text:style-name="Text_20_body">You can define your own shortcuts or change existing shortcuts by going to <text:span text:style-name="Strong_20_Emphasis">Tools &gt; Customize &gt; Keyboard</text:span> on the Menu bar. Další informace nalezneme v <text:span text:style-name="Emphasis">kapitole 14, Nastavení a přizpůsobení</text:span>. Některé klávesové zkratky nelze změnit. Tyto klávesové zkratky jsou uvedeny v části <text:span text:style-name="Emphasis"><text:bookmark-ref text:reference-format="text" text:ref-name="__RefHeading___Toc3139_3463906016">Klávesové zkratky, které nelze změnit </text:bookmark-ref></text:span><text:s/> této přílohy.</text:p>
      <text:list xml:id="list1468914288" text:style-name="Heading_20_Caution">
        <text:list-item>
          <text:p text:style-name="Heading_20_Caution">Upozornění</text:p>
        </text:list-item>
      </text:list>
      <text:p text:style-name="Text_20_Note">Při přiřazování předdefinovaných klávesových zkratek musíme být opatrní. Although you can reset shortcut keys back to LibreOffice defaults, changing common hotkeys, such as <text:span text:style-name="Keystroke">F1</text:span> for Help, can cause confusion and frustration, especially if other users share your computer.</text:p>
      <text:list xml:id="list133139026645573" text:continue-list="list3558650856" text:style-name="Heading_20_Note">
        <text:list-item>
          <text:p text:style-name="Heading_20_Note">Poznámka</text:p>
        </text:list-item>
      </text:list>
      <text:p text:style-name="P52">Different Operational Systems may allocate particular keys to operating system functions and, in such cases, those key presses may not perform the Calc functions described in this appendix.</text:p>
      <text:p text:style-name="P52">For example, the <text:span text:style-name="Keystroke">F1</text:span> function key may be used to put your Windows computer into a sleep / hibernation mode and so cannot be utilized to access the Calc Help system. For some macOS versions, the <text:span text:style-name="Keystroke">Cmd+F5</text:span> key sequence is used by macOS to display its VoiceOver dialog and so cannot be used to control the display of Calc’s Sidebar. Similarly the <text:span text:style-name="Keystroke">Shift+F11</text:span> key sequence may be used by macOS to show its desktop and so cannot be used to access Calc’s Save as Template dialog.</text:p>
      <text:p text:style-name="P53">Check your computer system’s documentation to determine which key presses are used by the operating system and hence cannot carry out Calc functions.</text:p>
      <text:p text:style-name="P38">Zbytek této kapitoly je rozdělen do dvou hlavních částí, z nichž jedna obsahuje seznam klávesových zkratek dostupných v prostředích Windows a Linux a druhá obsahuje klávesové zkratky pro macOS.</text:p>
      <text:h text:style-name="Heading_20_1" text:outline-level="1"><text:bookmark-start text:name="__RefHeading___Toc2967_4423042"/><text:alphabetical-index-mark text:string-value="Windows/Linux" text:key1="klávesové zkratky"/><text:alphabetical-index-mark text:string-value="Klávesové zkratky Windows"/><text:alphabetical-index-mark text:string-value="Klávesové zkratky pro Linux"/>Klávesové zkratky pro Windows / Linux<text:bookmark-end text:name="__RefHeading___Toc2967_4423042"/></text:h>
      <text:list xml:id="list133137932186857" text:continue-numbering="true" text:style-name="Heading_20_Note">
        <text:list-item>
          <text:p text:style-name="Heading_20_Note">Poznámka</text:p>
        </text:list-item>
      </text:list>
      <text:p text:style-name="P50">Mnoho klávesových zkratek v této části části využívá klávesu <text:span text:style-name="Keystroke">Ctrl</text:span>. Některé klávesnice mají dvě klávesy <text:span text:style-name="Keystroke">Ctrl</text:span> a v takovém případě budeme možná muset experimentovat, abychom zjistili, kterou z těchto dvou kláves použít.</text:p>
      <text:h text:style-name="Heading_20_2" text:outline-level="2"><text:bookmark-start text:name="__RefHeading___Toc3131_3463906016"/><text:soft-page-break/>Klávesové zkratky spojené s možnostmi nabídek hlavního  menu a panelů nástrojů<text:bookmark-end text:name="__RefHeading___Toc3131_3463906016"/></text:h>
      <text:p text:style-name="P33">Tables <text:sequence-ref text:reference-format="value" text:ref-name="refTable0">1</text:sequence-ref><text:s/>to <text:sequence-ref text:reference-format="value" text:ref-name="refTable3">4</text:sequence-ref><text:s/>provide lists of Calc keyboard shortcuts that can be used instead of the identified options on the Menu bar, the Standard toolbar, or the Formatting toolbar. In the latter two cases the toolbars are assumed to contain the initial default set of icons, without any user customization.</text:p>
      <text:p text:style-name="Table">Tabulka <text:sequence text:ref-name="refTable0" text:name="Table" text:formula="ooow:Table+1" style:num-format="1">1</text:sequence>: Klávesové zkratky funkčních kláves pro možnosti nabídky a nástrojové lišty</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Linux</text:p>
            </table:table-cell>
            <table:table-cell table:style-name="Table6.A1" office:value-type="string">
              <text:p text:style-name="Table_20_Heading">Odpovídající volby hlavní nabídky / nástrojové lišty</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Nápověda &gt; Nápověda LibreOffice</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Úpravy &gt; Režim úpravy buňky.</text:span></text:p>
          </table:table-cell>
        </table:table-row>
        <table:table-row table:style-name="Table6.1">
          <table:table-cell table:style-name="Table6.A2" office:value-type="string">
            <text:p text:style-name="Table_20_Contents">Ctrl + F2</text:p>
          </table:table-cell>
          <table:table-cell table:style-name="Table6.A2" office:value-type="string">
            <text:p text:style-name="Table_20_Contents"><text:span text:style-name="Strong_20_Emphasis">Vložit &gt; Funkce.</text:span></text:p>
          </table:table-cell>
        </table:table-row>
        <table:table-row table:style-name="Table6.1">
          <table:table-cell table:style-name="Table6.A2" office:value-type="string">
            <text:p text:style-name="Table_20_Contents">Ctrl + F3</text:p>
          </table:table-cell>
          <table:table-cell table:style-name="Table6.A2" office:value-type="string">
            <text:p text:style-name="Table_20_Contents"><text:span text:style-name="Strong_20_Emphasis">List &gt; Pojmenované oblasti a výrazy &gt; Spravovat.</text:span></text:p>
          </table:table-cell>
        </table:table-row>
        <table:table-row table:style-name="Table6.1">
          <table:table-cell table:style-name="Table6.A2" office:value-type="string">
            <text:p text:style-name="Table_20_Contents">Shift + F3</text:p>
          </table:table-cell>
          <table:table-cell table:style-name="Table6.A2" office:value-type="string">
            <text:p text:style-name="Table_20_Contents"><text:span text:style-name="Strong_20_Emphasis">Formát &gt; Text &gt; Měnit velikost.</text:span></text:p>
          </table:table-cell>
        </table:table-row>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List &gt; Měnit typ odkazu na buňku.</text:span></text:p>
          </table:table-cell>
        </table:table-row>
        <table:table-row table:style-name="Table6.1">
          <table:table-cell table:style-name="Table6.A2" office:value-type="string">
            <text:p text:style-name="Table_20_Contents">Ctrl + Shift + F4</text:p>
          </table:table-cell>
          <table:table-cell table:style-name="Table6.A2" office:value-type="string">
            <text:p text:style-name="Table_20_Contents"><text:span text:style-name="Strong_20_Emphasis">Zobrazit &gt; Zdroje dat.</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Zobrazit &gt; Navigátor.</text:span></text:p>
          </table:table-cell>
        </table:table-row>
        <table:table-row table:style-name="Table6.1">
          <table:table-cell table:style-name="Table6.A2" office:value-type="string">
            <text:p text:style-name="Table_20_Contents">Ctrl + F5</text:p>
          </table:table-cell>
          <table:table-cell table:style-name="Table6.A2" office:value-type="string">
            <text:p text:style-name="Table_20_Contents"><text:span text:style-name="Strong_20_Emphasis">Zobrazit &gt; Postranní lišta.</text:span></text:p>
          </table:table-cell>
        </table:table-row>
        <table:table-row table:style-name="Table6.1">
          <table:table-cell table:style-name="Table6.A2" office:value-type="string">
            <text:p text:style-name="Table_20_Contents">Shift + F5</text:p>
          </table:table-cell>
          <table:table-cell table:style-name="Table6.A2" office:value-type="string">
            <text:p text:style-name="Table_20_Contents"><text:span text:style-name="Strong_20_Emphasis">Nástroje &gt; Detektiv &gt; Následníci.</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Nástroje &gt; Kontrola pravopisu.</text:span></text:p>
            <text:p text:style-name="Table_20_Contents"><text:span text:style-name="Strong_20_Emphasis">Spelling</text:span> icon on Standard toolbar.</text:p>
          </table:table-cell>
        </table:table-row>
        <table:table-row table:style-name="Table6.1">
          <table:table-cell table:style-name="Table6.A2" office:value-type="string">
            <text:p text:style-name="Table_20_Contents">Ctrl + F7</text:p>
          </table:table-cell>
          <table:table-cell table:style-name="Table6.A2" office:value-type="string">
            <text:p text:style-name="Table_20_Contents"><text:span text:style-name="Strong_20_Emphasis">Nástroje &gt; Slovník synonym.</text:span></text:p>
          </table:table-cell>
        </table:table-row>
        <table:table-row table:style-name="Table6.1">
          <table:table-cell table:style-name="Table6.A2" office:value-type="string">
            <text:p text:style-name="P10">Ctrl + Shift + F7</text:p>
          </table:table-cell>
          <table:table-cell table:style-name="Table6.A2" office:value-type="string">
            <text:p text:style-name="P12"><text:span text:style-name="Strong_20_Emphasis">Tools &gt; Language &gt; Hangul/Hanja Conversion</text:span>. The availability of this menu option depends on selections on <text:span text:style-name="Strong_20_Emphasis">Tools &gt; Options &gt; Language Setting &gt; Languages</text:span>.</text:p>
          </table:table-cell>
        </table:table-row>
        <table:table-row table:style-name="Table6.1">
          <table:table-cell table:style-name="Table6.A2" office:value-type="string">
            <text:p text:style-name="Table_20_Contents">Shift + F7</text:p>
          </table:table-cell>
          <table:table-cell table:style-name="Table6.A2" office:value-type="string">
            <text:p text:style-name="Table_20_Contents"><text:span text:style-name="Strong_20_Emphasis">Nástroje &gt; Automatická kontrola pravopisu.</text:span></text:p>
          </table:table-cell>
        </table:table-row>
        <table:table-row table:style-name="Table6.1">
          <table:table-cell table:style-name="Table6.A2" office:value-type="string">
            <text:p text:style-name="Table_20_Contents">Ctrl + F8</text:p>
          </table:table-cell>
          <table:table-cell table:style-name="Table6.A2" office:value-type="string">
            <text:p text:style-name="Table_20_Contents"><text:span text:style-name="Strong_20_Emphasis">Zobrazit &gt; Zvýrazňování hodnot.</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Spočítat &gt; Přepočítat.</text:span></text:p>
          </table:table-cell>
        </table:table-row>
        <table:table-row table:style-name="Table6.1">
          <table:table-cell table:style-name="Table6.A2" office:value-type="string">
            <text:p text:style-name="Table_20_Contents">Shift + F9</text:p>
          </table:table-cell>
          <table:table-cell table:style-name="Table6.A2" office:value-type="string">
            <text:p text:style-name="Table_20_Contents"><text:span text:style-name="Strong_20_Emphasis">Nástroje &gt; Detektiv &gt; Předchůdci.</text:span></text:p>
          </table:table-cell>
        </table:table-row>
        <table:table-row table:style-name="Table6.1">
          <table:table-cell table:style-name="Table6.A2" office:value-type="string">
            <text:p text:style-name="Table_20_Contents">Ctrl + Shift + F9</text:p>
          </table:table-cell>
          <table:table-cell table:style-name="Table6.A2" office:value-type="string">
            <text:p text:style-name="Table_20_Contents"><text:span text:style-name="Strong_20_Emphasis">Data &gt; Spočítat &gt; Přepočítat ihne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Zobrazit &gt; Styly.</text:span></text:p>
            <text:p text:style-name="Table_20_Contents"><text:span text:style-name="Strong_20_Emphasis">Styly &gt; Spravovat styly</text:span>.</text:p>
          </table:table-cell>
        </table:table-row>
        <table:table-row table:style-name="Table6.1">
          <table:table-cell table:style-name="Table6.A2" office:value-type="string">
            <text:p text:style-name="Table_20_Contents">Shift + F11</text:p>
          </table:table-cell>
          <table:table-cell table:style-name="Table6.A2" office:value-type="string">
            <text:p text:style-name="Table_20_Contents"><text:span text:style-name="Strong_20_Emphasis">Soubor &gt; Šablony &gt; Uložit jako šablonu.</text:span></text:p>
            <text:p text:style-name="Table_20_Contents">Via drop-down menu on<text:span text:style-name="Strong_20_Emphasis"> Save</text:span> icon o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Seskupení a souhrn &gt; Seskupit.</text:span></text:p>
          </table:table-cell>
        </table:table-row>
        <table:table-row table:style-name="Table6.1">
          <table:table-cell table:style-name="Table6.A2" office:value-type="string">
            <text:p text:style-name="Table_20_Contents">Ctrl + F12</text:p>
          </table:table-cell>
          <table:table-cell table:style-name="Table6.A2" office:value-type="string">
            <text:p text:style-name="Table_20_Contents"><text:span text:style-name="Strong_20_Emphasis">Data &gt; Seskupení a souhrn &gt; Zrušit skupinu.</text:span></text:p>
          </table:table-cell>
        </table:table-row>
        <table:table-row table:style-name="Table6.1">
          <table:table-cell table:style-name="Table6.A2" office:value-type="string">
            <text:p text:style-name="Table_20_Contents">Alt + F12</text:p>
          </table:table-cell>
          <table:table-cell table:style-name="Table6.A2" office:value-type="string">
            <text:p text:style-name="Table_20_Contents"><text:span text:style-name="Strong_20_Emphasis">Nástroje &gt; Možnosti</text:span>.</text:p>
          </table:table-cell>
        </table:table-row>
      </table:table>
      <text:p text:style-name="P57">Tabulka <text:sequence text:ref-name="refTable1" text:name="Table" text:formula="ooow:Table+1" style:num-format="1">2</text:sequence>: Klávesové zkratky s čísly pro možnosti hlavní nabídky a nástrojové lišt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Linux</text:p>
            </table:table-cell>
            <table:table-cell table:style-name="Table5.A1" office:value-type="string">
              <text:p text:style-name="Table_20_Heading">Odpovídající volby hlavní nabídky / nástrojové lišty</text:p>
            </table:table-cell>
          </table:table-row>
        </table:table-header-rows>
        <table:table-row table:style-name="Table5.1">
          <table:table-cell table:style-name="Table5.A2" office:value-type="string">
            <text:p text:style-name="Table_20_Contents">Ctrl + 1</text:p>
          </table:table-cell>
          <table:table-cell table:style-name="Table5.A2" office:value-type="string">
            <text:p text:style-name="Table_20_Contents"><text:span text:style-name="Strong_20_Emphasis">Formát &gt; Buňky.</text:span></text:p>
          </table:table-cell>
        </table:table-row>
        <table:table-row table:style-name="Table5.1">
          <table:table-cell table:style-name="Table5.A2" office:value-type="string">
            <text:p text:style-name="Table_20_Contents">Ctrl + Shift + 1</text:p>
          </table:table-cell>
          <table:table-cell table:style-name="Table5.A2" office:value-type="string">
            <text:p text:style-name="Table_20_Contents"><text:span text:style-name="Strong_20_Emphasis">Formát &gt; Formát čísla &gt; Číslo</text:span> (použijeme klávesu “1” na hlavní klávesnici).</text:p>
            <text:p text:style-name="Table_20_Contents"><text:span text:style-name="Strong_20_Emphasis">Format as Number</text:span> icon on Formatting toolbar.</text:p>
          </table:table-cell>
        </table:table-row>
        <text:soft-page-break/>
        <table:table-row table:style-name="Table5.1">
          <table:table-cell table:style-name="Table5.A2" office:value-type="string">
            <text:p text:style-name="Table_20_Contents">Ctrl + Shift + 2</text:p>
          </table:table-cell>
          <table:table-cell table:style-name="Table5.A2" office:value-type="string">
            <text:p text:style-name="Table_20_Contents"><text:span text:style-name="Strong_20_Emphasis">Formát &gt; Formát čísla &gt; Vědecký</text:span> (použijeme klávesu “2” na hlavní klávesnici).</text:p>
          </table:table-cell>
        </table:table-row>
        <table:table-row table:style-name="Table5.1">
          <table:table-cell table:style-name="Table5.A2" office:value-type="string">
            <text:p text:style-name="Table_20_Contents">Ctrl + Shift + 3</text:p>
          </table:table-cell>
          <table:table-cell table:style-name="Table5.A2" office:value-type="string">
            <text:p text:style-name="Table_20_Contents"><text:span text:style-name="Strong_20_Emphasis">Formát &gt; Formát čísla &gt; Datum</text:span> (použijeme klávesu “3” na hlavní klávesnici).</text:p>
            <text:p text:style-name="Table_20_Contents"><text:span text:style-name="Strong_20_Emphasis">Format as Date</text:span> icon on Formatting toolbar.</text:p>
          </table:table-cell>
        </table:table-row>
        <table:table-row table:style-name="Table5.1">
          <table:table-cell table:style-name="Table5.A2" office:value-type="string">
            <text:p text:style-name="Table_20_Contents">Ctrl + Shift + 4</text:p>
          </table:table-cell>
          <table:table-cell table:style-name="Table5.A2" office:value-type="string">
            <text:p text:style-name="Table_20_Contents"><text:span text:style-name="Strong_20_Emphasis">Formát &gt; Formát čísla &gt; Měna</text:span> (použijeme klávesu “4” na hlavní klávesnici).</text:p>
            <text:p text:style-name="Table_20_Contents"><text:span text:style-name="Strong_20_Emphasis">Format as Currency</text:span> icon on Formatting toolbar.</text:p>
          </table:table-cell>
        </table:table-row>
        <table:table-row table:style-name="Table5.1">
          <table:table-cell table:style-name="Table5.A2" office:value-type="string">
            <text:p text:style-name="Table_20_Contents">Ctrl + Shift + 5</text:p>
          </table:table-cell>
          <table:table-cell table:style-name="Table5.A2" office:value-type="string">
            <text:p text:style-name="Table_20_Contents"><text:span text:style-name="Strong_20_Emphasis">Formát &gt; Formát čísla &gt; procento </text:span>(použijeme klávesu “5” na hlavní klávesnici).</text:p>
            <text:p text:style-name="Table_20_Contents"><text:span text:style-name="Strong_20_Emphasis">Format as Percent</text:span> icon on Formatting toolbar.</text:p>
          </table:table-cell>
        </table:table-row>
        <table:table-row table:style-name="Table5.1">
          <table:table-cell table:style-name="Table5.A2" office:value-type="string">
            <text:p text:style-name="Table_20_Contents">Ctrl + Shift + 6</text:p>
          </table:table-cell>
          <table:table-cell table:style-name="Table5.A2" office:value-type="string">
            <text:p text:style-name="Table_20_Contents"><text:span text:style-name="Strong_20_Emphasis">Formát &gt; Formát čísla &gt; Obecný </text:span><text:s/>(použijeme klávesu “6” na hlavní klávesnici).</text:p>
          </table:table-cell>
        </table:table-row>
      </table:table>
      <text:list xml:id="list133139969602733" text:continue-numbering="true" text:style-name="Heading_20_Note">
        <text:list-item>
          <text:p text:style-name="P73">Poznámka</text:p>
        </text:list-item>
      </text:list>
      <text:p text:style-name="P48">V nabídce <text:span text:style-name="Strong_20_Emphasis">Formát &gt; Rozestupy</text:span> najdeme klávesové zkratky pro <text:span text:style-name="Strong_20_Emphasis">Řádkování: 1,5</text:span> (<text:span text:style-name="Keystroke">Ctrl + 5</text:span>) a <text:span text:style-name="Strong_20_Emphasis">Řádkování: 2</text:span> (<text:span text:style-name="Keystroke">Ctrl + 2</text:span>). However these options are never active in Calc 7.0 and so the shortcuts are not included in Table <text:sequence-ref text:reference-format="value" text:ref-name="refTable1">2</text:sequence-ref>.</text:p>
      <text:p text:style-name="P55">Tabulka <text:sequence text:ref-name="refTable2" text:name="Table" text:formula="ooow:Table+1" style:num-format="1">3</text:sequence>: Klávesové zkratky s písmeny pro možnosti nabídky a nástrojové lišty</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Linux</text:p>
            </table:table-cell>
            <table:table-cell table:style-name="Table9.A1" office:value-type="string">
              <text:p text:style-name="Table_20_Heading">Odpovídající volby hlavní nabídky / nástrojové lišty</text:p>
            </table:table-cell>
          </table:table-row>
        </table:table-header-rows>
        <table:table-row table:style-name="Table9.1">
          <table:table-cell table:style-name="Table9.A2" office:value-type="string">
            <text:p text:style-name="Table_20_Contents">Ctrl + B</text:p>
          </table:table-cell>
          <table:table-cell table:style-name="Table9.A2" office:value-type="string">
            <text:p text:style-name="Table_20_Contents"><text:span text:style-name="Strong_20_Emphasis">Formát &gt; Text &gt; Tučné.</text:span></text:p>
            <text:p text:style-name="Table_20_Contents"><text:span text:style-name="Strong_20_Emphasis">Bold</text:span> icon on Formatting toolbar.</text:p>
          </table:table-cell>
        </table:table-row>
        <table:table-row table:style-name="Table9.1">
          <table:table-cell table:style-name="Table9.A2" office:value-type="string">
            <text:p text:style-name="Table_20_Contents">Ctrl + Shift + B</text:p>
          </table:table-cell>
          <table:table-cell table:style-name="Table9.A2" office:value-type="string">
            <text:p text:style-name="Table_20_Contents"><text:span text:style-name="Strong_20_Emphasis">Formát &gt; Text &gt; Dolní index.</text:span></text:p>
          </table:table-cell>
        </table:table-row>
        <table:table-row table:style-name="Table9.1">
          <table:table-cell table:style-name="Table9.A2" office:value-type="string">
            <text:p text:style-name="Table_20_Contents">Ctrl + C</text:p>
          </table:table-cell>
          <table:table-cell table:style-name="Table9.A2" office:value-type="string">
            <text:p text:style-name="Table_20_Contents"><text:span text:style-name="Strong_20_Emphasis">Úpravy &gt; Kopírovat.</text:span></text:p>
            <text:p text:style-name="Table_20_Contents"><text:span text:style-name="Strong_20_Emphasis">Copy </text:span>icon on Standard toolbar.</text:p>
          </table:table-cell>
        </table:table-row>
        <table:table-row table:style-name="Table9.1">
          <table:table-cell table:style-name="Table9.A2" office:value-type="string">
            <text:p text:style-name="P24">Ctrl+Shift+C</text:p>
          </table:table-cell>
          <table:table-cell table:style-name="Table9.A2" office:value-type="string">
            <text:p text:style-name="P24"><text:span text:style-name="Strong_20_Emphasis">Edit &gt; Track Changes &gt; Record.</text:span></text:p>
          </table:table-cell>
        </table:table-row>
        <table:table-row table:style-name="Table9.1">
          <table:table-cell table:style-name="Table9.A2" office:value-type="string">
            <text:p text:style-name="Table_20_Contents">Ctrl + Alt + C</text:p>
          </table:table-cell>
          <table:table-cell table:style-name="Table9.A2" office:value-type="string">
            <text:p text:style-name="Table_20_Contents"><text:span text:style-name="Strong_20_Emphasis">Vložit &gt; Komentář.</text:span></text:p>
            <text:p text:style-name="P23"><text:span text:style-name="Strong_20_Emphasis">Sheet &gt; Cell Comments &gt; Edit Comment.</text:span></text:p>
            <text:p text:style-name="Table_20_Contents"><text:span text:style-name="Strong_20_Emphasis">Insert Comment</text:span> icon on Standard toolbar.</text:p>
          </table:table-cell>
        </table:table-row>
        <table:table-row table:style-name="Table9.1">
          <table:table-cell table:style-name="Table9.A2" office:value-type="string">
            <text:p text:style-name="Table_20_Contents">Ctrl + D</text:p>
          </table:table-cell>
          <table:table-cell table:style-name="Table9.A2" office:value-type="string">
            <text:p text:style-name="Table_20_Contents"><text:span text:style-name="Strong_20_Emphasis">List &gt; Vyplnit buňky &gt; Vyplnit dolů.</text:span></text:p>
            <text:p text:style-name="Table_20_Contents">Via drop-down menus on <text:span text:style-name="Strong_20_Emphasis">Row</text:span> or <text:span text:style-name="Strong_20_Emphasis">Column</text:span> icons on Standard toolbar.</text:p>
          </table:table-cell>
        </table:table-row>
        <table:table-row table:style-name="Table9.1">
          <table:table-cell table:style-name="Table9.A2" office:value-type="string">
            <text:p text:style-name="Table_20_Contents">Ctrl + E</text:p>
          </table:table-cell>
          <table:table-cell table:style-name="Table9.A2" office:value-type="string">
            <text:p text:style-name="Table_20_Contents"><text:span text:style-name="Strong_20_Emphasis">Formát &gt; Zarovnání &gt; Na střed.</text:span></text:p>
            <text:p text:style-name="Table_20_Contents"><text:span text:style-name="Strong_20_Emphasis">Align Center</text:span> icon on Formatting toolbar.</text:p>
          </table:table-cell>
        </table:table-row>
        <table:table-row table:style-name="Table9.1">
          <table:table-cell table:style-name="Table9.A2" office:value-type="string">
            <text:p text:style-name="Table_20_Contents">Ctrl + Alt + E</text:p>
          </table:table-cell>
          <table:table-cell table:style-name="Table9.A2" office:value-type="string">
            <text:p text:style-name="Table_20_Contents"><text:span text:style-name="Strong_20_Emphasis">Nástroje &gt; Správce rozšíření.</text:span></text:p>
          </table:table-cell>
        </table:table-row>
        <table:table-row table:style-name="Table9.1">
          <table:table-cell table:style-name="Table9.A2" office:value-type="string">
            <text:p text:style-name="Table_20_Contents">Ctrl + F</text:p>
          </table:table-cell>
          <table:table-cell table:style-name="Table9.A2" office:value-type="string">
            <text:p text:style-name="Table_20_Contents"><text:span text:style-name="Strong_20_Emphasis">Úpravy &gt; Najít.</text:span></text:p>
          </table:table-cell>
        </table:table-row>
        <table:table-row table:style-name="Table9.1">
          <table:table-cell table:style-name="Table9.A2" office:value-type="string">
            <text:p text:style-name="Table_20_Contents">Ctrl + H</text:p>
          </table:table-cell>
          <table:table-cell table:style-name="Table9.A2" office:value-type="string">
            <text:p text:style-name="Table_20_Contents"><text:span text:style-name="Strong_20_Emphasis">Edit &gt; Find and Replace.</text:span></text:p>
            <text:p text:style-name="Table_20_Contents"><text:span text:style-name="Strong_20_Emphasis">Find and Replace</text:span> icon on Standard toolbar.</text:p>
          </table:table-cell>
        </table:table-row>
        <table:table-row table:style-name="Table9.1">
          <table:table-cell table:style-name="Table9.A2" office:value-type="string">
            <text:p text:style-name="Table_20_Contents">Ctrl + I</text:p>
          </table:table-cell>
          <table:table-cell table:style-name="Table9.A2" office:value-type="string">
            <text:p text:style-name="Table_20_Contents"><text:span text:style-name="Strong_20_Emphasis">Formát &gt; Text &gt; Kurzíva.</text:span></text:p>
            <text:p text:style-name="Table_20_Contents"><text:span text:style-name="Strong_20_Emphasis">Italic</text:span> icon on Formatting toolbar.</text:p>
          </table:table-cell>
        </table:table-row>
        <table:table-row table:style-name="Table9.1">
          <table:table-cell table:style-name="Table9.A2" office:value-type="string">
            <text:p text:style-name="Table_20_Contents">Ctrl + J</text:p>
          </table:table-cell>
          <table:table-cell table:style-name="Table9.A2" office:value-type="string">
            <text:p text:style-name="Table_20_Contents"><text:span text:style-name="Strong_20_Emphasis">Formát &gt; Zarovnání &gt; Do bloku.</text:span></text:p>
          </table:table-cell>
        </table:table-row>
        <table:table-row table:style-name="Table9.1">
          <table:table-cell table:style-name="Table9.A2" office:value-type="string">
            <text:p text:style-name="Table_20_Contents">Ctrl + Shift + J</text:p>
          </table:table-cell>
          <table:table-cell table:style-name="Table9.A2" office:value-type="string">
            <text:p text:style-name="Table_20_Contents"><text:span text:style-name="Strong_20_Emphasis">Zobrazit &gt; Celá obrazovka.</text:span></text:p>
          </table:table-cell>
        </table:table-row>
        <table:table-row table:style-name="Table9.1">
          <table:table-cell table:style-name="Table9.A2" office:value-type="string">
            <text:p text:style-name="Table_20_Contents">Ctrl + K</text:p>
          </table:table-cell>
          <table:table-cell table:style-name="Table9.A2" office:value-type="string">
            <text:p text:style-name="Table_20_Contents"><text:span text:style-name="Strong_20_Emphasis">Vložit &gt; Hypertextový odkaz.</text:span></text:p>
            <text:p text:style-name="Table_20_Contents"><text:span text:style-name="Strong_20_Emphasis">Insert Hyperlink</text:span> icon on Standard toolbar.</text:p>
          </table:table-cell>
        </table:table-row>
        <text:soft-page-break/>
        <table:table-row table:style-name="Table9.1">
          <table:table-cell table:style-name="Table9.A2" office:value-type="string">
            <text:p text:style-name="Table_20_Contents">Ctrl + L</text:p>
          </table:table-cell>
          <table:table-cell table:style-name="Table9.A2" office:value-type="string">
            <text:p text:style-name="Table_20_Contents"><text:span text:style-name="Strong_20_Emphasis">Formát &gt; Zarovnání &gt; Vlevo.</text:span></text:p>
            <text:p text:style-name="Table_20_Contents"><text:span text:style-name="Strong_20_Emphasis">Align Left</text:span> icon on Formatting toolbar.</text:p>
          </table:table-cell>
        </table:table-row>
        <table:table-row table:style-name="Table9.1">
          <table:table-cell table:style-name="Table9.A2" office:value-type="string">
            <text:p text:style-name="Table_20_Contents">Ctrl + M</text:p>
          </table:table-cell>
          <table:table-cell table:style-name="Table9.A2" office:value-type="string">
            <text:p text:style-name="Table_20_Contents"><text:span text:style-name="Strong_20_Emphasis">Formát &gt; Vymazat přímé formátování.</text:span></text:p>
            <text:p text:style-name="Table_20_Contents"><text:span text:style-name="Strong_20_Emphasis">Clear Direct Formatting</text:span> icon on Standard toolbar.</text:p>
          </table:table-cell>
        </table:table-row>
        <table:table-row table:style-name="Table9.1">
          <table:table-cell table:style-name="Table9.A2" office:value-type="string">
            <text:p text:style-name="Table_20_Contents">Ctrl + Shift + M</text:p>
          </table:table-cell>
          <table:table-cell table:style-name="Table9.A2" office:value-type="string">
            <text:p text:style-name="Table_20_Contents"><text:span text:style-name="Strong_20_Emphasis">Úpravy &gt; Režim úprav.</text:span></text:p>
          </table:table-cell>
        </table:table-row>
        <table:table-row table:style-name="Table9.1">
          <table:table-cell table:style-name="Table9.A2" office:value-type="string">
            <text:p text:style-name="Table_20_Contents">Ctrl + N</text:p>
          </table:table-cell>
          <table:table-cell table:style-name="Table9.A2" office:value-type="string">
            <text:p text:style-name="Table_20_Contents"><text:span text:style-name="Strong_20_Emphasis">Soubor &gt; Nový &gt; Sešit.</text:span></text:p>
            <text:p text:style-name="Table_20_Contents"><text:span text:style-name="Strong_20_Emphasis">New</text:span> icon on Standard toolbar.</text:p>
          </table:table-cell>
        </table:table-row>
        <table:table-row table:style-name="Table9.1">
          <table:table-cell table:style-name="Table9.A2" office:value-type="string">
            <text:p text:style-name="Table_20_Contents">Ctrl + Shift + N</text:p>
          </table:table-cell>
          <table:table-cell table:style-name="Table9.A2" office:value-type="string">
            <text:p text:style-name="Table_20_Contents"><text:span text:style-name="Strong_20_Emphasis">Soubor &gt; Nový &gt; Šablony.</text:span></text:p>
            <text:p text:style-name="Table_20_Contents"><text:span text:style-name="Strong_20_Emphasis">Soubor &gt; Šablona &gt; Spravovat šablony.</text:span></text:p>
            <text:p text:style-name="Table_20_Contents">Via drop-down menu on <text:span text:style-name="Strong_20_Emphasis">New</text:span> icon on Standard toolbar.</text:p>
          </table:table-cell>
        </table:table-row>
        <table:table-row table:style-name="Table9.1">
          <table:table-cell table:style-name="Table9.A2" office:value-type="string">
            <text:p text:style-name="Table_20_Contents">Ctrl + O</text:p>
          </table:table-cell>
          <table:table-cell table:style-name="Table9.A2" office:value-type="string">
            <text:p text:style-name="Table_20_Contents"><text:span text:style-name="Strong_20_Emphasis">Soubor &gt; Otevřít.</text:span></text:p>
            <text:p text:style-name="Table_20_Contents"><text:span text:style-name="Strong_20_Emphasis">Open</text:span> icon on Standard toolbar.</text:p>
          </table:table-cell>
        </table:table-row>
        <table:table-row table:style-name="Table9.1">
          <table:table-cell table:style-name="Table9.A2" office:value-type="string">
            <text:p text:style-name="Table_20_Contents">Ctrl + Shift + O</text:p>
          </table:table-cell>
          <table:table-cell table:style-name="Table9.A2" office:value-type="string">
            <text:p text:style-name="Table_20_Contents"><text:span text:style-name="Strong_20_Emphasis">Soubor &gt; Náhled tisku.</text:span></text:p>
            <text:p text:style-name="Table_20_Contents"><text:span text:style-name="Strong_20_Emphasis">Toogle Print Preview</text:span> icon on Standard toolbar.</text:p>
          </table:table-cell>
        </table:table-row>
        <table:table-row table:style-name="Table9.1">
          <table:table-cell table:style-name="Table9.A2" office:value-type="string">
            <text:p text:style-name="Table_20_Contents">Ctrl + P</text:p>
          </table:table-cell>
          <table:table-cell table:style-name="Table9.A2" office:value-type="string">
            <text:p text:style-name="Table_20_Contents"><text:span text:style-name="Strong_20_Emphasis">Soubor &gt; Tisk.</text:span></text:p>
            <text:p text:style-name="Table_20_Contents"><text:span text:style-name="Strong_20_Emphasis">Print</text:span> icon on Standard toolbar.</text:p>
          </table:table-cell>
        </table:table-row>
        <table:table-row table:style-name="Table9.1">
          <table:table-cell table:style-name="Table9.A2" office:value-type="string">
            <text:p text:style-name="Table_20_Contents">Ctrl + Shift + P</text:p>
          </table:table-cell>
          <table:table-cell table:style-name="Table9.A2" office:value-type="string">
            <text:p text:style-name="Table_20_Contents"><text:span text:style-name="Strong_20_Emphasis">Formát &gt; Text &gt; Horní index.</text:span></text:p>
          </table:table-cell>
        </table:table-row>
        <table:table-row table:style-name="Table9.1">
          <table:table-cell table:style-name="Table9.A2" office:value-type="string">
            <text:p text:style-name="Table_20_Contents">Ctrl + Q</text:p>
          </table:table-cell>
          <table:table-cell table:style-name="Table9.A2" office:value-type="string">
            <text:p text:style-name="Table_20_Contents"><text:span text:style-name="Strong_20_Emphasis">Soubor &gt; Ukončit LibreOffice</text:span>.</text:p>
          </table:table-cell>
        </table:table-row>
        <table:table-row table:style-name="Table9.1">
          <table:table-cell table:style-name="Table9.A2" office:value-type="string">
            <text:p text:style-name="Table_20_Contents">Ctrl + R</text:p>
          </table:table-cell>
          <table:table-cell table:style-name="Table9.A2" office:value-type="string">
            <text:p text:style-name="Table_20_Contents"><text:span text:style-name="Strong_20_Emphasis">Formát &gt; Zarovnání &gt; Vpravo.</text:span></text:p>
            <text:p text:style-name="Table_20_Contents"><text:span text:style-name="Strong_20_Emphasis">Align Right </text:span>icon on Formatting toolbar.</text:p>
          </table:table-cell>
        </table:table-row>
        <table:table-row table:style-name="Table9.1">
          <table:table-cell table:style-name="Table9.A2" office:value-type="string">
            <text:p text:style-name="Table_20_Contents">Ctrl + S</text:p>
          </table:table-cell>
          <table:table-cell table:style-name="Table9.A2" office:value-type="string">
            <text:p text:style-name="Table_20_Contents"><text:span text:style-name="Strong_20_Emphasis">Soubor &gt; Uložit.</text:span></text:p>
            <text:p text:style-name="Table_20_Contents"><text:span text:style-name="Strong_20_Emphasis">Save</text:span> icon on Standard toolbar.</text:p>
          </table:table-cell>
        </table:table-row>
        <table:table-row table:style-name="Table9.1">
          <table:table-cell table:style-name="Table9.A2" office:value-type="string">
            <text:p text:style-name="Table_20_Contents">Ctrl + Shift + S</text:p>
          </table:table-cell>
          <table:table-cell table:style-name="Table9.A2" office:value-type="string">
            <text:p text:style-name="Table_20_Contents"><text:span text:style-name="Strong_20_Emphasis">Soubor &gt; Uložit jako.</text:span></text:p>
            <text:p text:style-name="P25">Via drop-down menu on <text:span text:style-name="Strong_20_Emphasis">Save</text:span> icon on Standard toolbar.</text:p>
          </table:table-cell>
        </table:table-row>
        <table:table-row table:style-name="Table9.1">
          <table:table-cell table:style-name="Table9.A2" office:value-type="string">
            <text:p text:style-name="Table_20_Contents">Ctrl + U</text:p>
          </table:table-cell>
          <table:table-cell table:style-name="Table9.A2" office:value-type="string">
            <text:p text:style-name="Table_20_Contents"><text:span text:style-name="Strong_20_Emphasis">Underline</text:span> icon on Formatting toolbar.</text:p>
          </table:table-cell>
        </table:table-row>
        <table:table-row table:style-name="Table9.1">
          <table:table-cell table:style-name="Table9.A2" office:value-type="string">
            <text:p text:style-name="Table_20_Contents">Ctrl + V</text:p>
          </table:table-cell>
          <table:table-cell table:style-name="Table9.A2" office:value-type="string">
            <text:p text:style-name="Table_20_Contents"><text:span text:style-name="Strong_20_Emphasis">Úpravy &gt; Vložit.</text:span></text:p>
            <text:p text:style-name="Table_20_Contents"><text:span text:style-name="Strong_20_Emphasis">Paste</text:span> icon on Standard toolbar.</text:p>
          </table:table-cell>
        </table:table-row>
        <table:table-row table:style-name="Table9.1">
          <table:table-cell table:style-name="Table9.A2" office:value-type="string">
            <text:p text:style-name="Table_20_Contents">Ctrl + Shift + V</text:p>
          </table:table-cell>
          <table:table-cell table:style-name="Table9.A2" office:value-type="string">
            <text:p text:style-name="Table_20_Contents"><text:span text:style-name="Strong_20_Emphasis">Úpravy &gt; Vložit jinak &gt; Vložit jinak.</text:span></text:p>
          </table:table-cell>
        </table:table-row>
        <table:table-row table:style-name="Table9.1">
          <table:table-cell table:style-name="Table9.A2" office:value-type="string">
            <text:p text:style-name="Table_20_Contents">Ctrl + Alt + Shift + V</text:p>
          </table:table-cell>
          <table:table-cell table:style-name="Table9.A2" office:value-type="string">
            <text:p text:style-name="Table_20_Contents"><text:span text:style-name="Strong_20_Emphasis">Úpravy &gt; Vložit jinak &gt; Vložit neformátovaný text.</text:span></text:p>
          </table:table-cell>
        </table:table-row>
        <table:table-row table:style-name="Table9.1">
          <table:table-cell table:style-name="Table9.A2" office:value-type="string">
            <text:p text:style-name="Table_20_Contents">Ctrl + W</text:p>
          </table:table-cell>
          <table:table-cell table:style-name="Table9.A2" office:value-type="string">
            <text:p text:style-name="Table_20_Contents"><text:span text:style-name="Strong_20_Emphasis">Okno &gt; Zavřít okno.</text:span></text:p>
          </table:table-cell>
        </table:table-row>
        <table:table-row table:style-name="Table9.1">
          <table:table-cell table:style-name="Table9.A2" office:value-type="string">
            <text:p text:style-name="Table_20_Contents">Ctrl + X</text:p>
          </table:table-cell>
          <table:table-cell table:style-name="Table9.A2" office:value-type="string">
            <text:p text:style-name="Table_20_Contents"><text:span text:style-name="Strong_20_Emphasis">Úpravy &gt; Vyjmout.</text:span></text:p>
            <text:p text:style-name="Table_20_Contents"><text:span text:style-name="Strong_20_Emphasis">Cut</text:span> icon on Standard toolbar.</text:p>
          </table:table-cell>
        </table:table-row>
        <table:table-row table:style-name="Table9.1">
          <table:table-cell table:style-name="Table9.A2" office:value-type="string">
            <text:p text:style-name="Table_20_Contents">Ctrl + Y</text:p>
          </table:table-cell>
          <table:table-cell table:style-name="Table9.A2" office:value-type="string">
            <text:p text:style-name="Table_20_Contents"><text:span text:style-name="Strong_20_Emphasis">Úpravy &gt; Znovu.</text:span></text:p>
            <text:p text:style-name="Table_20_Contents"><text:span text:style-name="Strong_20_Emphasis">Redo</text:span> icon on Standard toolbar.</text:p>
          </table:table-cell>
        </table:table-row>
        <table:table-row table:style-name="Table9.1">
          <table:table-cell table:style-name="Table9.A2" office:value-type="string">
            <text:p text:style-name="Table_20_Contents">Ctrl + Shift + Y</text:p>
          </table:table-cell>
          <table:table-cell table:style-name="Table9.A2" office:value-type="string">
            <text:p text:style-name="Table_20_Contents"><text:span text:style-name="Strong_20_Emphasis">Úpravy &gt; Opakovat.</text:span></text:p>
          </table:table-cell>
        </table:table-row>
        <table:table-row table:style-name="Table9.1">
          <table:table-cell table:style-name="Table9.A2" office:value-type="string">
            <text:p text:style-name="Table_20_Contents">Ctrl + Z</text:p>
          </table:table-cell>
          <table:table-cell table:style-name="Table9.A2" office:value-type="string">
            <text:p text:style-name="Table_20_Contents"><text:span text:style-name="Strong_20_Emphasis">Úpravy &gt; Zpět.</text:span></text:p>
            <text:p text:style-name="Table_20_Contents"><text:span text:style-name="Strong_20_Emphasis">Undo</text:span> icon on Standard toolbar.</text:p>
          </table:table-cell>
        </table:table-row>
      </table:table>
      <text:p text:style-name="P43"><text:soft-page-break/>Tabulka <text:sequence text:ref-name="refTable3" text:name="Table" text:formula="ooow:Table+1" style:num-format="1">4</text:sequence>: Další klávesové zkratky pro nabídky a nástrojové lišty</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Linux</text:p>
            </table:table-cell>
            <table:table-cell table:style-name="Table10.A1" office:value-type="string">
              <text:p text:style-name="Table_20_Heading">Odpovídající volby hlavní nabídky / nástrojové lišty</text:p>
            </table:table-cell>
          </table:table-row>
        </table:table-header-rows>
        <table:table-row table:style-name="Table10.1">
          <table:table-cell table:style-name="Table10.A2" office:value-type="string">
            <text:p text:style-name="Table_20_Contents">Ctrl + Shift + Pg up</text:p>
          </table:table-cell>
          <table:table-cell table:style-name="Table10.A2" office:value-type="string">
            <text:p text:style-name="Table_20_Contents"><text:span text:style-name="Strong_20_Emphasis">Úpravy &gt; Vybrat &gt; Vybrat po předchozí list.</text:span> </text:p>
          </table:table-cell>
        </table:table-row>
        <table:table-row table:style-name="Table10.1">
          <table:table-cell table:style-name="Table10.A2" office:value-type="string">
            <text:p text:style-name="Table_20_Contents">Ctrl + Shift + Pg down</text:p>
          </table:table-cell>
          <table:table-cell table:style-name="Table10.A2" office:value-type="string">
            <text:p text:style-name="P11"><text:span text:style-name="Strong_20_Emphasis">Úpravy &gt; Vybrat &gt; Vybrat po následující lis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List &gt; Vymazat buňky.</text:span></text:p>
          </table:table-cell>
        </table:table-row>
        <table:table-row table:style-name="Table10.5">
          <table:table-cell table:style-name="Table10.A2" office:value-type="string">
            <text:p text:style-name="Table_20_Contents">Ctrl + Tab</text:p>
          </table:table-cell>
          <table:table-cell table:style-name="Table10.A2" office:value-type="string">
            <text:p text:style-name="Table_20_Contents"><text:span text:style-name="Strong_20_Emphasis">List &gt; Navigovat &gt; Na následující list</text:span>.</text:p>
          </table:table-cell>
        </table:table-row>
        <table:table-row table:style-name="Table10.5">
          <table:table-cell table:style-name="Table10.A2" office:value-type="string">
            <text:p text:style-name="Table_20_Contents">Ctrl + Shift + Tab</text:p>
          </table:table-cell>
          <table:table-cell table:style-name="Table10.A2" office:value-type="string">
            <text:p text:style-name="Table_20_Contents"><text:span text:style-name="Strong_20_Emphasis">List &gt; Navigovat &gt; Předchozí list</text:span>.</text:p>
          </table:table-cell>
        </table:table-row>
        <table:table-row table:style-name="Table10.1">
          <table:table-cell table:style-name="Table10.A2" office:value-type="string">
            <text:p text:style-name="Table_20_Contents">Ctrl + Space</text:p>
          </table:table-cell>
          <table:table-cell table:style-name="Table10.A2" office:value-type="string">
            <text:p text:style-name="Table_20_Contents"><text:span text:style-name="Strong_20_Emphasis">Úpravy &gt; Vybrat &gt; Vybrat sloupec.</text:span></text:p>
          </table:table-cell>
        </table:table-row>
        <table:table-row table:style-name="Table10.1">
          <table:table-cell table:style-name="Table10.A2" office:value-type="string">
            <text:p text:style-name="Table_20_Contents">Shift + Space</text:p>
          </table:table-cell>
          <table:table-cell table:style-name="Table10.A2" office:value-type="string">
            <text:p text:style-name="Table_20_Contents"><text:span text:style-name="Strong_20_Emphasis">Úpravy &gt; Vybrat &gt; Vybrat řádek.</text:span></text:p>
          </table:table-cell>
        </table:table-row>
        <table:table-row table:style-name="Table10.1">
          <table:table-cell table:style-name="Table10.A2" office:value-type="string">
            <text:p text:style-name="Table_20_Contents">Ctrl + Shift + Space</text:p>
          </table:table-cell>
          <table:table-cell table:style-name="Table10.A2" office:value-type="string">
            <text:p text:style-name="Table_20_Contents"><text:span text:style-name="Strong_20_Emphasis">Úpravy &gt; Vybrat vše.</text:span></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List &gt; Vložit buňky</text:span> (použijeme klávesu + na numerické klávesnici).</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List &gt; Smazat buňky.</text:span></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Úpravy &gt; Vybrat &gt; Vybrat oblast dat</text:span> (použijeme klávesu * na numerické klávesnici).</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Vložit &gt; Datum.</text:span></text:p>
          </table:table-cell>
        </table:table-row>
        <table:table-row table:style-name="Table10.5">
          <table:table-cell table:style-name="Table10.A2" office:value-type="string">
            <text:p text:style-name="Table_20_Contents">Ctrl + Shift + ;</text:p>
          </table:table-cell>
          <table:table-cell table:style-name="Table10.A2" office:value-type="string">
            <text:p text:style-name="Table_20_Contents"><text:span text:style-name="Strong_20_Emphasis">Vložit &gt; Čas.</text:span></text:p>
          </table:table-cell>
        </table:table-row>
        <table:table-row table:style-name="Table10.5">
          <table:table-cell table:style-name="Table10.A2" office:value-type="string">
            <text:p text:style-name="Table_20_Contents">Ctrl + `</text:p>
          </table:table-cell>
          <table:table-cell table:style-name="Table10.A2" office:value-type="string">
            <text:p text:style-name="Table_20_Contents"><text:span text:style-name="Strong_20_Emphasis">Zobrazit &gt; Zobrazit vzorec.</text:span> Znak obrácené čárky (`) najdeme vlevo od klávesy "1" na mnoha anglických klávesnicích. In the Windows build of LibreOffice Calc 7.0, the grave character is omitted from the menu option.</text:p>
          </table:table-cell>
        </table:table-row>
      </table:table>
      <text:h text:style-name="Heading_20_2" text:outline-level="2"><text:bookmark-start text:name="__RefHeading___Toc3133_3463906016"/>Další klávesové zkratky aplikace Calc<text:bookmark-end text:name="__RefHeading___Toc3133_3463906016"/></text:h>
      <text:p text:style-name="P34">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on the Standard and Formatting toolbars.</text:p>
      <text:p text:style-name="P54">Tabulka <text:sequence text:ref-name="refTable4" text:name="Table" text:formula="ooow:Table+1" style:num-format="1">5</text:sequence>: Klávesové zkratky dalších funkčních kláve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Linux</text:p>
            </table:table-cell>
            <table:table-cell table:style-name="Table7.A1" office:value-type="string">
              <text:p text:style-name="Table_20_Heading">Popis</text:p>
            </table:table-cell>
          </table:table-row>
        </table:table-header-rows>
        <table:table-row table:style-name="Table7.1">
          <table:table-cell table:style-name="Table7.A2" office:value-type="string">
            <text:p text:style-name="Table_20_Contents">Shift + F1</text:p>
          </table:table-cell>
          <table:table-cell table:style-name="Table7.A2" office:value-type="string">
            <text:p text:style-name="Table_20_Contents">Zobrazí kontextovou nápovědu.</text:p>
          </table:table-cell>
        </table:table-row>
        <table:table-row table:style-name="Table7.1">
          <table:table-cell table:style-name="Table7.A2" office:value-type="string">
            <text:p text:style-name="Table_20_Contents">Ctrl + F1</text:p>
          </table:table-cell>
          <table:table-cell table:style-name="Table7.A2" office:value-type="string">
            <text:p text:style-name="Table_20_Contents">Zobrazí komentář připojený k aktuální buňce.</text:p>
          </table:table-cell>
        </table:table-row>
        <table:table-row table:style-name="Table7.1">
          <table:table-cell table:style-name="Table7.A2" office:value-type="string">
            <text:p text:style-name="Table_20_Contents">Ctrl + Shift + F2</text:p>
          </table:table-cell>
          <table:table-cell table:style-name="Table7.A2" office:value-type="string">
            <text:p text:style-name="Table_20_Contents">Přesune kurzor do vstupní řádky, kde můžeme zadat vzorec pro aktuální buňku.</text:p>
          </table:table-cell>
        </table:table-row>
        <table:table-row table:style-name="Table7.1">
          <table:table-cell table:style-name="Table7.A2" office:value-type="string">
            <text:p text:style-name="Table_20_Contents">Ctrl + Shift + F5</text:p>
            <text:p text:style-name="Table_20_Contents">Ctrl + Shift + T</text:p>
          </table:table-cell>
          <table:table-cell table:style-name="Table7.A2" office:value-type="string">
            <text:p text:style-name="Table_20_Contents">Moves the cursor to the Name Box field on the Formula bar.</text:p>
          </table:table-cell>
        </table:table-row>
      </table:table>
      <text:p text:style-name="P44">Tabulka <text:sequence text:ref-name="refTable5" text:name="Table" text:formula="ooow:Table+1" style:num-format="1">6</text:sequence>: Další klávesové zkratky s písmeny</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Linux</text:p>
            </table:table-cell>
            <table:table-cell table:style-name="Table11.A1" office:value-type="string">
              <text:p text:style-name="Table_20_Heading">Popis</text:p>
            </table:table-cell>
          </table:table-row>
        </table:table-header-rows>
        <table:table-row table:style-name="Table11.1">
          <table:table-cell table:style-name="Table11.A2" office:value-type="string">
            <text:p text:style-name="Table_20_Contents">Ctrl + A</text:p>
          </table:table-cell>
          <table:table-cell table:style-name="Table11.A2" office:value-type="string">
            <text:p text:style-name="Table_20_Contents">Vybereme všechny buňky v aktuálním listu.</text:p>
          </table:table-cell>
        </table:table-row>
        <table:table-row table:style-name="Table11.1">
          <table:table-cell table:style-name="Table11.A2" office:value-type="string">
            <text:p text:style-name="Table_20_Contents">Ctrl + Shift + R</text:p>
          </table:table-cell>
          <table:table-cell table:style-name="Table11.A2" office:value-type="string">
            <text:p text:style-name="Table_20_Contents">Překreslí zobrazení dokumentu.</text:p>
          </table:table-cell>
        </table:table-row>
        <table:table-row table:style-name="Table11.1">
          <table:table-cell table:style-name="Table11.A2" office:value-type="string">
            <text:p text:style-name="Table_20_Contents">Ctrl + Shift + Z</text:p>
          </table:table-cell>
          <table:table-cell table:style-name="Table11.A2" office:value-type="string">
            <text:p text:style-name="Table_20_Contents">Vrátí poslední provedenou akci pomocí příkazu Zpět.</text:p>
          </table:table-cell>
        </table:table-row>
      </table:table>
      <text:p text:style-name="P42"><text:soft-page-break/>Tabulka <text:sequence text:ref-name="refTable6" text:name="Table" text:formula="ooow:Table+1" style:num-format="1">7</text:sequence>: Klávesové zkratky kláves se šipkami</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Linux</text:p>
            </table:table-cell>
            <table:table-cell table:style-name="Table12.A1" office:value-type="string">
              <text:p text:style-name="Table_20_Heading">Popis</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Přesune zaměření na buňku nad aktuální buňkou.</text:p>
          </table:table-cell>
        </table:table-row>
        <table:table-row table:style-name="Table12.1">
          <table:table-cell table:style-name="Table12.A2" office:value-type="string">
            <text:p text:style-name="P4">Ctrl + 🠕</text:p>
          </table:table-cell>
          <table:table-cell table:style-name="Table12.A2" office:value-type="string">
            <text:p text:style-name="Table_20_Contents">Přesune kurzor směrem nahoru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P4">Shift + 🠕</text:p>
          </table:table-cell>
          <table:table-cell table:style-name="Table12.A2" office:value-type="string">
            <text:p text:style-name="Table_20_Contents">Vybere sousední buňku nebo buňky umístěné směrem nahoru.</text:p>
          </table:table-cell>
        </table:table-row>
        <table:table-row table:style-name="Table12.1">
          <table:table-cell table:style-name="Table12.A2" office:value-type="string">
            <text:p text:style-name="P4">Ctrl + Shift + 🠕</text:p>
          </table:table-cell>
          <table:table-cell table:style-name="Table12.A2" office:value-type="string">
            <text:p text:style-name="Table_20_Contents">Vybere buňky směrem nahoru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P4">Alt + Shift + 🠕</text:p>
          </table:table-cell>
          <table:table-cell table:style-name="Table12.A2" office:value-type="string">
            <text:p text:style-name="Table_20_Contents">Optimalizuje výšku řádku na základě aktuální buňky.</text:p>
          </table:table-cell>
        </table:table-row>
        <table:table-row table:style-name="Table12.1">
          <table:table-cell table:style-name="Table12.A2" office:value-type="string">
            <text:p text:style-name="P5">🠖</text:p>
          </table:table-cell>
          <table:table-cell table:style-name="Table12.A2" office:value-type="string">
            <text:p text:style-name="Table_20_Contents">Přesune zaměření na buňku vpravo od aktuální buňky.</text:p>
          </table:table-cell>
        </table:table-row>
        <table:table-row table:style-name="Table12.1">
          <table:table-cell table:style-name="Table12.A2" office:value-type="string">
            <text:p text:style-name="P4">Ctrl + 🠖</text:p>
          </table:table-cell>
          <table:table-cell table:style-name="Table12.A2" office:value-type="string">
            <text:p text:style-name="Table_20_Contents">Přesune kurzor směrem doprava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P4">Shift + 🠖</text:p>
          </table:table-cell>
          <table:table-cell table:style-name="Table12.A2" office:value-type="string">
            <text:p text:style-name="Table_20_Contents">Vybere sousední buňku nebo buňky umístěné směrem doprava.</text:p>
          </table:table-cell>
        </table:table-row>
        <table:table-row table:style-name="Table12.1">
          <table:table-cell table:style-name="Table12.A2" office:value-type="string">
            <text:p text:style-name="P4">Ctrl + Shift + 🠖</text:p>
          </table:table-cell>
          <table:table-cell table:style-name="Table12.A2" office:value-type="string">
            <text:p text:style-name="Table_20_Contents">Vybere buňky směrem doprava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P4">Alt + 🠖</text:p>
          </table:table-cell>
          <table:table-cell table:style-name="Table12.A2" office:value-type="string">
            <text:p text:style-name="Table_20_Contents">Zvětší šířku aktuální sloupce.</text:p>
          </table:table-cell>
        </table:table-row>
        <table:table-row table:style-name="Table12.1">
          <table:table-cell table:style-name="Table12.A2" office:value-type="string">
            <text:p text:style-name="P4">Alt + Shift + 🠖</text:p>
          </table:table-cell>
          <table:table-cell table:style-name="Table12.A2" office:value-type="string">
            <text:p text:style-name="Table_20_Contents">Optimalizuje šířku sloupce na základě aktuální buňky.</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Přesune zaměření na buňku pod aktuální buňkou.</text:p>
          </table:table-cell>
        </table:table-row>
        <table:table-row table:style-name="Table12.1">
          <table:table-cell table:style-name="Table12.A2" office:value-type="string">
            <text:p text:style-name="Table_20_Contents">Ctrl + 🠗</text:p>
          </table:table-cell>
          <table:table-cell table:style-name="Table12.A2" office:value-type="string">
            <text:p text:style-name="Table_20_Contents">Přesune kurzor směrem dolů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Table_20_Contents">Alt + 🠗</text:p>
          </table:table-cell>
          <table:table-cell table:style-name="Table12.A2" office:value-type="string">
            <text:p text:style-name="Table_20_Contents">Otevře rozevírací seznam textových položek, které byly dříve zadány do jiných buněk ve stejném sloupci.</text:p>
          </table:table-cell>
        </table:table-row>
        <table:table-row table:style-name="Table12.1">
          <table:table-cell table:style-name="Table12.A2" office:value-type="string">
            <text:p text:style-name="Table_20_Contents">Shift + 🠗</text:p>
          </table:table-cell>
          <table:table-cell table:style-name="Table12.A2" office:value-type="string">
            <text:p text:style-name="Table_20_Contents">Vybere sousední buňku nebo buňky umístěné směrem dolů.</text:p>
          </table:table-cell>
        </table:table-row>
        <table:table-row table:style-name="Table12.1">
          <table:table-cell table:style-name="Table12.A2" office:value-type="string">
            <text:p text:style-name="Table_20_Contents">Ctrl + Shift + 🠗</text:p>
          </table:table-cell>
          <table:table-cell table:style-name="Table12.A2" office:value-type="string">
            <text:p text:style-name="Table_20_Contents">Vybere buňky směrem dolů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Table_20_Contents">Alt + Shift + 🠗</text:p>
          </table:table-cell>
          <table:table-cell table:style-name="Table12.A2" office:value-type="string">
            <text:p text:style-name="Table_20_Contents">Optimalizuje výšku řádku na základě aktuální buňky.</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Přesune zaměření na buňku vlevo od aktuální buňky.</text:p>
          </table:table-cell>
        </table:table-row>
        <table:table-row table:style-name="Table12.1">
          <table:table-cell table:style-name="Table12.A2" office:value-type="string">
            <text:p text:style-name="Table_20_Contents">Ctrl + 🠔</text:p>
          </table:table-cell>
          <table:table-cell table:style-name="Table12.A2" office:value-type="string">
            <text:p text:style-name="Table_20_Contents">Přesune kurzor směrem doleva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Table_20_Contents">Shift + 🠔</text:p>
          </table:table-cell>
          <table:table-cell table:style-name="Table12.A2" office:value-type="string">
            <text:p text:style-name="Table_20_Contents">Selects the adjacent cell or cells located in the left direction.</text:p>
          </table:table-cell>
        </table:table-row>
        <table:table-row table:style-name="Table12.1">
          <table:table-cell table:style-name="Table12.A2" office:value-type="string">
            <text:p text:style-name="Table_20_Contents">Ctrl + Shift + 🠔</text:p>
          </table:table-cell>
          <table:table-cell table:style-name="Table12.A2" office:value-type="string">
            <text:p text:style-name="Table_20_Contents">Vybere buňky směrem doleva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Table_20_Contents">Alt + 🠔</text:p>
          </table:table-cell>
          <table:table-cell table:style-name="Table12.A2" office:value-type="string">
            <text:p text:style-name="Table_20_Contents">Zmenší šířku aktuálního sloupce.</text:p>
          </table:table-cell>
        </table:table-row>
        <table:table-row table:style-name="Table12.1">
          <table:table-cell table:style-name="Table12.A2" office:value-type="string">
            <text:p text:style-name="Table_20_Contents">Alt + Shift + 🠔</text:p>
          </table:table-cell>
          <table:table-cell table:style-name="Table12.A2" office:value-type="string">
            <text:p text:style-name="Table_20_Contents">Optimalizuje šířku sloupce na základě aktuální buňky.</text:p>
          </table:table-cell>
        </table:table-row>
      </table:table>
      <text:p text:style-name="P42"><text:soft-page-break/>Tabulka <text:sequence text:ref-name="refTable7" text:name="Table" text:formula="ooow:Table+1" style:num-format="1">8</text:sequence>: Klávesové zkratky využívající kláves Home a End</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Linux</text:p>
            </table:table-cell>
            <table:table-cell table:style-name="Table13.A1" office:value-type="string">
              <text:p text:style-name="Table_20_Heading">Popis</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Přesune kurzor do první buňky aktuálního řádku.</text:p>
          </table:table-cell>
        </table:table-row>
        <table:table-row table:style-name="Table13.1">
          <table:table-cell table:style-name="Table13.A2" office:value-type="string">
            <text:p text:style-name="Table_20_Contents">Ctrl + Home</text:p>
          </table:table-cell>
          <table:table-cell table:style-name="Table13.A2" office:value-type="string">
            <text:p text:style-name="Table_20_Contents">Přesune kurzor do první buňky (A1) aktuálního listu.</text:p>
          </table:table-cell>
        </table:table-row>
        <table:table-row table:style-name="Table13.1">
          <table:table-cell table:style-name="Table13.A2" office:value-type="string">
            <text:p text:style-name="Table_20_Contents">Shift + Home</text:p>
          </table:table-cell>
          <table:table-cell table:style-name="Table13.A2" office:value-type="string">
            <text:p text:style-name="Table_20_Contents">Vybereme buňky od kurzoru k první buňce aktuálního řádku.</text:p>
          </table:table-cell>
        </table:table-row>
        <table:table-row table:style-name="Table13.1">
          <table:table-cell table:style-name="Table13.A2" office:value-type="string">
            <text:p text:style-name="Table_20_Contents">Ctrl + Shift + Home</text:p>
          </table:table-cell>
          <table:table-cell table:style-name="Table13.A2" office:value-type="string">
            <text:p text:style-name="Table_20_Contents">Vybere všechny buňky od kurzoru až k první buňce (A1) aktuálního listu.</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Přesune kurzor v aktuálním řádku do poslední sloupce sloupce obsahujícího data v listu.</text:p>
          </table:table-cell>
        </table:table-row>
        <table:table-row table:style-name="Table13.1">
          <table:table-cell table:style-name="Table13.A2" office:value-type="string">
            <text:p text:style-name="Table_20_Contents">Ctrl + End</text:p>
          </table:table-cell>
          <table:table-cell table:style-name="Table13.A2" office:value-type="string">
            <text:p text:style-name="Table_20_Contents">Přesune kurzor na buňku v posledním sloupci a řádku, který obsahuje data v aktuálním listu.</text:p>
          </table:table-cell>
        </table:table-row>
        <table:table-row table:style-name="Table13.1">
          <table:table-cell table:style-name="Table13.A2" office:value-type="string">
            <text:p text:style-name="Table_20_Contents">Shift + End</text:p>
          </table:table-cell>
          <table:table-cell table:style-name="Table13.A2" office:value-type="string">
            <text:p text:style-name="Table_20_Contents">Vybere buňky v aktuálním řádku od kurzoru k buňce v posledním sloupci obsahujícím data v listu.</text:p>
          </table:table-cell>
        </table:table-row>
        <table:table-row table:style-name="Table13.1">
          <table:table-cell table:style-name="Table13.A2" office:value-type="string">
            <text:p text:style-name="Table_20_Contents">Ctrl + Shift + End</text:p>
          </table:table-cell>
          <table:table-cell table:style-name="Table13.A2" office:value-type="string">
            <text:p text:style-name="Table_20_Contents">Vybere všechny buňky od kurzoru k buňce v posledním sloupci a řádku, která obsahuje data v aktuálním listu.</text:p>
          </table:table-cell>
        </table:table-row>
      </table:table>
      <text:p text:style-name="P42">Table <text:sequence text:ref-name="refTable8" text:name="Table" text:formula="ooow:Table+1" style:num-format="1">9</text:sequence>: Others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Linux</text:p>
            </table:table-cell>
            <table:table-cell table:style-name="Table14.A1" office:value-type="string">
              <text:p text:style-name="Table_20_Heading">Popis</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Přesun o jednu stránku (obrazovku) nahoru.</text:p>
          </table:table-cell>
        </table:table-row>
        <table:table-row table:style-name="Table14.1">
          <table:table-cell table:style-name="Table14.A2" office:value-type="string">
            <text:p text:style-name="Table_20_Contents">Ctrl + Pg up</text:p>
          </table:table-cell>
          <table:table-cell table:style-name="Table14.A2" office:value-type="string">
            <text:p text:style-name="Table_20_Contents">Přejde na předchozí list.</text:p>
          </table:table-cell>
        </table:table-row>
        <table:table-row table:style-name="Table14.1">
          <table:table-cell table:style-name="Table14.A2" office:value-type="string">
            <text:p text:style-name="Table_20_Contents">Shift + Pg up</text:p>
          </table:table-cell>
          <table:table-cell table:style-name="Table14.A2" office:value-type="string">
            <text:p text:style-name="Table_20_Contents">Vybereme buňky od kurzoru až na řádek, který je o jednu stránku výše.</text:p>
          </table:table-cell>
        </table:table-row>
        <table:table-row table:style-name="Table14.1">
          <table:table-cell table:style-name="Table14.A2" office:value-type="string">
            <text:p text:style-name="Table_20_Contents">Alt + Pg up</text:p>
          </table:table-cell>
          <table:table-cell table:style-name="Table14.A2" office:value-type="string">
            <text:p text:style-name="Table_20_Contents">Přesun o jednu stránku (obrazovku) doleva.</text:p>
          </table:table-cell>
        </table:table-row>
        <table:table-row table:style-name="Table14.1">
          <table:table-cell table:style-name="Table14.A2" office:value-type="string">
            <text:p text:style-name="Table_20_Contents">Alt + Shift + Pg up</text:p>
          </table:table-cell>
          <table:table-cell table:style-name="Table14.A2" office:value-type="string">
            <text:p text:style-name="Table_20_Contents">Vybere buňky od kurzoru až po sloupec, který je o jednu stránku vlevo.</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Přesun o jednu stránku (obrazovku) dolů.</text:p>
          </table:table-cell>
        </table:table-row>
        <table:table-row table:style-name="Table14.1">
          <table:table-cell table:style-name="Table14.A2" office:value-type="string">
            <text:p text:style-name="Table_20_Contents">Ctrl + Pg down</text:p>
          </table:table-cell>
          <table:table-cell table:style-name="Table14.A2" office:value-type="string">
            <text:p text:style-name="Table_20_Contents">Přesun na další list.</text:p>
          </table:table-cell>
        </table:table-row>
        <table:table-row table:style-name="Table14.1">
          <table:table-cell table:style-name="Table14.A2" office:value-type="string">
            <text:p text:style-name="Table_20_Contents">Shift + Pg down</text:p>
          </table:table-cell>
          <table:table-cell table:style-name="Table14.A2" office:value-type="string">
            <text:p text:style-name="Table_20_Contents">Vybere buňky od kurzoru až po řádek, který je o stránku níže.</text:p>
          </table:table-cell>
        </table:table-row>
        <table:table-row table:style-name="Table14.1">
          <table:table-cell table:style-name="Table14.A2" office:value-type="string">
            <text:p text:style-name="Table_20_Contents">Alt + Pg down</text:p>
          </table:table-cell>
          <table:table-cell table:style-name="Table14.A2" office:value-type="string">
            <text:p text:style-name="Table_20_Contents">Přesun o jednu stránky (obrazovku) doprava.</text:p>
          </table:table-cell>
        </table:table-row>
        <table:table-row table:style-name="Table14.1">
          <table:table-cell table:style-name="Table14.A2" office:value-type="string">
            <text:p text:style-name="Table_20_Contents">Alt + Shift + Pg down</text:p>
          </table:table-cell>
          <table:table-cell table:style-name="Table14.A2" office:value-type="string">
            <text:p text:style-name="Table_20_Contents">Vybere buňky od kurzoru až po sloupec, který je o jednu stránku vpravo.</text:p>
          </table:table-cell>
        </table:table-row>
      </table:table>
      <text:p text:style-name="P42">Tabulka <text:sequence text:ref-name="refTable9" text:name="Table" text:formula="ooow:Table+1" style:num-format="1">10</text:sequence>: Další různé klávesové zkratk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Linux</text:p>
            </table:table-cell>
            <table:table-cell table:style-name="Table15.A1" office:value-type="string">
              <text:p text:style-name="Table_20_Heading">Popis</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Zruší aktuální úpravu buňky.</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Po provedení výběru otevře dialogové okno Vložit jinak.</text:p>
          </table:table-cell>
        </table:table-row>
        <table:table-row table:style-name="Table15.1">
          <table:table-cell table:style-name="Table15.A2" office:value-type="string">
            <text:p text:style-name="Table_20_Contents">Ctrl + Insert</text:p>
          </table:table-cell>
          <table:table-cell table:style-name="Table15.A2" office:value-type="string">
            <text:p text:style-name="Table_20_Contents">Zkopíruje vybranou buňku nebo oblast buněk do schránky a připraví se na pozdější operaci vložení.</text:p>
          </table:table-cell>
        </table:table-row>
        <table:table-row table:style-name="Table15.1">
          <table:table-cell table:style-name="Table15.A2" office:value-type="string">
            <text:p text:style-name="Table_20_Contents">Shift + Insert</text:p>
          </table:table-cell>
          <table:table-cell table:style-name="Table15.A2" office:value-type="string">
            <text:p text:style-name="Table_20_Contents">Vloží obsah schránky do vybraných buněk.</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Odstraní obsah buňky bez dialogu (neodstraní formátování).</text:p>
          </table:table-cell>
        </table:table-row>
        <table:table-row table:style-name="Table15.1">
          <table:table-cell table:style-name="Table15.A2" office:value-type="string">
            <text:p text:style-name="Table_20_Contents">Shift + Delete</text:p>
          </table:table-cell>
          <table:table-cell table:style-name="Table15.A2" office:value-type="string">
            <text:p text:style-name="Table_20_Contents">Odebere a zkopíruje výběr do schránky.</text:p>
          </table:table-cell>
        </table:table-row>
        <table:table-row table:style-name="Table15.1">
          <table:table-cell table:style-name="Table15.A2" office:value-type="string">
            <text:p text:style-name="Table_20_Contents">Ctrl + Backspace</text:p>
          </table:table-cell>
          <table:table-cell table:style-name="Table15.A2" office:value-type="string">
            <text:p text:style-name="Table_20_Contents">Pokud není vybraná buňka viditelná na obrazovce, přesune pohled zpět na tuto buňku.</text:p>
          </table:table-cell>
        </table:table-row>
        <table:table-row table:style-name="Table15.1">
          <table:table-cell table:style-name="Table15.A2" office:value-type="string">
            <text:p text:style-name="Table_20_Contents">Shift + Backspace</text:p>
          </table:table-cell>
          <table:table-cell table:style-name="Table15.A2" office:value-type="string">
            <text:p text:style-name="Table_20_Contents">Zruší výběr aktuálního výběru buněk bez odstranění obsahu.</text:p>
          </table:table-cell>
        </table:table-row>
        <text:soft-page-break/>
        <table:table-row table:style-name="Table15.1">
          <table:table-cell table:style-name="Table15.A2" office:value-type="string">
            <text:p text:style-name="Table_20_Contents">Alt + Backspace</text:p>
          </table:table-cell>
          <table:table-cell table:style-name="Table15.A2" office:value-type="string">
            <text:p text:style-name="Table_20_Contents">Vrátí poslední příkaz nebo poslední položku, kterou jsme zadali.</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Vybere buňky, na kterých je aktuální buňka závislá.</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Vybere buňky, které jsou závislé na aktuální buňce.</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
            <text:p text:style-name="P29">Vybere buňky v rozsahu maticového vzorce, který obsahuje kurzor.</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
            <text:p text:style-name="P29">Zkopíruje obsah buňky nad kurzorem do aktuální buňky, ale zůstane v aktuální buňce v režimu úpravy, takže můžeme provádět další změny.</text:p>
            <text:p text:style-name="P29">Použijeme klávesu jednoduchého apostrofu.</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Přesune kurzor na další buňku ve vybrané oblasti shora dolů a poté zleva doprava. To specify in which direction the cursor moves, go to <text:span text:style-name="Strong_20_Emphasis">Tools &gt; Options &gt; LibreOffice Calc &gt; General</text:span> on the Menu bar.</text:p>
          </table:table-cell>
        </table:table-row>
        <table:table-row table:style-name="Table15.1">
          <table:table-cell table:style-name="Table15.A2" office:value-type="string">
            <text:p text:style-name="Table_20_Contents">Ctrl + Enter</text:p>
          </table:table-cell>
          <table:table-cell table:style-name="Table15.A2" office:value-type="string">
            <text:p text:style-name="Table_20_Contents">Při úpravě buňky vloží do aktuální buňky ruční zalomení řádku.</text:p>
          </table:table-cell>
        </table:table-row>
        <table:table-row table:style-name="Table15.1">
          <table:table-cell table:style-name="Table15.A2" office:value-type="string">
            <text:p text:style-name="Table_20_Contents">Ctrl + Shift + Enter</text:p>
          </table:table-cell>
          <table:table-cell table:style-name="Table15.A2" office:value-type="string">
            <text:p text:style-name="Table_20_Contents">Vytvoří matici v aktuální oblasti pomocí informací zadaných ve vstupním řádku.</text:p>
          </table:table-cell>
        </table:table-row>
        <table:table-row table:style-name="Table15.1">
          <table:table-cell table:style-name="Table15.A2" office:value-type="string">
            <text:p text:style-name="Table_20_Contents">Alt + Enter</text:p>
          </table:table-cell>
          <table:table-cell table:style-name="Table15.A2" office:value-type="string">
            <text:p text:style-name="Table_20_Contents">Vyplní vybranou oblast buněk vzorcem, který jsme zadali do vstupního řádku.</text:p>
          </table:table-cell>
        </table:table-row>
        <table:table-row table:style-name="Table15.1">
          <table:table-cell table:style-name="Table15.A2" office:value-type="string">
            <text:p text:style-name="P24">Alt+=</text:p>
          </table:table-cell>
          <table:table-cell table:style-name="Table15.A2" office:value-type="string">
            <text:p text:style-name="P24">Equivalent to selecting <text:span text:style-name="Strong_20_Emphasis">Select Function &gt; Sum</text:span> on the Formula bar.</text:p>
          </table:table-cell>
        </table:table-row>
      </table:table>
      <text:h text:style-name="Heading_20_2" text:outline-level="2"><text:bookmark-start text:name="__RefHeading___Toc3135_3463906016"/>Klávesové zkratky grafu<text:bookmark-end text:name="__RefHeading___Toc3135_3463906016"/></text:h>
      <text:p text:style-name="P35">Tabulka <text:sequence-ref text:reference-format="value" text:ref-name="refTable10">11</text:sequence-ref><text:s/>uvádí některé klávesové zkratky, které jsou k dispozici v grafu aplikace Calc.</text:p>
      <text:list xml:id="list3608438069" text:style-name="Heading_20_Tip">
        <text:list-item>
          <text:p text:style-name="Heading_20_Tip">Tip</text:p>
        </text:list-item>
      </text:list>
      <text:p text:style-name="Text_20_Note">Můžeme použít klávesu <text:span text:style-name="Keystroke">Alt</text:span> ve spojení s klávesami šipek, plus (<text:span text:style-name="Keystroke">+</text:span>) a mínus (<text:span text:style-name="Keystroke">-</text:span>) pro jemnější pohyb prvků a tím pro větší přesnost umístění jednotlivých prvků v grafu.</text:p>
      <text:p text:style-name="P54">Tabulka <text:sequence text:ref-name="refTable10" text:name="Table" text:formula="ooow:Table+1" style:num-format="1">11</text:sequence>: Klávesové zkratky</text:p>
      <table:table table:name="Table1" table:style-name="Table1">
        <table:table-column table:style-name="Table1.A"/>
        <table:table-column table:style-name="Table1.B"/>
        <table:table-header-rows>
          <table:table-row table:style-name="Table1.1">
            <table:table-cell table:style-name="Table1.A1" office:value-type="string">
              <text:p text:style-name="P58">Windows/Linux</text:p>
            </table:table-cell>
            <table:table-cell table:style-name="Table1.A1" office:value-type="string">
              <text:p text:style-name="Table_20_Heading">Akce</text:p>
            </table:table-cell>
          </table:table-row>
        </table:table-header-rows>
        <table:table-row table:style-name="Table1.1">
          <table:table-cell table:style-name="Table1.A2" office:value-type="string">
            <text:p text:style-name="Table_20_Contents">Tabulátor</text:p>
          </table:table-cell>
          <table:table-cell table:style-name="Table1.A2" office:value-type="string">
            <text:p text:style-name="Table_20_Contents">Vybere další prvek grafu.</text:p>
          </table:table-cell>
        </table:table-row>
        <table:table-row table:style-name="Table1.1">
          <table:table-cell table:style-name="Table1.A2" office:value-type="string">
            <text:p text:style-name="Table_20_Contents">Shift + tabulátor</text:p>
          </table:table-cell>
          <table:table-cell table:style-name="Table1.A2" office:value-type="string">
            <text:p text:style-name="Table_20_Contents">Vybere předchozí prvek grafu.</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Vybere první prvek grafu.</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Vybere poslední prvek grafu.</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Zruší výběr.</text:p>
          </table:table-cell>
        </table:table-row>
        <table:table-row table:style-name="Table1.1">
          <table:table-cell table:style-name="Table1.A2" office:value-type="string">
            <text:p text:style-name="Table_20_Contents">Šipky</text:p>
          </table:table-cell>
          <table:table-cell table:style-name="Table1.A2" office:value-type="string">
            <text:p text:style-name="Table_20_Contents">Přesouvají prvek ve směru šipky.</text:p>
          </table:table-cell>
        </table:table-row>
        <table:table-row table:style-name="Table1.1">
          <table:table-cell table:style-name="Table1.A2" office:value-type="string">
            <text:p text:style-name="Table_20_Contents">Šipky ve výsečových grafech</text:p>
          </table:table-cell>
          <table:table-cell table:style-name="Table1.A2" office:value-type="string">
            <text:p text:style-name="Table_20_Contents">Přesunou vybraný segment výseče ve směru šipky.</text:p>
          </table:table-cell>
        </table:table-row>
        <table:table-row table:style-name="Table1.1">
          <table:table-cell table:style-name="Table1.A2" office:value-type="string">
            <text:p text:style-name="Table_20_Contents">Klávesa F2 v popisech</text:p>
          </table:table-cell>
          <table:table-cell table:style-name="Table1.A2" office:value-type="string">
            <text:p text:style-name="Table_20_Contents">Vstup do režimu zadávání textu.</text:p>
          </table:table-cell>
        </table:table-row>
        <table:table-row table:style-name="Table1.1">
          <table:table-cell table:style-name="Table1.A2" office:value-type="string">
            <text:p text:style-name="Table_20_Contents">Klávesa F3 v legendách a datových řadách</text:p>
          </table:table-cell>
          <table:table-cell table:style-name="Table1.A2" office:value-type="string">
            <text:p text:style-name="Table_20_Contents">Otevírá skupiny, takže můžeme upravovat jednotlivé komponenty.</text:p>
          </table:table-cell>
        </table:table-row>
        <table:table-row table:style-name="Table1.1">
          <table:table-cell table:style-name="Table1.A2" office:value-type="string">
            <text:p text:style-name="Table_20_Contents">Kombinace kláves Ctrl + F3 v legendách a datových řadách</text:p>
          </table:table-cell>
          <table:table-cell table:style-name="Table1.A2" office:value-type="string">
            <text:p text:style-name="Table_20_Contents">Ukonči režim práce ve skupině.</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Zvětší nebo zmenší graf (použijeme klávesy +/- na numerické klávesnici).</text:p>
          </table:table-cell>
        </table:table-row>
        <text:soft-page-break/>
        <table:table-row table:style-name="Table1.1">
          <table:table-cell table:style-name="Table1.A2" office:value-type="string">
            <text:p text:style-name="Table_20_Contents">+/- ve výsečových grafech</text:p>
          </table:table-cell>
          <table:table-cell table:style-name="Table1.A2" office:value-type="string">
            <text:p text:style-name="Table_20_Contents">Přesune vybranou výseč mimo nebo do výsečového grafu (použijeme klávesy +/- na numerické klávesnici).</text:p>
          </table:table-cell>
        </table:table-row>
      </table:table>
      <text:h text:style-name="Heading_20_2" text:outline-level="2"><text:bookmark-start text:name="__RefHeading___Toc3137_3463906016"/>Klávesové zkratky osnovy<text:bookmark-end text:name="__RefHeading___Toc3137_3463906016"/></text:h>
      <text:p text:style-name="P36">Tabulka <text:sequence-ref text:reference-format="value" text:ref-name="refTable11">12</text:sequence-ref><text:s/>popisuje klávesové zkratky, které jsou k dispozici v okně osnovy. Pokud chceme použít tyto klávesové zkratky, stiskneme klávesu F6 nebo Shift + F6, dokud se nedostaneme do svislého nebo vodorovného okna osnovy.</text:p>
      <text:p text:style-name="P54">Tabulka <text:sequence text:ref-name="refTable11" text:name="Table" text:formula="ooow:Table+1" style:num-format="1">12</text:sequence>: Klávesové zkratky osnovy</text:p>
      <table:table table:name="Table4" table:style-name="Table4">
        <table:table-column table:style-name="Table4.A"/>
        <table:table-column table:style-name="Table4.B"/>
        <table:table-row table:style-name="Table4.1">
          <table:table-cell table:style-name="Table4.A1" office:value-type="string">
            <text:p text:style-name="P60">Windows/Linux</text:p>
          </table:table-cell>
          <table:table-cell table:style-name="Table4.A1" office:value-type="string">
            <text:p text:style-name="Table_20_Heading">Akce</text:p>
          </table:table-cell>
        </table:table-row>
        <table:table-row table:style-name="Table4.1">
          <table:table-cell table:style-name="Table4.A2" office:value-type="string">
            <text:p text:style-name="Table_20_Contents">Tabulátor</text:p>
          </table:table-cell>
          <table:table-cell table:style-name="Table4.A2" office:value-type="string">
            <text:p text:style-name="Table_20_Contents">Cyklicky prochází všechny položky osnovy shora dolů nebo zleva doprava.</text:p>
          </table:table-cell>
        </table:table-row>
        <table:table-row table:style-name="Table4.1">
          <table:table-cell table:style-name="Table4.A2" office:value-type="string">
            <text:p text:style-name="Table_20_Contents">Shift + tabulátor</text:p>
          </table:table-cell>
          <table:table-cell table:style-name="Table4.A2" office:value-type="string">
            <text:p text:style-name="Table_20_Contents">Cyklicky prochází všechny položky osnovy v opačném směru.</text:p>
          </table:table-cell>
        </table:table-row>
        <table:table-row table:style-name="Table4.1">
          <table:table-cell table:style-name="Table4.A2" office:value-type="string">
            <text:p text:style-name="Table_20_Contents">Ctrl + 1 až Ctrl + 8</text:p>
          </table:table-cell>
          <table:table-cell table:style-name="Table4.A2" office:value-type="string">
            <text:p text:style-name="Table_20_Contents">Zobrazí všechny úrovně až do zadaného čísla úrovně a zároveň skryje v osnově všechny úrovně s vyšším číslem.</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Zobrazí (+) nebo skryje (-) prvky vybrané skupiny v osnově (použijeme klávesy +/- na numerické klávesnici).</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ktivuje vybrané tlačítko ukazatele.</text:p>
          </table:table-cell>
        </table:table-row>
        <table:table-row table:style-name="Table4.1">
          <table:table-cell table:style-name="Table4.A2" office:value-type="string">
            <text:p text:style-name="Table_20_Contents">Šipky</text:p>
          </table:table-cell>
          <table:table-cell table:style-name="Table4.A2" office:value-type="string">
            <text:p text:style-name="Table_20_Contents">Přepíná mezi tlačítky ukazatele ve směru šipky.</text:p>
          </table:table-cell>
        </table:table-row>
      </table:table>
      <text:h text:style-name="Heading_20_2" text:outline-level="2"><text:bookmark-start text:name="__RefHeading___Toc3139_3463906016"/><text:alphabetical-index-mark text:string-value="toto nelze změnit (Windows/Linux)" text:key1="klávesové zkratky"/>Klávesové zkratky, které nelze změnit<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Keyboard tab of the <text:span text:style-name="Strong_20_Emphasis">Tools &gt; Customize</text:span> dialog with the <text:span text:style-name="Strong_20_Emphasis">Calc</text:span> radio button selected.</text:p>
      <text:p text:style-name="P54">Tabulka <text:sequence text:ref-name="refTable12" text:name="Table" text:formula="ooow:Table+1" style:num-format="1">13</text:sequence>: Zašedlé kombinace kláves v Nástroje &gt; Přizpůsobit &gt; Klávesnice</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ční systém</text:p>
            </table:table-cell>
            <table:table-cell table:style-name="Table8.A1" office:value-type="string">
              <text:p text:style-name="Table_20_Heading">Kombinace kláves zašedlé v dialogovém okně Přizpůsobit</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 + F1, Shift + F1</text:p>
            <text:p text:style-name="Table_20_Contents">Shift + F2</text:p>
            <text:p text:style-name="Table_20_Contents">Ctrl + F4, Alt + F4, Ctrl + Alt + F4</text:p>
            <text:p text:style-name="Table_20_Contents">F6, Ctrl + F6, Shift + F6, Ctrl + Shift + 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 + F1, Shift + F1</text:p>
            <text:p text:style-name="Table_20_Contents">Shift + F2</text:p>
            <text:p text:style-name="Table_20_Contents">Ctrl + F4, Alt + F4, Ctrl + Alt + F4</text:p>
            <text:p text:style-name="Table_20_Contents">F6, Ctrl + F6, Shift + F6, Ctrl + Shift + F6</text:p>
            <text:p text:style-name="Table_20_Contents">F10</text:p>
            <text:p text:style-name="Table_20_Contents">Ctrl + Shift + 0, Ctrl + Shift + 1, Ctrl + Shift + 2, Ctrl + Shift + 3, Ctrl + Shift + 4, Ctrl + Shift + 5, Ctrl + Shift + 6, Ctrl + Shift + 7, Ctrl + Shift + 8, Ctrl + Shift + 9</text:p>
          </table:table-cell>
        </table:table-row>
      </table:table>
      <text:h text:style-name="P67" text:outline-level="1"><text:bookmark-start text:name="__RefHeading___Toc2969_4423042"/><text:alphabetical-index-mark text:string-value="klávesové zkratky" text:key1="macOS"/><text:alphabetical-index-mark text:string-value="macOS" text:key1="klávesové zkratky"/>Klávesové zkratky macOS<text:bookmark-end text:name="__RefHeading___Toc2969_4423042"/></text:h>
      <text:h text:style-name="P69" text:outline-level="2"><text:bookmark-start text:name="__RefHeading___Toc6282_3277479468"/>Symboly klávesnice macOS<text:bookmark-end text:name="__RefHeading___Toc6282_3277479468"/></text:h>
      <text:p text:style-name="P40">Klávesy na mnoha macOS klávesnicích využívají spíše symboly než textové popisy. Tabulka <text:sequence-ref text:reference-format="value" text:ref-name="refTable13">14</text:sequence-ref><text:s/> popisuje významy mnoha běžných symbolů na macOS klávesnicích. Aby nedocházelo k záměně v následujících tabulkách, používají se spíše názvy kláves než symboly, protože ty se nemusí objevit na všech macOS klávesnicích.</text:p>
      <text:p text:style-name="P42">Tabulka <text:sequence text:ref-name="refTable13" text:name="Table" text:formula="ooow:Table+1" style:num-format="1">14</text:sequence>: Běžné symboly klávesnice macO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Název klávesy</text:p>
            </table:table-cell>
            <table:table-cell table:style-name="Table29.A1" office:value-type="string">
              <text:p text:style-name="P61">Symbol</text:p>
            </table:table-cell>
          </table:table-row>
        </table:table-header-rows>
        <table:table-row table:style-name="Table29.1">
          <table:table-cell table:style-name="Table29.A2" office:value-type="string">
            <text:p text:style-name="Table_20_Contents">Command (v následujících tabulkách zkráceně “Cmd”)</text:p>
          </table:table-cell>
          <table:table-cell table:style-name="Table29.A2" office:value-type="string">
            <text:p text:style-name="P20"><draw:frame draw:style-name="fr1" draw:name="Image2" text:anchor-type="as-char" svg:width="0.66cm" svg:height="0.66cm" draw:z-index="1"><draw:image xlink:href="Pictures/100000000000003F0000003F051B4966428859C3.png" xlink:type="simple" xlink:show="embed" xlink:actuate="onLoad" draw:mime-type="image/png"/></draw:frame></text:p>
          </table:table-cell>
        </table:table-row>
        <table:table-row table:style-name="Table29.1">
          <table:table-cell table:style-name="Table29.A2" office:value-type="string">
            <text:p text:style-name="Table_20_Contents">Control (v následujících tabulkách zkráceně “Ctrl”)</text:p>
          </table:table-cell>
          <table:table-cell table:style-name="Table29.A2" office:value-type="string">
            <text:p text:style-name="P20"><draw:frame draw:style-name="fr2" draw:name="Image3" text:anchor-type="as-char" svg:width="0.584cm" svg:height="0.457cm" draw:z-index="2"><draw:image xlink:href="Pictures/10000000000000360000002A14E10F0AC39A1969.png" xlink:type="simple" xlink:show="embed" xlink:actuate="onLoad" draw: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0"><draw:frame draw:style-name="fr2" draw:name="Image4" text:anchor-type="as-char" svg:width="0.61cm" svg:height="0.584cm" draw:z-index="3"><draw:image xlink:href="Pictures/100000000000003900000037D84F4466262651E0.png" xlink:type="simple" xlink:show="embed" xlink:actuate="onLoad" draw: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0"><draw:frame draw:style-name="fr2" draw:name="Image5" text:anchor-type="as-char" svg:width="0.457cm" svg:height="0.686cm" draw:z-index="4"><draw:image xlink:href="Pictures/100000000000002B00000040E6E7935F55413BA6.png" xlink:type="simple" xlink:show="embed" xlink:actuate="onLoad" draw:mime-type="image/png"/></draw:frame></text:p>
          </table:table-cell>
        </table:table-row>
        <table:table-row table:style-name="Table29.1">
          <table:table-cell table:style-name="Table29.A2" office:value-type="string">
            <text:p text:style-name="Table_20_Contents">Page Up (v následujících tabulkách zkráceně "Pg Up")</text:p>
          </table:table-cell>
          <table:table-cell table:style-name="Table29.A2" office:value-type="string">
            <text:p text:style-name="P20"><draw:frame draw:style-name="fr1" draw:name="Image6" text:anchor-type="as-char" svg:width="0.406cm" svg:height="0.711cm" draw:z-index="5"><draw:image xlink:href="Pictures/100000000000001300000021A682D7C2BB176F8E.png" xlink:type="simple" xlink:show="embed" xlink:actuate="onLoad" draw:mime-type="image/png"/></draw:frame></text:p>
          </table:table-cell>
        </table:table-row>
        <table:table-row table:style-name="Table29.1">
          <table:table-cell table:style-name="Table29.A2" office:value-type="string">
            <text:p text:style-name="Table_20_Contents">Page Down (v následujících tabulkách zkráceně "Pg Dn")</text:p>
          </table:table-cell>
          <table:table-cell table:style-name="Table29.A2" office:value-type="string">
            <text:p text:style-name="P20"><draw:frame draw:style-name="fr1" draw:name="Image7" text:anchor-type="as-char" svg:width="0.356cm" svg:height="0.711cm" draw:z-index="6"><draw:image xlink:href="Pictures/100000000000001100000022D966818CC2C4B911.png" xlink:type="simple" xlink:show="embed" xlink:actuate="onLoad" draw: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0"><draw:frame draw:style-name="fr1" draw:name="Image8" text:anchor-type="as-char" svg:width="0.584cm" svg:height="0.559cm" draw:z-index="7"><draw:image xlink:href="Pictures/100000000000001B0000001A5935B29F626FA184.png" xlink:type="simple" xlink:show="embed" xlink:actuate="onLoad" draw: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0"><draw:frame draw:style-name="fr1" draw:name="Image9" text:anchor-type="as-char" svg:width="0.584cm" svg:height="0.559cm" draw:z-index="8"><draw:image xlink:href="Pictures/100000000000001B0000001AF358DFB36597E688.png" xlink:type="simple" xlink:show="embed" xlink:actuate="onLoad" draw: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0"><draw:frame draw:style-name="fr1" draw:name="Image10" text:anchor-type="as-char" svg:width="0.737cm" svg:height="0.483cm" draw:z-index="9"><draw:image xlink:href="Pictures/1000000000000038000000248C7D62B23B2F3C68.png" xlink:type="simple" xlink:show="embed" xlink:actuate="onLoad" draw:mime-type="image/png"/></draw:frame></text:p>
          </table:table-cell>
        </table:table-row>
        <table:table-row table:style-name="Table29.1">
          <table:table-cell table:style-name="Table29.A2" office:value-type="string">
            <text:p text:style-name="Table_20_Contents">Forward Delete (v následujících tabulkách zkráceně "Fwd Del")</text:p>
          </table:table-cell>
          <table:table-cell table:style-name="Table29.A2" office:value-type="string">
            <text:p text:style-name="P20"><draw:frame draw:style-name="fr1" draw:name="Image11" text:anchor-type="as-char" svg:width="0.737cm" svg:height="0.483cm" draw:z-index="10"><draw:image xlink:href="Pictures/10000000000000370000002491BDA462BF6193D2.png" xlink:type="simple" xlink:show="embed" xlink:actuate="onLoad" draw:mime-type="image/png"/></draw:frame></text:p>
          </table:table-cell>
        </table:table-row>
      </table:table>
      <text:h text:style-name="P70" text:outline-level="2"><text:bookmark-start text:name="__RefHeading___Toc2774_4423042"/>Klávesové zkratky spojené s možnostmi nabídek hlavního  menu a panelů nástrojů<text:bookmark-end text:name="__RefHeading___Toc2774_4423042"/></text:h>
      <text:p text:style-name="P37">Tables <text:sequence-ref text:reference-format="value" text:ref-name="refTable14">15</text:sequence-ref><text:s/>to <text:sequence-ref text:reference-format="value" text:ref-name="refTable17">18</text:sequence-ref><text:s/>provide lists of Calc keyboard shortcuts that can be used instead of the identified options on the Menu bar, the Standard toolbar, or the Formatting toolbar. V posledních dvou případech se předpokládá, že nástrojové lišty budou obsahovat výchozí sadu ikon bez uživatelských úprav.</text:p>
      <text:p text:style-name="P56">Tabulka <text:sequence text:ref-name="refTable14" text:name="Table" text:formula="ooow:Table+1" style:num-format="1">15</text:sequence>: Klávesové zkratky funkčních kláves pro možnosti nabídky a nástrojové lišty</text:p>
      <table:table table:name="Table16" table:style-name="Table16">
        <table:table-column table:style-name="Table16.A"/>
        <table:table-column table:style-name="Table16.B"/>
        <table:table-header-rows>
          <table:table-row table:style-name="Table16.1">
            <table:table-cell table:style-name="Table16.A1" office:value-type="string">
              <text:p text:style-name="P62">macOS</text:p>
            </table:table-cell>
            <table:table-cell table:style-name="Table16.A1" office:value-type="string">
              <text:p text:style-name="P62">Odpovídající volby hlavní nabídky / nástrojové lišty</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Nápověda &gt; Nápověda LibreOffice</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Úpravy &gt; Režim úpravy buňky.</text:span></text:p>
          </table:table-cell>
        </table:table-row>
        <table:table-row table:style-name="Table16.1">
          <table:table-cell table:style-name="Table16.A2" office:value-type="string">
            <text:p text:style-name="P17">Cmd + F2</text:p>
          </table:table-cell>
          <table:table-cell table:style-name="Table16.A2" office:value-type="string">
            <text:p text:style-name="P17"><text:span text:style-name="Strong_20_Emphasis">Vložit &gt; Funkce.</text:span></text:p>
          </table:table-cell>
        </table:table-row>
        <table:table-row table:style-name="Table16.1">
          <table:table-cell table:style-name="Table16.A2" office:value-type="string">
            <text:p text:style-name="P17">Cmd + F3</text:p>
          </table:table-cell>
          <table:table-cell table:style-name="Table16.A2" office:value-type="string">
            <text:p text:style-name="P17"><text:span text:style-name="Strong_20_Emphasis">List &gt; Pojmenované oblasti a výrazy &gt; Spravovat.</text:span></text:p>
          </table:table-cell>
        </table:table-row>
        <table:table-row table:style-name="Table16.1">
          <table:table-cell table:style-name="Table16.A2" office:value-type="string">
            <text:p text:style-name="P17">Shift + F3</text:p>
          </table:table-cell>
          <table:table-cell table:style-name="Table16.A2" office:value-type="string">
            <text:p text:style-name="P17"><text:span text:style-name="Strong_20_Emphasis">Formát &gt; Text &gt; Měnit velikost.</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List &gt; Měnit typ odkazu na buňku.</text:span></text:p>
          </table:table-cell>
        </table:table-row>
        <table:table-row table:style-name="Table16.1">
          <table:table-cell table:style-name="Table16.A2" office:value-type="string">
            <text:p text:style-name="P17">Shift + Cmd + F4</text:p>
          </table:table-cell>
          <table:table-cell table:style-name="Table16.A2" office:value-type="string">
            <text:p text:style-name="P17"><text:span text:style-name="Strong_20_Emphasis">Zobrazit &gt; Zdroje dat.</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Zobrazit &gt; Navigátor.</text:span></text:p>
          </table:table-cell>
        </table:table-row>
        <table:table-row table:style-name="Table16.1">
          <table:table-cell table:style-name="Table16.A2" office:value-type="string">
            <text:p text:style-name="P17">Cmd + F5</text:p>
          </table:table-cell>
          <table:table-cell table:style-name="Table16.A2" office:value-type="string">
            <text:p text:style-name="P17"><text:span text:style-name="Strong_20_Emphasis">Zobrazit &gt; Postranní lišta.</text:span></text:p>
          </table:table-cell>
        </table:table-row>
        <table:table-row table:style-name="Table16.1">
          <table:table-cell table:style-name="Table16.A2" office:value-type="string">
            <text:p text:style-name="P17">Shift + F5</text:p>
          </table:table-cell>
          <table:table-cell table:style-name="Table16.A2" office:value-type="string">
            <text:p text:style-name="P17"><text:span text:style-name="Strong_20_Emphasis">Nástroje &gt; Detektiv &gt; Následníci.</text:span></text:p>
          </table:table-cell>
        </table:table-row>
        <table:table-row table:style-name="Table16.1">
          <table:table-cell table:style-name="Table16.A2" office:value-type="string">
            <text:p text:style-name="P17">Cmd + F7</text:p>
          </table:table-cell>
          <table:table-cell table:style-name="Table16.A2" office:value-type="string">
            <text:p text:style-name="P17"><text:span text:style-name="Strong_20_Emphasis">Nástroje &gt; Slovník synonym.</text:span></text:p>
          </table:table-cell>
        </table:table-row>
        <text:soft-page-break/>
        <table:table-row table:style-name="Table16.1">
          <table:table-cell table:style-name="Table16.A2" office:value-type="string">
            <text:p text:style-name="P17">Shift + Cmd + F7</text:p>
          </table:table-cell>
          <table:table-cell table:style-name="Table16.A2" office:value-type="string">
            <text:p text:style-name="P17"><text:span text:style-name="Strong_20_Emphasis">Tools &gt; Language &gt; Hangul/Hanja Conversion</text:span>. Dostupnost této možnosti závisí na výběru v nabídce <text:span text:style-name="Strong_20_Emphasis">LibreOffice &gt; Možnosti &gt; Jazyková nastavení &gt; Jazyky</text:span>.</text:p>
          </table:table-cell>
        </table:table-row>
        <table:table-row table:style-name="Table16.1">
          <table:table-cell table:style-name="Table16.A2" office:value-type="string">
            <text:p text:style-name="P17">Shift + F7</text:p>
          </table:table-cell>
          <table:table-cell table:style-name="Table16.A2" office:value-type="string">
            <text:p text:style-name="P17"><text:span text:style-name="Strong_20_Emphasis">Nástroje &gt; Automatická kontrola pravopisu.</text:span></text:p>
          </table:table-cell>
        </table:table-row>
        <table:table-row table:style-name="Table16.1">
          <table:table-cell table:style-name="Table16.A2" office:value-type="string">
            <text:p text:style-name="P17">Cmd + F8</text:p>
          </table:table-cell>
          <table:table-cell table:style-name="Table16.A2" office:value-type="string">
            <text:p text:style-name="P17"><text:span text:style-name="Strong_20_Emphasis">Zobrazit &gt; Zvýrazňování hodnot.</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Spočítat &gt; Přepočítat.</text:span></text:p>
          </table:table-cell>
        </table:table-row>
        <table:table-row table:style-name="Table16.1">
          <table:table-cell table:style-name="Table16.A2" office:value-type="string">
            <text:p text:style-name="P17">Shift + F9</text:p>
          </table:table-cell>
          <table:table-cell table:style-name="Table16.A2" office:value-type="string">
            <text:p text:style-name="P17"><text:span text:style-name="Strong_20_Emphasis">Nástroje &gt; Detektiv &gt; Předchůdci.</text:span></text:p>
          </table:table-cell>
        </table:table-row>
        <table:table-row table:style-name="Table16.1">
          <table:table-cell table:style-name="Table16.A2" office:value-type="string">
            <text:p text:style-name="P17">Shift + Cmd + F9</text:p>
          </table:table-cell>
          <table:table-cell table:style-name="Table16.A2" office:value-type="string">
            <text:p text:style-name="P17"><text:span text:style-name="Strong_20_Emphasis">Data &gt; Spočítat &gt; Přepočítat ihned.</text:span></text:p>
          </table:table-cell>
        </table:table-row>
        <table:table-row table:style-name="Table16.1">
          <table:table-cell table:style-name="Table16.A2" office:value-type="string">
            <text:p text:style-name="P17">Shift + F11</text:p>
          </table:table-cell>
          <table:table-cell table:style-name="Table16.A2" office:value-type="string">
            <text:p text:style-name="P17"><text:span text:style-name="Strong_20_Emphasis">Soubor &gt; Šablony &gt; Uložit jako šablonu.</text:span></text:p>
            <text:p text:style-name="P17">Via drop-down menu on <text:span text:style-name="Strong_20_Emphasis">Save</text:span> icon on Standard toolbar.</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Seskupení a souhrn &gt; Seskupit.</text:span></text:p>
          </table:table-cell>
        </table:table-row>
        <table:table-row table:style-name="Table16.1">
          <table:table-cell table:style-name="Table16.A2" office:value-type="string">
            <text:p text:style-name="P17">Cmd + F12</text:p>
          </table:table-cell>
          <table:table-cell table:style-name="Table16.A2" office:value-type="string">
            <text:p text:style-name="P17"><text:span text:style-name="Strong_20_Emphasis">Data &gt; Seskupení a souhrn &gt; Zrušit skupinu.</text:span></text:p>
          </table:table-cell>
        </table:table-row>
      </table:table>
      <text:p text:style-name="P56">Tabulka <text:sequence text:ref-name="refTable15" text:name="Table" text:formula="ooow:Table+1" style:num-format="1">16</text:sequence>: Klávesové zkratky s čísly pro možnosti nabídky a nástrojové lišty</text:p>
      <table:table table:name="Table17" table:style-name="Table17">
        <table:table-column table:style-name="Table17.A"/>
        <table:table-column table:style-name="Table17.B"/>
        <table:table-header-rows>
          <table:table-row table:style-name="Table17.1">
            <table:table-cell table:style-name="Table17.A1" office:value-type="string">
              <text:p text:style-name="P62">macOS</text:p>
            </table:table-cell>
            <table:table-cell table:style-name="Table17.A1" office:value-type="string">
              <text:p text:style-name="P62">Odpovídající volby hlavní nabídky / nástrojové lišty</text:p>
            </table:table-cell>
          </table:table-row>
        </table:table-header-rows>
        <table:table-row table:style-name="Table17.1">
          <table:table-cell table:style-name="Table17.A2" office:value-type="string">
            <text:p text:style-name="P17">Cmd + 1</text:p>
          </table:table-cell>
          <table:table-cell table:style-name="Table17.A2" office:value-type="string">
            <text:p text:style-name="P17"><text:span text:style-name="Strong_20_Emphasis">Formát &gt; Buňky.</text:span></text:p>
          </table:table-cell>
        </table:table-row>
        <table:table-row table:style-name="Table17.1">
          <table:table-cell table:style-name="Table17.A2" office:value-type="string">
            <text:p text:style-name="P21">Ctrl + Shift + 1</text:p>
          </table:table-cell>
          <table:table-cell table:style-name="Table17.A2" office:value-type="string">
            <text:p text:style-name="P17"><text:span text:style-name="Strong_20_Emphasis">Formát &gt; Formát čísla &gt; Číslo</text:span> (použijeme klávesu “1” na hlavní klávesnici).</text:p>
            <text:p text:style-name="P17"><text:span text:style-name="Strong_20_Emphasis">Format as Number</text:span> icon on Formatting toolbar.</text:p>
          </table:table-cell>
        </table:table-row>
        <table:table-row table:style-name="Table17.1">
          <table:table-cell table:style-name="Table17.A2" office:value-type="string">
            <text:p text:style-name="P21">Ctrl + Shift + 2</text:p>
          </table:table-cell>
          <table:table-cell table:style-name="Table17.A2" office:value-type="string">
            <text:p text:style-name="P17"><text:span text:style-name="Strong_20_Emphasis">Formát &gt; Formát čísla &gt; Vědecký</text:span> (použijeme klávesu “2” na hlavní klávesnici).</text:p>
          </table:table-cell>
        </table:table-row>
        <table:table-row table:style-name="Table17.1">
          <table:table-cell table:style-name="Table17.A2" office:value-type="string">
            <text:p text:style-name="P21">Ctrl + Shift + 3</text:p>
          </table:table-cell>
          <table:table-cell table:style-name="Table17.A2" office:value-type="string">
            <text:p text:style-name="P17"><text:span text:style-name="Strong_20_Emphasis">Formát &gt; Formát čísla &gt; Datum</text:span> (použijeme klávesu “3” na hlavní klávesnici).</text:p>
            <text:p text:style-name="P17"><text:span text:style-name="Strong_20_Emphasis">Format as Date</text:span> icon on Formatting toolbar.</text:p>
          </table:table-cell>
        </table:table-row>
        <table:table-row table:style-name="Table17.1">
          <table:table-cell table:style-name="Table17.A2" office:value-type="string">
            <text:p text:style-name="P21">Ctrl + Shift + 4</text:p>
          </table:table-cell>
          <table:table-cell table:style-name="Table17.A2" office:value-type="string">
            <text:p text:style-name="P17"><text:span text:style-name="Strong_20_Emphasis">Formát &gt; Formát čísla &gt; Měna</text:span> (použijeme klávesu “4” na hlavní klávesnici).</text:p>
            <text:p text:style-name="P17"><text:span text:style-name="Strong_20_Emphasis">Format as Currency</text:span> icon on Formatting toolbar.</text:p>
          </table:table-cell>
        </table:table-row>
        <table:table-row table:style-name="Table17.1">
          <table:table-cell table:style-name="Table17.A2" office:value-type="string">
            <text:p text:style-name="P21">Ctrl + Shift + 5</text:p>
          </table:table-cell>
          <table:table-cell table:style-name="Table17.A2" office:value-type="string">
            <text:p text:style-name="P17"><text:span text:style-name="Strong_20_Emphasis">Formát &gt; Formát čísla &gt; procento </text:span>(použijeme klávesu “5” na hlavní klávesnici).</text:p>
            <text:p text:style-name="P17"><text:span text:style-name="Strong_20_Emphasis">Format as Percent</text:span> icon on Formatting toolbar.</text:p>
          </table:table-cell>
        </table:table-row>
        <table:table-row table:style-name="Table17.1">
          <table:table-cell table:style-name="Table17.A2" office:value-type="string">
            <text:p text:style-name="P21">Ctrl + Shift + 6</text:p>
          </table:table-cell>
          <table:table-cell table:style-name="Table17.A2" office:value-type="string">
            <text:p text:style-name="P17"><text:span text:style-name="Strong_20_Emphasis">Formát &gt; Formát čísla &gt; Obecný </text:span><text:s/>(použijeme klávesu “6” na hlavní klávesnici).</text:p>
          </table:table-cell>
        </table:table-row>
      </table:table>
      <text:list xml:id="list133140162058053" text:continue-list="list133139969602733" text:style-name="Heading_20_Note">
        <text:list-item>
          <text:p text:style-name="P74">Poznámka</text:p>
        </text:list-item>
      </text:list>
      <text:p text:style-name="P51">Nabídka <text:span text:style-name="Strong_20_Emphasis">Formát &gt; Rozestupy</text:span> zobrazí klávesové zkratky pro <text:span text:style-name="Strong_20_Emphasis">Řádkování: 1.5</text:span> (<text:span text:style-name="Keystroke">Cmd + 5</text:span>) a <text:span text:style-name="Strong_20_Emphasis">Řádkování: 2</text:span> (<text:span text:style-name="Keystroke">Cmd + 2</text:span>). However these options are never active in Calc 7.0 and so the shortcuts are not included in Table <text:sequence-ref text:reference-format="value" text:ref-name="refTable15">16</text:sequence-ref>.</text:p>
      <text:p text:style-name="P56">Tabulka <text:sequence text:ref-name="refTable16" text:name="Table" text:formula="ooow:Table+1" style:num-format="1">17</text:sequence>: Klávesové zkratky s písmeny pro možnosti nabídky a nástrojové lišty</text:p>
      <table:table table:name="Table18" table:style-name="Table18">
        <table:table-column table:style-name="Table18.A"/>
        <table:table-column table:style-name="Table18.B"/>
        <table:table-header-rows>
          <table:table-row table:style-name="Table18.1">
            <table:table-cell table:style-name="Table18.A1" office:value-type="string">
              <text:p text:style-name="P62">macOS</text:p>
            </table:table-cell>
            <table:table-cell table:style-name="Table18.A1" office:value-type="string">
              <text:p text:style-name="P62">Odpovídající volby hlavní nabídky / nástrojové lišty</text:p>
            </table:table-cell>
          </table:table-row>
        </table:table-header-rows>
        <table:table-row table:style-name="Table18.1">
          <table:table-cell table:style-name="Table18.A2" office:value-type="string">
            <text:p text:style-name="P17">Cmd + B</text:p>
          </table:table-cell>
          <table:table-cell table:style-name="Table18.A2" office:value-type="string">
            <text:p text:style-name="P17"><text:span text:style-name="Strong_20_Emphasis">Formát &gt; Text &gt; Tučné.</text:span></text:p>
            <text:p text:style-name="P17"><text:span text:style-name="Strong_20_Emphasis">Bold</text:span> icon on Formatting toolbar.</text:p>
          </table:table-cell>
        </table:table-row>
        <table:table-row table:style-name="Table18.1">
          <table:table-cell table:style-name="Table18.A2" office:value-type="string">
            <text:p text:style-name="P17">Shift + Cmd + B</text:p>
          </table:table-cell>
          <table:table-cell table:style-name="Table18.A2" office:value-type="string">
            <text:p text:style-name="P17"><text:span text:style-name="Strong_20_Emphasis">Formát &gt; Text &gt; Dolní index.</text:span></text:p>
          </table:table-cell>
        </table:table-row>
        <table:table-row table:style-name="Table18.1">
          <table:table-cell table:style-name="Table18.A2" office:value-type="string">
            <text:p text:style-name="P17">Cmd + C</text:p>
          </table:table-cell>
          <table:table-cell table:style-name="Table18.A2" office:value-type="string">
            <text:p text:style-name="P17"><text:span text:style-name="Strong_20_Emphasis">Úpravy &gt; Kopírovat.</text:span></text:p>
            <text:p text:style-name="P17"><text:span text:style-name="Strong_20_Emphasis">Copy </text:span>icon on Standard toolbar.</text:p>
          </table:table-cell>
        </table:table-row>
        <table:table-row table:style-name="Table18.1">
          <table:table-cell table:style-name="Table18.A2" office:value-type="string">
            <text:p text:style-name="P27">Shift + Cmd + C</text:p>
          </table:table-cell>
          <table:table-cell table:style-name="Table18.A2" office:value-type="string">
            <text:p text:style-name="P27"><text:span text:style-name="Strong_20_Emphasis">Edit &gt; Track Changes &gt; Record.</text:span></text:p>
          </table:table-cell>
        </table:table-row>
        <text:soft-page-break/>
        <table:table-row table:style-name="Table18.1">
          <table:table-cell table:style-name="Table18.A2" office:value-type="string">
            <text:p text:style-name="P17">Option + Cmd + C</text:p>
          </table:table-cell>
          <table:table-cell table:style-name="Table18.A2" office:value-type="string">
            <text:p text:style-name="P17"><text:span text:style-name="Strong_20_Emphasis">Vložit &gt; Komentář.</text:span></text:p>
            <text:p text:style-name="P26"><text:span text:style-name="Strong_20_Emphasis">Sheets &gt; Cell Comments &gt; Edit Comment.</text:span></text:p>
            <text:p text:style-name="P17"><text:span text:style-name="Strong_20_Emphasis">Insert Comment</text:span> icon on Standard toolbar.</text:p>
          </table:table-cell>
        </table:table-row>
        <table:table-row table:style-name="Table18.1">
          <table:table-cell table:style-name="Table18.A2" office:value-type="string">
            <text:p text:style-name="P17">Cmd + D</text:p>
          </table:table-cell>
          <table:table-cell table:style-name="Table18.A2" office:value-type="string">
            <text:p text:style-name="P17"><text:span text:style-name="Strong_20_Emphasis">List &gt; Vyplnit buňky &gt; Vyplnit dolů.</text:span></text:p>
          </table:table-cell>
        </table:table-row>
        <table:table-row table:style-name="Table18.1">
          <table:table-cell table:style-name="Table18.A2" office:value-type="string">
            <text:p text:style-name="P17">Cmd + E</text:p>
          </table:table-cell>
          <table:table-cell table:style-name="Table18.A2" office:value-type="string">
            <text:p text:style-name="P17"><text:span text:style-name="Strong_20_Emphasis">Formát &gt; Zarovnání &gt; Na střed.</text:span></text:p>
            <text:p text:style-name="P17"><text:span text:style-name="Strong_20_Emphasis">Align Center</text:span> icon on Formatting toolbar.</text:p>
          </table:table-cell>
        </table:table-row>
        <table:table-row table:style-name="Table18.1">
          <table:table-cell table:style-name="Table18.A2" office:value-type="string">
            <text:p text:style-name="P17">Option + Cmd + E</text:p>
          </table:table-cell>
          <table:table-cell table:style-name="Table18.A2" office:value-type="string">
            <text:p text:style-name="P17"><text:span text:style-name="Strong_20_Emphasis">Nástroje &gt; Správce rozšíření.</text:span></text:p>
          </table:table-cell>
        </table:table-row>
        <table:table-row table:style-name="Table18.1">
          <table:table-cell table:style-name="Table18.A2" office:value-type="string">
            <text:p text:style-name="P17">Cmd + F</text:p>
          </table:table-cell>
          <table:table-cell table:style-name="Table18.A2" office:value-type="string">
            <text:p text:style-name="P17"><text:span text:style-name="Strong_20_Emphasis">Úpravy &gt; Najít.</text:span></text:p>
          </table:table-cell>
        </table:table-row>
        <table:table-row table:style-name="Table18.1">
          <table:table-cell table:style-name="Table18.A2" office:value-type="string">
            <text:p text:style-name="P17">Option + Cmd + F</text:p>
          </table:table-cell>
          <table:table-cell table:style-name="Table18.A2" office:value-type="string">
            <text:p text:style-name="P17"><text:span text:style-name="Strong_20_Emphasis">Edit &gt; Find and Replace.</text:span></text:p>
            <text:p text:style-name="P17"><text:span text:style-name="Strong_20_Emphasis">Find and Replace</text:span> icon on Standard toolbar.</text:p>
          </table:table-cell>
        </table:table-row>
        <table:table-row table:style-name="Table18.12">
          <table:table-cell table:style-name="Table18.A2" office:value-type="string">
            <text:p text:style-name="P21">Ctrl + Cmd + F</text:p>
          </table:table-cell>
          <table:table-cell table:style-name="Table18.A2" office:value-type="string">
            <text:p text:style-name="P17"><text:span text:style-name="Strong_20_Emphasis">Zobrazit &gt; Celá obrazovka.</text:span></text:p>
          </table:table-cell>
        </table:table-row>
        <table:table-row table:style-name="Table18.12">
          <table:table-cell table:style-name="Table18.A2" office:value-type="string">
            <text:p text:style-name="P17">Cmd + H</text:p>
          </table:table-cell>
          <table:table-cell table:style-name="Table18.A2" office:value-type="string">
            <text:p text:style-name="P17"><text:span text:style-name="Strong_20_Emphasis">LibreOffice &gt; Skrýt LibreOffice.</text:span></text:p>
          </table:table-cell>
        </table:table-row>
        <table:table-row table:style-name="Table18.1">
          <table:table-cell table:style-name="Table18.A2" office:value-type="string">
            <text:p text:style-name="P17">Cmd + I</text:p>
          </table:table-cell>
          <table:table-cell table:style-name="Table18.A2" office:value-type="string">
            <text:p text:style-name="P17"><text:span text:style-name="Strong_20_Emphasis">Formát &gt; Text &gt; Kurzíva.</text:span></text:p>
            <text:p text:style-name="P17"><text:span text:style-name="Strong_20_Emphasis">Italic</text:span> icon on Formatting toolbar.</text:p>
          </table:table-cell>
        </table:table-row>
        <table:table-row table:style-name="Table18.1">
          <table:table-cell table:style-name="Table18.A2" office:value-type="string">
            <text:p text:style-name="P17">Cmd + J</text:p>
          </table:table-cell>
          <table:table-cell table:style-name="Table18.A2" office:value-type="string">
            <text:p text:style-name="P17"><text:span text:style-name="Strong_20_Emphasis">Formát &gt; Zarovnání &gt; Do bloku.</text:span></text:p>
          </table:table-cell>
        </table:table-row>
        <table:table-row table:style-name="Table18.1">
          <table:table-cell table:style-name="Table18.A2" office:value-type="string">
            <text:p text:style-name="P17">Cmd + K</text:p>
          </table:table-cell>
          <table:table-cell table:style-name="Table18.A2" office:value-type="string">
            <text:p text:style-name="P17"><text:span text:style-name="Strong_20_Emphasis">Vložit &gt; Hypertextový odkaz.</text:span></text:p>
            <text:p text:style-name="P17"><text:span text:style-name="Strong_20_Emphasis">Insert Hyperlink</text:span> icon on Standard toolbar.</text:p>
          </table:table-cell>
        </table:table-row>
        <table:table-row table:style-name="Table18.1">
          <table:table-cell table:style-name="Table18.A2" office:value-type="string">
            <text:p text:style-name="P17">Cmd + L</text:p>
          </table:table-cell>
          <table:table-cell table:style-name="Table18.A2" office:value-type="string">
            <text:p text:style-name="P17"><text:span text:style-name="Strong_20_Emphasis">Formát &gt; Zarovnání &gt; Vlevo.</text:span></text:p>
            <text:p text:style-name="P17"><text:span text:style-name="Strong_20_Emphasis">Align Left</text:span> icon on Formatting toolbar.</text:p>
          </table:table-cell>
        </table:table-row>
        <table:table-row table:style-name="Table18.1">
          <table:table-cell table:style-name="Table18.A2" office:value-type="string">
            <text:p text:style-name="P21">Ctrl + M</text:p>
          </table:table-cell>
          <table:table-cell table:style-name="Table18.A2" office:value-type="string">
            <text:p text:style-name="P17"><text:span text:style-name="Strong_20_Emphasis">Formát &gt; Vymazat přímé formátování.</text:span></text:p>
            <text:p text:style-name="P17"><text:span text:style-name="Strong_20_Emphasis">Clear Direct Formatting</text:span> icon on Standard toolbar.</text:p>
          </table:table-cell>
        </table:table-row>
        <table:table-row table:style-name="Table18.1">
          <table:table-cell table:style-name="Table18.A2" office:value-type="string">
            <text:p text:style-name="P17">Shift + Cmd + M</text:p>
          </table:table-cell>
          <table:table-cell table:style-name="Table18.A2" office:value-type="string">
            <text:p text:style-name="P17"><text:span text:style-name="Strong_20_Emphasis">Úpravy &gt; Režim úprav.</text:span></text:p>
          </table:table-cell>
        </table:table-row>
        <table:table-row table:style-name="Table18.1">
          <table:table-cell table:style-name="Table18.A2" office:value-type="string">
            <text:p text:style-name="P17">Cmd + N</text:p>
          </table:table-cell>
          <table:table-cell table:style-name="Table18.A2" office:value-type="string">
            <text:p text:style-name="P17"><text:span text:style-name="Strong_20_Emphasis">Soubor &gt; Nový &gt; Sešit.</text:span></text:p>
            <text:p text:style-name="P17"><text:span text:style-name="Strong_20_Emphasis">New</text:span> icon on Standard toolbar.</text:p>
          </table:table-cell>
        </table:table-row>
        <table:table-row table:style-name="Table18.1">
          <table:table-cell table:style-name="Table18.A2" office:value-type="string">
            <text:p text:style-name="P17">Shift+Cmd+N</text:p>
          </table:table-cell>
          <table:table-cell table:style-name="Table18.A2" office:value-type="string">
            <text:p text:style-name="P17"><text:span text:style-name="Strong_20_Emphasis">Soubor &gt; Nový &gt; Šablony.</text:span></text:p>
            <text:p text:style-name="P17"><text:span text:style-name="Strong_20_Emphasis">Soubor &gt; Šablona &gt; Spravovat šablony.</text:span></text:p>
            <text:p text:style-name="P17">Via drop-down menu on <text:span text:style-name="Strong_20_Emphasis">New</text:span> icon on Standard toolbar.</text:p>
          </table:table-cell>
        </table:table-row>
        <table:table-row table:style-name="Table18.1">
          <table:table-cell table:style-name="Table18.A2" office:value-type="string">
            <text:p text:style-name="P17">Cmd + O</text:p>
          </table:table-cell>
          <table:table-cell table:style-name="Table18.A2" office:value-type="string">
            <text:p text:style-name="P17"><text:span text:style-name="Strong_20_Emphasis">Soubor &gt; Otevřít.</text:span></text:p>
            <text:p text:style-name="P17"><text:span text:style-name="Strong_20_Emphasis">Open</text:span> icon on Standard toolbar.</text:p>
          </table:table-cell>
        </table:table-row>
        <table:table-row table:style-name="Table18.1">
          <table:table-cell table:style-name="Table18.A2" office:value-type="string">
            <text:p text:style-name="P17">Shift + Cmd + O</text:p>
          </table:table-cell>
          <table:table-cell table:style-name="Table18.A2" office:value-type="string">
            <text:p text:style-name="P17"><text:span text:style-name="Strong_20_Emphasis">Soubor &gt; Náhled tisku.</text:span></text:p>
            <text:p text:style-name="P17"><text:span text:style-name="Strong_20_Emphasis">Toogle Print Preview</text:span> icon on Standard toolbar.</text:p>
          </table:table-cell>
        </table:table-row>
        <table:table-row table:style-name="Table18.1">
          <table:table-cell table:style-name="Table18.A2" office:value-type="string">
            <text:p text:style-name="P17">Cmd + P</text:p>
          </table:table-cell>
          <table:table-cell table:style-name="Table18.A2" office:value-type="string">
            <text:p text:style-name="P17"><text:span text:style-name="Strong_20_Emphasis">Soubor &gt; Tisk.</text:span></text:p>
            <text:p text:style-name="P17"><text:span text:style-name="Strong_20_Emphasis">Print</text:span> icon on Standard toolbar.</text:p>
          </table:table-cell>
        </table:table-row>
        <table:table-row table:style-name="Table18.1">
          <table:table-cell table:style-name="Table18.A2" office:value-type="string">
            <text:p text:style-name="P17">Shift + Cmd + P</text:p>
          </table:table-cell>
          <table:table-cell table:style-name="Table18.A2" office:value-type="string">
            <text:p text:style-name="P17"><text:span text:style-name="Strong_20_Emphasis">Formát &gt; Text &gt; Horní index.</text:span></text:p>
          </table:table-cell>
        </table:table-row>
        <table:table-row table:style-name="Table18.1">
          <table:table-cell table:style-name="Table18.A2" office:value-type="string">
            <text:p text:style-name="P17">Cmd + Q</text:p>
          </table:table-cell>
          <table:table-cell table:style-name="Table18.A2" office:value-type="string">
            <text:p text:style-name="P17"><text:span text:style-name="Strong_20_Emphasis">LibreOffice &gt; Ukončit LibreOffice.</text:span></text:p>
          </table:table-cell>
        </table:table-row>
        <table:table-row table:style-name="Table18.1">
          <table:table-cell table:style-name="Table18.A2" office:value-type="string">
            <text:p text:style-name="P17">Cmd + R</text:p>
          </table:table-cell>
          <table:table-cell table:style-name="Table18.A2" office:value-type="string">
            <text:p text:style-name="P17"><text:span text:style-name="Strong_20_Emphasis">Formát &gt; Zarovnání &gt; Vpravo.</text:span></text:p>
            <text:p text:style-name="P17"><text:span text:style-name="Strong_20_Emphasis">Align Right </text:span>icon on Formatting toolbar.</text:p>
          </table:table-cell>
        </table:table-row>
        <table:table-row table:style-name="Table18.1">
          <table:table-cell table:style-name="Table18.A2" office:value-type="string">
            <text:p text:style-name="P17">Cmd + S</text:p>
          </table:table-cell>
          <table:table-cell table:style-name="Table18.A2" office:value-type="string">
            <text:p text:style-name="P17"><text:span text:style-name="Strong_20_Emphasis">Soubor &gt; Uložit.</text:span></text:p>
            <text:p text:style-name="P17"><text:span text:style-name="Strong_20_Emphasis">Save</text:span> icon on Standard toolbar.</text:p>
          </table:table-cell>
        </table:table-row>
        <table:table-row table:style-name="Table18.1">
          <table:table-cell table:style-name="Table18.A2" office:value-type="string">
            <text:p text:style-name="P17">Shift + Cmd + S</text:p>
          </table:table-cell>
          <table:table-cell table:style-name="Table18.A2" office:value-type="string">
            <text:p text:style-name="P17"><text:span text:style-name="Strong_20_Emphasis">Soubor &gt; Uložit jako.</text:span></text:p>
          </table:table-cell>
        </table:table-row>
        <table:table-row table:style-name="Table18.1">
          <table:table-cell table:style-name="Table18.A2" office:value-type="string">
            <text:p text:style-name="P26">Cmd + T</text:p>
          </table:table-cell>
          <table:table-cell table:style-name="Table18.A2" office:value-type="string">
            <text:p text:style-name="P26"><text:span text:style-name="Strong_20_Emphasis">Zobrazit &gt; Styly.</text:span></text:p>
            <text:p text:style-name="P26"><text:span text:style-name="Strong_20_Emphasis">Styly &gt; Spravovat styly</text:span>.</text:p>
          </table:table-cell>
        </table:table-row>
        <text:soft-page-break/>
        <table:table-row table:style-name="Table18.1">
          <table:table-cell table:style-name="Table18.A2" office:value-type="string">
            <text:p text:style-name="P17">Cmd + U</text:p>
          </table:table-cell>
          <table:table-cell table:style-name="Table18.A2" office:value-type="string">
            <text:p text:style-name="P17"><text:span text:style-name="Strong_20_Emphasis">Underline</text:span> icon on Formatting toolbar.</text:p>
          </table:table-cell>
        </table:table-row>
        <table:table-row table:style-name="Table18.1">
          <table:table-cell table:style-name="Table18.A2" office:value-type="string">
            <text:p text:style-name="P17">Cmd + V</text:p>
          </table:table-cell>
          <table:table-cell table:style-name="Table18.A2" office:value-type="string">
            <text:p text:style-name="P17"><text:span text:style-name="Strong_20_Emphasis">Úpravy &gt; Vložit.</text:span></text:p>
            <text:p text:style-name="P17"><text:span text:style-name="Strong_20_Emphasis">Paste</text:span> icon on Standard toolbar.</text:p>
          </table:table-cell>
        </table:table-row>
        <table:table-row table:style-name="Table18.1">
          <table:table-cell table:style-name="Table18.A2" office:value-type="string">
            <text:p text:style-name="P17">Shift + Cmd + V</text:p>
          </table:table-cell>
          <table:table-cell table:style-name="Table18.A2" office:value-type="string">
            <text:p text:style-name="P17"><text:span text:style-name="Strong_20_Emphasis">Úpravy &gt; Vložit jinak &gt; Vložit jinak.</text:span></text:p>
          </table:table-cell>
        </table:table-row>
        <table:table-row table:style-name="Table18.1">
          <table:table-cell table:style-name="Table18.A2" office:value-type="string">
            <text:p text:style-name="P17">Option +  + Cmd + V</text:p>
          </table:table-cell>
          <table:table-cell table:style-name="Table18.A2" office:value-type="string">
            <text:p text:style-name="P17"><text:span text:style-name="Strong_20_Emphasis">Úpravy &gt; Vložit jinak &gt; Vložit neformátovaný text.</text:span></text:p>
          </table:table-cell>
        </table:table-row>
        <table:table-row table:style-name="Table18.1">
          <table:table-cell table:style-name="Table18.A2" office:value-type="string">
            <text:p text:style-name="P17">Cmd + W</text:p>
          </table:table-cell>
          <table:table-cell table:style-name="Table18.A2" office:value-type="string">
            <text:p text:style-name="P17"><text:span text:style-name="Strong_20_Emphasis">Okno &gt; Zavřít okno.</text:span></text:p>
          </table:table-cell>
        </table:table-row>
        <table:table-row table:style-name="Table18.1">
          <table:table-cell table:style-name="Table18.A2" office:value-type="string">
            <text:p text:style-name="P17">Cmd + X</text:p>
          </table:table-cell>
          <table:table-cell table:style-name="Table18.A2" office:value-type="string">
            <text:p text:style-name="P17"><text:span text:style-name="Strong_20_Emphasis">Úpravy &gt; Vyjmout.</text:span></text:p>
            <text:p text:style-name="P17"><text:span text:style-name="Strong_20_Emphasis">Cut</text:span> icon on Standard toolbar.</text:p>
          </table:table-cell>
        </table:table-row>
        <table:table-row table:style-name="Table18.1">
          <table:table-cell table:style-name="Table18.A2" office:value-type="string">
            <text:p text:style-name="P17">Cmd + Y</text:p>
          </table:table-cell>
          <table:table-cell table:style-name="Table18.A2" office:value-type="string">
            <text:p text:style-name="P17"><text:span text:style-name="Strong_20_Emphasis">Úpravy &gt; Znovu.</text:span></text:p>
            <text:p text:style-name="P17"><text:span text:style-name="Strong_20_Emphasis">Redo</text:span> icon on Standard toolbar.</text:p>
          </table:table-cell>
        </table:table-row>
        <table:table-row table:style-name="Table18.1">
          <table:table-cell table:style-name="Table18.A2" office:value-type="string">
            <text:p text:style-name="P17">Shift + Cmd + Y</text:p>
          </table:table-cell>
          <table:table-cell table:style-name="Table18.A2" office:value-type="string">
            <text:p text:style-name="P17"><text:span text:style-name="Strong_20_Emphasis">Úpravy &gt; Opakovat.</text:span></text:p>
          </table:table-cell>
        </table:table-row>
        <table:table-row table:style-name="Table18.1">
          <table:table-cell table:style-name="Table18.A2" office:value-type="string">
            <text:p text:style-name="P17">Cmd + Z</text:p>
          </table:table-cell>
          <table:table-cell table:style-name="Table18.A2" office:value-type="string">
            <text:p text:style-name="P17"><text:span text:style-name="Strong_20_Emphasis">Úpravy &gt; Zpět.</text:span></text:p>
            <text:p text:style-name="P17"><text:span text:style-name="Strong_20_Emphasis">Undo</text:span> icon on Standard toolbar.</text:p>
          </table:table-cell>
        </table:table-row>
      </table:table>
      <text:p text:style-name="P45">Tabulka <text:sequence text:ref-name="refTable17" text:name="Table" text:formula="ooow:Table+1" style:num-format="1">18</text:sequence>: Další klávesové zkratky pro možnosti nabídky a nástrojové lišty</text:p>
      <table:table table:name="Table19" table:style-name="Table19">
        <table:table-column table:style-name="Table19.A"/>
        <table:table-column table:style-name="Table19.B"/>
        <table:table-header-rows>
          <table:table-row table:style-name="Table19.1">
            <table:table-cell table:style-name="Table19.A1" office:value-type="string">
              <text:p text:style-name="P62">macOS</text:p>
            </table:table-cell>
            <table:table-cell table:style-name="Table19.A1" office:value-type="string">
              <text:p text:style-name="P62">Odpovídající volby hlavní nabídky / nástrojové lišty</text:p>
            </table:table-cell>
          </table:table-row>
        </table:table-header-rows>
        <table:table-row table:style-name="Table19.1">
          <table:table-cell table:style-name="Table19.A2" office:value-type="string">
            <text:p text:style-name="P17">Shift + Cmd + Pg Up</text:p>
          </table:table-cell>
          <table:table-cell table:style-name="Table19.A2" office:value-type="string">
            <text:p text:style-name="P17"><text:span text:style-name="Strong_20_Emphasis">Edit &gt; Select &gt; Select to Previous Sheet.</text:span> (In Calc 7.0, the menu option indicates an up arrow symbol rather than a page up symbol).</text:p>
          </table:table-cell>
        </table:table-row>
        <table:table-row table:style-name="Table19.1">
          <table:table-cell table:style-name="Table19.A2" office:value-type="string">
            <text:p text:style-name="P17">Shift + Cmd + Pg Dn</text:p>
          </table:table-cell>
          <table:table-cell table:style-name="Table19.A2" office:value-type="string">
            <text:p text:style-name="P18"><text:span text:style-name="Strong_20_Emphasis">Edit &gt; Select &gt; Select to Next Sheet.</text:span> (In Calc 7.0, the menu option indicates a down arrow symbol rather than a page down symbol).</text:p>
          </table:table-cell>
        </table:table-row>
        <table:table-row table:style-name="Table19.1">
          <table:table-cell table:style-name="Table19.A2" office:value-type="string">
            <text:p text:style-name="P22">Delete</text:p>
          </table:table-cell>
          <table:table-cell table:style-name="Table19.A2" office:value-type="string">
            <text:p text:style-name="P17"><text:span text:style-name="Strong_20_Emphasis">List &gt; Vymazat buňky.</text:span></text:p>
          </table:table-cell>
        </table:table-row>
        <table:table-row table:style-name="Table19.1">
          <table:table-cell table:style-name="Table19.A2" office:value-type="string">
            <text:p text:style-name="P21">Ctrl + Space</text:p>
          </table:table-cell>
          <table:table-cell table:style-name="Table19.A2" office:value-type="string">
            <text:p text:style-name="P17"><text:span text:style-name="Strong_20_Emphasis">Úpravy &gt; Vybrat &gt; Vybrat sloupec.</text:span></text:p>
          </table:table-cell>
        </table:table-row>
        <table:table-row table:style-name="Table19.1">
          <table:table-cell table:style-name="Table19.A2" office:value-type="string">
            <text:p text:style-name="P17">Shift + Space</text:p>
          </table:table-cell>
          <table:table-cell table:style-name="Table19.A2" office:value-type="string">
            <text:p text:style-name="P17"><text:span text:style-name="Strong_20_Emphasis">Úpravy &gt; Vybrat &gt; Vybrat řádek.</text:span></text:p>
          </table:table-cell>
        </table:table-row>
        <table:table-row table:style-name="Table19.1">
          <table:table-cell table:style-name="Table19.A2" office:value-type="string">
            <text:p text:style-name="P21">Ctrl + Shift + Space</text:p>
            <text:p text:style-name="P19">Cmd + A</text:p>
          </table:table-cell>
          <table:table-cell table:style-name="Table19.A2" office:value-type="string">
            <text:p text:style-name="P17"><text:span text:style-name="Strong_20_Emphasis">Úpravy &gt; Vybrat vše.</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List &gt; Vložit buňky</text:span> (použijeme klávesu + na numerické klávesnici).</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List &gt; Smazat buňky.</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Úpravy &gt; Vybrat &gt; Vybrat oblast dat</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Vložit &gt; Datum.</text:span></text:p>
          </table:table-cell>
        </table:table-row>
        <table:table-row table:style-name="Table19.1">
          <table:table-cell table:style-name="Table19.A2" office:value-type="string">
            <text:p text:style-name="P26">Shift + Cmd + ;</text:p>
          </table:table-cell>
          <table:table-cell table:style-name="Table19.A2" office:value-type="string">
            <text:p text:style-name="P26"><text:span text:style-name="Strong_20_Emphasis">Nástroje &gt; Kontrola pravopisu.</text:span></text:p>
            <text:p text:style-name="P26"><text:span text:style-name="Strong_20_Emphasis">Spelling</text:span> icon on Standard toolbar.</text:p>
          </table:table-cell>
        </table:table-row>
        <table:table-row table:style-name="Table19.1">
          <table:table-cell table:style-name="Table19.A2" office:value-type="string">
            <text:p text:style-name="P26">Cmd + ,</text:p>
          </table:table-cell>
          <table:table-cell table:style-name="Table19.A2" office:value-type="string">
            <text:p text:style-name="P26"><text:span text:style-name="Strong_20_Emphasis">LibreOffice &gt; Možnosti</text:span>.</text:p>
          </table:table-cell>
        </table:table-row>
      </table:table>
      <text:h text:style-name="Heading_20_2" text:outline-level="2"><text:bookmark-start text:name="__RefHeading___Toc3133_34639060161"/>Další klávesové zkratky aplikace Calc<text:bookmark-end text:name="__RefHeading___Toc3133_34639060161"/></text:h>
      <text:p text:style-name="P37">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on the Standard and Formatting toolbars.</text:p>
      <text:p text:style-name="P41">Tabulka <text:sequence text:ref-name="refTable18" text:name="Table" text:formula="ooow:Table+1" style:num-format="1">19</text:sequence>: Další klávesové zkratky funkčních kláv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Popis</text:p>
            </table:table-cell>
          </table:table-row>
        </table:table-header-rows>
        <table:table-row table:style-name="Table20.1">
          <table:table-cell table:style-name="Table20.A2" office:value-type="string">
            <text:p text:style-name="P17">Shift + F1</text:p>
          </table:table-cell>
          <table:table-cell table:style-name="Table20.A2" office:value-type="string">
            <text:p text:style-name="P17">Zobrazí kontextovou nápovědu.</text:p>
          </table:table-cell>
        </table:table-row>
        <table:table-row table:style-name="Table20.1">
          <table:table-cell table:style-name="Table20.A2" office:value-type="string">
            <text:p text:style-name="P17">Cmd + F1</text:p>
          </table:table-cell>
          <table:table-cell table:style-name="Table20.A2" office:value-type="string">
            <text:p text:style-name="P17">Zobrazí komentář připojený k aktuální buňce.</text:p>
          </table:table-cell>
        </table:table-row>
        <text:soft-page-break/>
        <table:table-row table:style-name="Table20.1">
          <table:table-cell table:style-name="Table20.A2" office:value-type="string">
            <text:p text:style-name="P17">Shift + Cmd + F2</text:p>
          </table:table-cell>
          <table:table-cell table:style-name="Table20.A2" office:value-type="string">
            <text:p text:style-name="P17">Přesune kurzor do vstupní řádky, kde můžeme zadat vzorec pro aktuální buňku.</text:p>
          </table:table-cell>
        </table:table-row>
        <table:table-row table:style-name="Table20.1">
          <table:table-cell table:style-name="Table20.A2" office:value-type="string">
            <text:p text:style-name="P17">Shift + Cmd + F5</text:p>
            <text:p text:style-name="P17">Shift + Cmd + T</text:p>
          </table:table-cell>
          <table:table-cell table:style-name="Table20.A2" office:value-type="string">
            <text:p text:style-name="P17">Moves the cursor to the Name Box field on the Formula bar.</text:p>
          </table:table-cell>
        </table:table-row>
        <table:table-row table:style-name="Table20.1">
          <table:table-cell table:style-name="Table20.A2" office:value-type="string">
            <text:p text:style-name="P13">F8</text:p>
          </table:table-cell>
          <table:table-cell table:style-name="Table20.A2" office:value-type="string">
            <text:p text:style-name="P13">Přepíná mezi standardním a rozšířeným režimem výběru.</text:p>
          </table:table-cell>
        </table:table-row>
        <table:table-row table:style-name="Table20.1">
          <table:table-cell table:style-name="Table20.A2" office:value-type="string">
            <text:p text:style-name="P17">Shift + F8</text:p>
          </table:table-cell>
          <table:table-cell table:style-name="Table20.A2" office:value-type="string">
            <text:p text:style-name="P13">Přepíná mezi standardním a doplnitelným režimem výběru.</text:p>
          </table:table-cell>
        </table:table-row>
      </table:table>
      <text:p text:style-name="P45">Tabulka <text:sequence text:ref-name="refTable19" text:name="Table" text:formula="ooow:Table+1" style:num-format="1">20</text:sequence>: Další klávesové zkratky s písmeny</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Popis</text:p>
            </table:table-cell>
          </table:table-row>
        </table:table-header-rows>
        <table:table-row table:style-name="Table21.1">
          <table:table-cell table:style-name="Table21.A2" office:value-type="string">
            <text:p text:style-name="P17">Cmd + G</text:p>
          </table:table-cell>
          <table:table-cell table:style-name="Table21.A2" office:value-type="string">
            <text:p text:style-name="P13">Opakuje hledání vpřed.</text:p>
          </table:table-cell>
        </table:table-row>
        <table:table-row table:style-name="Table21.1">
          <table:table-cell table:style-name="Table21.A2" office:value-type="string">
            <text:p text:style-name="P17">Shift + Cmd + R</text:p>
          </table:table-cell>
          <table:table-cell table:style-name="Table21.A2" office:value-type="string">
            <text:p text:style-name="P17">Překreslí zobrazení dokumentu.</text:p>
          </table:table-cell>
        </table:table-row>
        <table:table-row table:style-name="Table21.1">
          <table:table-cell table:style-name="Table21.A2" office:value-type="string">
            <text:p text:style-name="P17">Shift + Cmd + Z</text:p>
          </table:table-cell>
          <table:table-cell table:style-name="Table21.A2" office:value-type="string">
            <text:p text:style-name="P17">Vrátí poslední provedenou akci pomocí příkazu Zpět.</text:p>
          </table:table-cell>
        </table:table-row>
      </table:table>
      <text:p text:style-name="P45"/>
      <text:p text:style-name="P56">Tabulka <text:sequence text:ref-name="refTable20" text:name="Table" text:formula="ooow:Table+1" style:num-format="1">21</text:sequence>: Klávesové zkratky se šipkami</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Popis</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Přesune zaměření na buňku nad aktuální buňkou.</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nahoru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nahoru.</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nahoru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výšku řádku na základě aktuální buňky.</text:p>
          </table:table-cell>
        </table:table-row>
        <table:table-row table:style-name="Table22.1">
          <table:table-cell table:style-name="Table22.A2" office:value-type="string">
            <text:p text:style-name="P6">🠖</text:p>
          </table:table-cell>
          <table:table-cell table:style-name="Table22.A2" office:value-type="string">
            <text:p text:style-name="P17">Přesune zaměření na buňku vpravo od aktuální buňky.</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prava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doprava.</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doprava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Zvětší šířku aktuální sloupce.</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šířku sloupce na základě aktuální buňky.</text:p>
          </table:table-cell>
        </table:table-row>
        <table:table-row table:style-name="Table22.1">
          <table:table-cell table:style-name="Table22.A2" office:value-type="string">
            <text:p text:style-name="P17">🠗</text:p>
          </table:table-cell>
          <table:table-cell table:style-name="Table22.A2" office:value-type="string">
            <text:p text:style-name="P17">Přesune zaměření na buňku pod aktuální buňkou.</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lů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Otevře rozevírací seznam textových položek, které byly dříve zadány do jiných buněk ve stejném sloupci.</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dolů.</text:p>
          </table:table-cell>
        </table:table-row>
        <text:soft-page-break/>
        <table:table-row table:style-name="Table22.1">
          <table:table-cell table:style-name="Table22.A2" office:value-type="string">
            <text:p text:style-name="P17">Shift + Cmd + 🠗</text:p>
          </table:table-cell>
          <table:table-cell table:style-name="Table22.A2" office:value-type="string">
            <text:p text:style-name="P17">Vybere buňky směrem dolů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výšku řádku na základě aktuální buňky.</text:p>
          </table:table-cell>
        </table:table-row>
        <table:table-row table:style-name="Table22.1">
          <table:table-cell table:style-name="Table22.A2" office:value-type="string">
            <text:p text:style-name="P17">🠔</text:p>
          </table:table-cell>
          <table:table-cell table:style-name="Table22.A2" office:value-type="string">
            <text:p text:style-name="P17">Přesune zaměření na buňku vlevo od aktuální buňky.</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leva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Selects the adjacent cell or cells located in the left direction.</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doleva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Zmenší šířku aktuálního sloupce.</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šířku sloupce na základě aktuální buňky.</text:p>
          </table:table-cell>
        </table:table-row>
      </table:table>
      <text:p text:style-name="P45">Tabulka <text:sequence text:ref-name="refTable21" text:name="Table" text:formula="ooow:Table+1" style:num-format="1">22</text:sequence>: Klávesové zkratky z klávesami Home a End</text:p>
      <table:table table:name="Table23" table:style-name="Table23">
        <table:table-column table:style-name="Table23.A"/>
        <table:table-column table:style-name="Table23.B"/>
        <table:table-header-rows>
          <table:table-row table:style-name="Table23.1">
            <table:table-cell table:style-name="Table23.A1" office:value-type="string">
              <text:p text:style-name="P62">macOS</text:p>
            </table:table-cell>
            <table:table-cell table:style-name="Table23.A1" office:value-type="string">
              <text:p text:style-name="Table_20_Heading">Popis</text:p>
            </table:table-cell>
          </table:table-row>
        </table:table-header-rows>
        <table:table-row table:style-name="Table23.1">
          <table:table-cell table:style-name="Table23.A2" office:value-type="string">
            <text:p text:style-name="P22">Home</text:p>
          </table:table-cell>
          <table:table-cell table:style-name="Table23.A2" office:value-type="string">
            <text:p text:style-name="P17">Přesune kurzor do první buňky aktuálního řádku.</text:p>
          </table:table-cell>
        </table:table-row>
        <table:table-row table:style-name="Table23.1">
          <table:table-cell table:style-name="Table23.A2" office:value-type="string">
            <text:p text:style-name="P17">Cmd + Home</text:p>
          </table:table-cell>
          <table:table-cell table:style-name="Table23.A2" office:value-type="string">
            <text:p text:style-name="P17">Moves the cursor to the first cell in the current sheet (A1).</text:p>
          </table:table-cell>
        </table:table-row>
        <table:table-row table:style-name="Table23.1">
          <table:table-cell table:style-name="Table23.A2" office:value-type="string">
            <text:p text:style-name="P17">Shift + Home</text:p>
          </table:table-cell>
          <table:table-cell table:style-name="Table23.A2" office:value-type="string">
            <text:p text:style-name="P17">Vybereme buňky od kurzoru k první buňce aktuálního řádku.</text:p>
          </table:table-cell>
        </table:table-row>
        <table:table-row table:style-name="Table23.1">
          <table:table-cell table:style-name="Table23.A2" office:value-type="string">
            <text:p text:style-name="P17">Shift + Cmd + Home</text:p>
          </table:table-cell>
          <table:table-cell table:style-name="Table23.A2" office:value-type="string">
            <text:p text:style-name="P17">Selects all cells from the cursor to the first cell in the current sheet (A1).</text:p>
          </table:table-cell>
        </table:table-row>
        <table:table-row table:style-name="Table23.1">
          <table:table-cell table:style-name="Table23.A2" office:value-type="string">
            <text:p text:style-name="P22">End</text:p>
          </table:table-cell>
          <table:table-cell table:style-name="Table23.A2" office:value-type="string">
            <text:p text:style-name="P17">Přesune kurzor v aktuálním řádku do poslední sloupce sloupce obsahujícího data v listu.</text:p>
          </table:table-cell>
        </table:table-row>
        <table:table-row table:style-name="Table23.1">
          <table:table-cell table:style-name="Table23.A2" office:value-type="string">
            <text:p text:style-name="P17">Cmd + End</text:p>
          </table:table-cell>
          <table:table-cell table:style-name="Table23.A2" office:value-type="string">
            <text:p text:style-name="P17">Přesune kurzor na buňku v posledním sloupci a řádku, který obsahuje data v aktuálním listu.</text:p>
          </table:table-cell>
        </table:table-row>
        <table:table-row table:style-name="Table23.1">
          <table:table-cell table:style-name="Table23.A2" office:value-type="string">
            <text:p text:style-name="P17">Shift + End</text:p>
          </table:table-cell>
          <table:table-cell table:style-name="Table23.A2" office:value-type="string">
            <text:p text:style-name="P17">Vybere buňky v aktuálním řádku od kurzoru k buňce v posledním sloupci obsahujícím data v listu.</text:p>
          </table:table-cell>
        </table:table-row>
        <table:table-row table:style-name="Table23.1">
          <table:table-cell table:style-name="Table23.A2" office:value-type="string">
            <text:p text:style-name="P17">Shift + Cmd + End</text:p>
          </table:table-cell>
          <table:table-cell table:style-name="Table23.A2" office:value-type="string">
            <text:p text:style-name="P17">Vybere všechny buňky od kurzoru k buňce v posledním sloupci a řádku, která obsahuje data v aktuálním listu.</text:p>
          </table:table-cell>
        </table:table-row>
      </table:table>
      <text:p text:style-name="P45">Tabulka <text:sequence text:ref-name="refTable22" text:name="Table" text:formula="ooow:Table+1" style:num-format="1">23</text:sequence>: Další klávesové zkratky s klávesami Page Up a Page Down</text:p>
      <table:table table:name="Table24" table:style-name="Table24">
        <table:table-column table:style-name="Table24.A"/>
        <table:table-column table:style-name="Table24.B"/>
        <table:table-header-rows>
          <table:table-row table:style-name="Table24.1">
            <table:table-cell table:style-name="Table24.A1" office:value-type="string">
              <text:p text:style-name="P62">macOS</text:p>
            </table:table-cell>
            <table:table-cell table:style-name="Table24.A1" office:value-type="string">
              <text:p text:style-name="Table_20_Heading">Popis</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Přesun o jednu stránku (obrazovku) nahoru.</text:p>
          </table:table-cell>
        </table:table-row>
        <table:table-row table:style-name="Table24.1">
          <table:table-cell table:style-name="Table24.A2" office:value-type="string">
            <text:p text:style-name="P17">Cmd + Pg Up</text:p>
          </table:table-cell>
          <table:table-cell table:style-name="Table24.A2" office:value-type="string">
            <text:p text:style-name="P17">Přejde na předchozí list.</text:p>
          </table:table-cell>
        </table:table-row>
        <table:table-row table:style-name="Table24.1">
          <table:table-cell table:style-name="Table24.A2" office:value-type="string">
            <text:p text:style-name="P17">Shift + Pg Dn</text:p>
          </table:table-cell>
          <table:table-cell table:style-name="Table24.A2" office:value-type="string">
            <text:p text:style-name="P17">Vybereme buňky od kurzoru až na řádek, který je o jednu stránku výše.</text:p>
          </table:table-cell>
        </table:table-row>
        <table:table-row table:style-name="Table24.1">
          <table:table-cell table:style-name="Table24.A2" office:value-type="string">
            <text:p text:style-name="P7">Option + Pg Dn</text:p>
          </table:table-cell>
          <table:table-cell table:style-name="Table24.A2" office:value-type="string">
            <text:p text:style-name="P17">Přesun o jednu stránku (obrazovku) doleva.</text:p>
          </table:table-cell>
        </table:table-row>
        <table:table-row table:style-name="Table24.1">
          <table:table-cell table:style-name="Table24.A2" office:value-type="string">
            <text:p text:style-name="P17">Option + Shift + Pg Dn<text:s/></text:p>
          </table:table-cell>
          <table:table-cell table:style-name="Table24.A2" office:value-type="string">
            <text:p text:style-name="P17">Vybere buňky od kurzoru až po sloupec, který je o jednu stránku vlevo.</text:p>
          </table:table-cell>
        </table:table-row>
        <table:table-row table:style-name="Table24.1">
          <table:table-cell table:style-name="Table24.A2" office:value-type="string">
            <text:p text:style-name="P22">Pg Dn</text:p>
          </table:table-cell>
          <table:table-cell table:style-name="Table24.A2" office:value-type="string">
            <text:p text:style-name="P17">Přesun o jednu stránku (obrazovku) dolů.</text:p>
          </table:table-cell>
        </table:table-row>
        <table:table-row table:style-name="Table24.1">
          <table:table-cell table:style-name="Table24.A2" office:value-type="string">
            <text:p text:style-name="P17">Cmd + Pg Dn</text:p>
          </table:table-cell>
          <table:table-cell table:style-name="Table24.A2" office:value-type="string">
            <text:p text:style-name="P17">Přesun na další list.</text:p>
          </table:table-cell>
        </table:table-row>
        <table:table-row table:style-name="Table24.1">
          <table:table-cell table:style-name="Table24.A2" office:value-type="string">
            <text:p text:style-name="P17">Shift + Pg Dn</text:p>
          </table:table-cell>
          <table:table-cell table:style-name="Table24.A2" office:value-type="string">
            <text:p text:style-name="P17">Vybere buňky od kurzoru až po řádek, který je o stránku níže.</text:p>
          </table:table-cell>
        </table:table-row>
        <table:table-row table:style-name="Table24.1">
          <table:table-cell table:style-name="Table24.A2" office:value-type="string">
            <text:p text:style-name="P7">Option + Pg Up</text:p>
          </table:table-cell>
          <table:table-cell table:style-name="Table24.A2" office:value-type="string">
            <text:p text:style-name="P17">Přesun o jednu stránky (obrazovku) doprava.</text:p>
          </table:table-cell>
        </table:table-row>
        <text:soft-page-break/>
        <table:table-row table:style-name="Table24.1">
          <table:table-cell table:style-name="Table24.A2" office:value-type="string">
            <text:p text:style-name="P17">Option + Shift + Pg Up<text:span text:style-name="T9"> <text:s text:c="2"/></text:span></text:p>
          </table:table-cell>
          <table:table-cell table:style-name="Table24.A2" office:value-type="string">
            <text:p text:style-name="P17">Vybere buňky od kurzoru až po sloupec, který je o jednu stránku vpravo.</text:p>
          </table:table-cell>
        </table:table-row>
      </table:table>
      <text:p text:style-name="P45">Tabulka <text:sequence text:ref-name="refTable23" text:name="Table" text:formula="ooow:Table+1" style:num-format="1">24</text:sequence>: Ostatní klávesové zkratk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Popis</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Zruší aktuální úpravu buňky.</text:p>
          </table:table-cell>
        </table:table-row>
        <table:table-row table:style-name="Table25.1">
          <table:table-cell table:style-name="Table25.A2" office:value-type="string">
            <text:p text:style-name="P22">Fwd Del</text:p>
          </table:table-cell>
          <table:table-cell table:style-name="Table25.A2" office:value-type="string">
            <text:p text:style-name="P17">Odstraní obsah buňky bez dialogu (neodstraní formátování).</text:p>
          </table:table-cell>
        </table:table-row>
        <table:table-row table:style-name="Table25.1">
          <table:table-cell table:style-name="Table25.A2" office:value-type="string">
            <text:p text:style-name="P17">Cmd + Delete</text:p>
          </table:table-cell>
          <table:table-cell table:style-name="Table25.A2" office:value-type="string">
            <text:p text:style-name="P17">Pokud není vybraná buňka viditelná na obrazovce, přesune pohled zpět na tuto buňku.</text:p>
          </table:table-cell>
        </table:table-row>
        <table:table-row table:style-name="Table25.1">
          <table:table-cell table:style-name="Table25.A2" office:value-type="string">
            <text:p text:style-name="P17">Option + Delete</text:p>
          </table:table-cell>
          <table:table-cell table:style-name="Table25.A2" office:value-type="string">
            <text:p text:style-name="P17">Vrátí poslední příkaz nebo poslední položku, kterou jsme zadali.</text:p>
          </table:table-cell>
        </table:table-row>
        <table:table-row table:style-name="Table25.1">
          <table:table-cell table:style-name="Table25.A2" office:value-type="string">
            <text:p text:style-name="P17">Cmd + [</text:p>
          </table:table-cell>
          <table:table-cell table:style-name="Table25.A2" office:value-type="string">
            <text:p text:style-name="P17">Vybere buňky, na kterých je aktuální buňka závislá.</text:p>
          </table:table-cell>
        </table:table-row>
        <table:table-row table:style-name="Table25.1">
          <table:table-cell table:style-name="Table25.A2" office:value-type="string">
            <text:p text:style-name="P17">Cmd + ]</text:p>
          </table:table-cell>
          <table:table-cell table:style-name="Table25.A2" office:value-type="string">
            <text:p text:style-name="P17">Vybere buňky, které jsou závislé na aktuální buňce.</text:p>
          </table:table-cell>
        </table:table-row>
        <table:table-row table:style-name="Table25.1">
          <table:table-cell table:style-name="Table25.A2" office:value-type="string">
            <text:p text:style-name="P17">Cmd + /</text:p>
          </table:table-cell>
          <table:table-cell table:style-name="Table25.A2" office:value-type="string">
            <text:p text:style-name="P17"/>
            <text:p text:style-name="P17">Vybere buňky v rozsahu maticového vzorce, který obsahuje kurzor.</text:p>
            <text:p text:style-name="P30">Použijeme klávesu lomítka na hlavní klávesnici nebo na numerické klávesnici.</text:p>
          </table:table-cell>
        </table:table-row>
        <table:table-row table:style-name="Table25.1">
          <table:table-cell table:style-name="Table25.A2" office:value-type="string">
            <text:p text:style-name="P17">Cmd + ’</text:p>
          </table:table-cell>
          <table:table-cell table:style-name="Table25.A2" office:value-type="string">
            <text:p text:style-name="P17"/>
            <text:p text:style-name="P17">Zkopíruje obsah buňky nad kurzorem do aktuální buňky, ale zůstane v aktuální buňce v režimu úpravy, takže můžeme provádět další změny.</text:p>
            <text:p text:style-name="P30">Použijeme klávesu jednoduchého apostrofu.</text:p>
          </table:table-cell>
        </table:table-row>
        <table:table-row table:style-name="Table25.1">
          <table:table-cell table:style-name="Table25.A2" office:value-type="string">
            <text:p text:style-name="P15">Enter</text:p>
          </table:table-cell>
          <table:table-cell table:style-name="Table25.A2" office:value-type="string">
            <text:p text:style-name="P17">Přesune kurzor na další buňku ve vybrané oblasti shora dolů a poté zleva doprava. To specify in which direction the cursor moves, go to <text:span text:style-name="Strong_20_Emphasis">LibreOffice &gt; Preferences &gt; LibreOffice Calc &gt; General</text:span> on the Menu bar.</text:p>
          </table:table-cell>
        </table:table-row>
        <table:table-row table:style-name="Table25.1">
          <table:table-cell table:style-name="Table25.A2" office:value-type="string">
            <text:p text:style-name="P17">Cmd + Enter</text:p>
          </table:table-cell>
          <table:table-cell table:style-name="Table25.A2" office:value-type="string">
            <text:p text:style-name="P17">Při úpravě buňky vloží do aktuální buňky ruční zalomení řádku.</text:p>
          </table:table-cell>
        </table:table-row>
        <table:table-row table:style-name="Table25.1">
          <table:table-cell table:style-name="Table25.A2" office:value-type="string">
            <text:p text:style-name="P17">Shift + Cmd + Enter</text:p>
          </table:table-cell>
          <table:table-cell table:style-name="Table25.A2" office:value-type="string">
            <text:p text:style-name="P17">Vytvoří matici v aktuální oblasti pomocí informací zadaných ve vstupním řádku.</text:p>
          </table:table-cell>
        </table:table-row>
        <table:table-row table:style-name="Table25.1">
          <table:table-cell table:style-name="Table25.A2" office:value-type="string">
            <text:p text:style-name="P16">Option + Enter</text:p>
          </table:table-cell>
          <table:table-cell table:style-name="Table25.A2" office:value-type="string">
            <text:p text:style-name="P17">Vyplní vybranou oblast buněk vzorcem, který jsme zadali do vstupního řádku.</text:p>
          </table:table-cell>
        </table:table-row>
      </table:table>
      <text:h text:style-name="P71" text:outline-level="2"><text:bookmark-start text:name="__RefHeading___Toc3135_34639060161"/>Klávesové zkratky grafu<text:bookmark-end text:name="__RefHeading___Toc3135_34639060161"/></text:h>
      <text:p text:style-name="P46">Tabulka <text:sequence-ref text:reference-format="value" text:ref-name="refTable24">25</text:sequence-ref><text:s/>uvádí některé klávesové zkratky, které jsou k dispozici v grafech aplikace Calc.</text:p>
      <text:list xml:id="list133139621524062" text:continue-list="list3608438069" text:style-name="Heading_20_Tip">
        <text:list-item>
          <text:p text:style-name="P75">Tip</text:p>
        </text:list-item>
      </text:list>
      <text:p text:style-name="P49">Pro větší přesnost pohybu prvků grafu můžeme použít klávesu <text:span text:style-name="Keystroke">Option</text:span> v kombinaci s klávesami šipek, klávesou plus (<text:span text:style-name="Keystroke">+</text:span>) nebo klávesou mínus (<text:span text:style-name="Keystroke">-</text:span>).</text:p>
      <text:p text:style-name="P41">Tabulka <text:sequence text:ref-name="refTable24" text:name="Table" text:formula="ooow:Table+1" style:num-format="1">25</text:sequence>: Klávesové zkratky v grafech</text:p>
      <table:table table:name="Table26" table:style-name="Table26">
        <table:table-column table:style-name="Table26.A"/>
        <table:table-column table:style-name="Table26.B"/>
        <table:table-header-rows>
          <table:table-row table:style-name="Table26.1">
            <table:table-cell table:style-name="Table26.A1" office:value-type="string">
              <text:p text:style-name="P59">macOS</text:p>
            </table:table-cell>
            <table:table-cell table:style-name="Table26.A1" office:value-type="string">
              <text:p text:style-name="P62">Akce</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Vybere další prvek grafu.</text:p>
          </table:table-cell>
        </table:table-row>
        <table:table-row table:style-name="Table26.1">
          <table:table-cell table:style-name="Table26.A2" office:value-type="string">
            <text:p text:style-name="P17">Shift + ⇥</text:p>
          </table:table-cell>
          <table:table-cell table:style-name="Table26.A2" office:value-type="string">
            <text:p text:style-name="P17">Vybere předchozí prvek grafu.</text:p>
          </table:table-cell>
        </table:table-row>
        <table:table-row table:style-name="Table26.1">
          <table:table-cell table:style-name="Table26.A2" office:value-type="string">
            <text:p text:style-name="P8">Home</text:p>
          </table:table-cell>
          <table:table-cell table:style-name="Table26.A2" office:value-type="string">
            <text:p text:style-name="P17">Vybere první prvek grafu.</text:p>
          </table:table-cell>
        </table:table-row>
        <table:table-row table:style-name="Table26.1">
          <table:table-cell table:style-name="Table26.A2" office:value-type="string">
            <text:p text:style-name="P22">End</text:p>
          </table:table-cell>
          <table:table-cell table:style-name="Table26.A2" office:value-type="string">
            <text:p text:style-name="P17">Vybere poslední prvek grafu.</text:p>
          </table:table-cell>
        </table:table-row>
        <table:table-row table:style-name="Table26.1">
          <table:table-cell table:style-name="Table26.A2" office:value-type="string">
            <text:p text:style-name="P17">esc</text:p>
          </table:table-cell>
          <table:table-cell table:style-name="Table26.A2" office:value-type="string">
            <text:p text:style-name="P17">Zruší výběr.</text:p>
          </table:table-cell>
        </table:table-row>
        <table:table-row table:style-name="Table26.1">
          <table:table-cell table:style-name="Table26.A2" office:value-type="string">
            <text:p text:style-name="P17">Šipky</text:p>
          </table:table-cell>
          <table:table-cell table:style-name="Table26.A2" office:value-type="string">
            <text:p text:style-name="P17">Přesouvají prvek ve směru šipky.</text:p>
          </table:table-cell>
        </table:table-row>
        <table:table-row table:style-name="Table26.1">
          <table:table-cell table:style-name="Table26.A2" office:value-type="string">
            <text:p text:style-name="P17">Šipky ve výsečových grafech</text:p>
          </table:table-cell>
          <table:table-cell table:style-name="Table26.A2" office:value-type="string">
            <text:p text:style-name="P17">Přesunou vybraný segment výseče ve směru šipky.</text:p>
          </table:table-cell>
        </table:table-row>
        <text:soft-page-break/>
        <table:table-row table:style-name="Table26.1">
          <table:table-cell table:style-name="Table26.A2" office:value-type="string">
            <text:p text:style-name="P17">Klávesa F2 v popisech</text:p>
          </table:table-cell>
          <table:table-cell table:style-name="Table26.A2" office:value-type="string">
            <text:p text:style-name="P17">Vstup do režimu zadávání textu.</text:p>
          </table:table-cell>
        </table:table-row>
        <table:table-row table:style-name="Table26.1">
          <table:table-cell table:style-name="Table26.A2" office:value-type="string">
            <text:p text:style-name="P17">Klávesa F3 v legendách a datových řadách</text:p>
          </table:table-cell>
          <table:table-cell table:style-name="Table26.A2" office:value-type="string">
            <text:p text:style-name="P17">Otevírá skupiny, takže můžeme upravovat jednotlivé komponenty.</text:p>
          </table:table-cell>
        </table:table-row>
        <table:table-row table:style-name="Table26.1">
          <table:table-cell table:style-name="Table26.A2" office:value-type="string">
            <text:p text:style-name="P17">Cmd + F3 v legendách a datových řadách</text:p>
          </table:table-cell>
          <table:table-cell table:style-name="Table26.A2" office:value-type="string">
            <text:p text:style-name="P17">Ukonči režim práce ve skupině.</text:p>
          </table:table-cell>
        </table:table-row>
      </table:table>
      <text:h text:style-name="Heading_20_2" text:outline-level="2"><text:bookmark-start text:name="__RefHeading___Toc3137_34639060161"/>Klávesové zkratky osnovy<text:bookmark-end text:name="__RefHeading___Toc3137_34639060161"/></text:h>
      <text:p text:style-name="P39">Tabulka <text:sequence-ref text:reference-format="value" text:ref-name="refTable25">26</text:sequence-ref><text:s/>obsahuje seznam klávesových zkratek, které je možné používat v okně osnovy. Pokud chceme použít tyto klávesové zkratky, stiskneme klávesu F6 nebo Shift + F6, dokud se nedostaneme do svislého nebo vodorovného okna osnovy.</text:p>
      <text:p text:style-name="P56">Tabulka <text:sequence text:ref-name="refTable25" text:name="Table" text:formula="ooow:Table+1" style:num-format="1">26</text:sequence>: Klávesové zkratky osnovy</text:p>
      <table:table table:name="Table27" table:style-name="Table27">
        <table:table-column table:style-name="Table27.A"/>
        <table:table-column table:style-name="Table27.B"/>
        <table:table-row table:style-name="Table27.1">
          <table:table-cell table:style-name="Table27.A1" office:value-type="string">
            <text:p text:style-name="P59">macOS</text:p>
          </table:table-cell>
          <table:table-cell table:style-name="Table27.A1" office:value-type="string">
            <text:p text:style-name="P62">Akce</text:p>
          </table:table-cell>
        </table:table-row>
        <table:table-row table:style-name="Table27.1">
          <table:table-cell table:style-name="Table27.A2" office:value-type="string">
            <text:p text:style-name="P17">⇥</text:p>
          </table:table-cell>
          <table:table-cell table:style-name="Table27.A2" office:value-type="string">
            <text:p text:style-name="P17">Cyklicky prochází všechny položky osnovy shora dolů nebo zleva doprava.</text:p>
          </table:table-cell>
        </table:table-row>
        <table:table-row table:style-name="Table27.1">
          <table:table-cell table:style-name="Table27.A2" office:value-type="string">
            <text:p text:style-name="P17">Shift + ⇥</text:p>
          </table:table-cell>
          <table:table-cell table:style-name="Table27.A2" office:value-type="string">
            <text:p text:style-name="P17">Cyklicky prochází všechny položky osnovy v opačném směru.</text:p>
          </table:table-cell>
        </table:table-row>
        <table:table-row table:style-name="Table27.1">
          <table:table-cell table:style-name="Table27.A2" office:value-type="string">
            <text:p text:style-name="P17">Cmd + 1 až Cmd + 8</text:p>
          </table:table-cell>
          <table:table-cell table:style-name="Table27.A2" office:value-type="string">
            <text:p text:style-name="P17">Zobrazí všechny úrovně až do zadaného čísla úrovně a zároveň skryje v osnově všechny úrovně s vyšším číslem.</text:p>
          </table:table-cell>
        </table:table-row>
        <table:table-row table:style-name="Table27.1">
          <table:table-cell table:style-name="Table27.A2" office:value-type="string">
            <text:p text:style-name="P17">+/-</text:p>
          </table:table-cell>
          <table:table-cell table:style-name="Table27.A2" office:value-type="string">
            <text:p text:style-name="P17">Zobrazí (+) nebo skryje (-) prvky vybrané skupiny v osnově (použijeme klávesy +/- na numerické klávesnici).</text:p>
          </table:table-cell>
        </table:table-row>
        <table:table-row table:style-name="Table27.1">
          <table:table-cell table:style-name="Table27.A2" office:value-type="string">
            <text:p text:style-name="P17">Enter</text:p>
          </table:table-cell>
          <table:table-cell table:style-name="Table27.A2" office:value-type="string">
            <text:p text:style-name="P17">Aktivuje vybrané tlačítko ukazatele.</text:p>
          </table:table-cell>
        </table:table-row>
        <table:table-row table:style-name="Table27.1">
          <table:table-cell table:style-name="Table27.A2" office:value-type="string">
            <text:p text:style-name="P17">Šipky</text:p>
          </table:table-cell>
          <table:table-cell table:style-name="Table27.A2" office:value-type="string">
            <text:p text:style-name="P17">Přepíná mezi tlačítky ukazatele ve směru šipky.</text:p>
          </table:table-cell>
        </table:table-row>
      </table:table>
      <text:h text:style-name="P71" text:outline-level="2"><text:bookmark-start text:name="__RefHeading___Toc3139_34639060161"/><text:alphabetical-index-mark text:string-value="toto nelze změnit (macOS)" text:key1="klávesové zkratky"/>Klávesové zkratky, které nelze změnit<text:bookmark-end text:name="__RefHeading___Toc3139_34639060161"/></text:h>
      <text:p text:style-name="P47">Tabulka <text:sequence-ref text:reference-format="value" text:ref-name="refTable26">27</text:sequence-ref><text:s/>zobrazuje kombinace kláves, které jsou v seznamu <text:span text:style-name="Emphasis">Klávesové zkratky</text:span> v dialogovém okně <text:span text:style-name="Strong_20_Emphasis">Nástroje &gt; Přizpůsobit &gt; Klávesnice</text:span> zašedlé, pokud je vybrána volba <text:span text:style-name="Strong_20_Emphasis">Calc</text:span>.</text:p>
      <text:p text:style-name="P56">Tabulka <text:sequence text:ref-name="refTable26" text:name="Table" text:formula="ooow:Table+1" style:num-format="1">27</text:sequence>: Zašedlé kombinace kláves v Nástroje &gt; Přizpůsobit &gt;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62">Operační systém</text:p>
            </table:table-cell>
            <table:table-cell table:style-name="Table28.A1" office:value-type="string">
              <text:p text:style-name="P62">Kombinace kláves zašedlé v dialogovém okně Přizpůsobit</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 + F1, Shift + F1</text:p>
            <text:p text:style-name="P17">Shift + F2</text:p>
            <text:p text:style-name="P17">Cmd + F4, Option + F4, Cmd + Option + F4</text:p>
            <text:p text:style-name="P17">F6, Cmd + F6, Shift + F6, Shift + Cmd + F6</text:p>
            <text:p text:style-name="P17">F10</text:p>
            <text:p text:style-name="P17">Shift + Cmd + 0, Shift + Cmd + 1, Shift + Cmd + 2, Shift + Cmd + 3, Shift + Cmd + 4, Shift + Cmd + 5, Shift + Cmd + 6, Shift + Cmd + 7, Shift + Cmd + 8, Shift + Cmd + 9</text:p>
          </table:table-cell>
        </table:table-row>
      </table:table>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11" number:language="en" number:country="GB">
      <number:year number:style="long"/>
    </number:date-style>
    <number:date-style style:name="N2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Příloha A Klávesové zkratk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chapter text:display="name" text:outline-level="1">Windows / Linux keyboard shortcuts</text:chapter><text:s/>| <text:page-number text:select-page="current">5</text:page-number></text:p>
      </style:footer>
      <style:footer-left>
        <text:p text:style-name="Footer"><text:page-number text:select-page="current">20</text:page-number>| <text:title>Příloha A Klávesové zkrat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2T21:24:48.369000000</meta:creation-date>
    <meta:editing-duration>P0D</meta:editing-duration>
    <meta:editing-cycles>1</meta:editing-cycles>
    <meta:generator>LibreOffice/7.0.0.3$Linux_X86_64 LibreOffice_project/8061b3e9204bef6b321a21033174034a5e2ea88e</meta:generator>
    <dc:title>Příloha A Klávesové zkratky</dc:title>
    <meta:document-statistic meta:table-count="29" meta:image-count="11" meta:object-count="0" meta:page-count="20" meta:paragraph-count="928" meta:word-count="5635" meta:character-count="32863" meta:non-whitespace-character-count="28139"/>
    <meta:user-defined meta:name="Guide Name">Calc Guide</meta:user-defined>
    <meta:user-defined meta:name="LibreOffive Version" meta:value-type="float">6.4</meta:user-defined>
    <meta:template xlink:type="simple" xlink:actuate="onRequest" xlink:title="LibreOffice_7.x_Template_JHW_DB2" xlink:href="../../LO%207%20Template/LibreOffice_7.x_Template.ott" meta:date="2020-04-12T21:24:47.706000000"/>
  </office:meta>
</office:document-meta>
</file>